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4a7ebb" draw:marker-end="a757" svg:stroke-opacity="100%" draw:fill="none" fo:padding-top="0.138cm" fo:padding-bottom="0.138cm" fo:padding-left="0.263cm" fo:padding-right="0.263cm"/>
    </style:style>
    <style:style style:name="gr3" style:family="graphic" style:parent-style-name="standard">
      <style:graphic-properties draw:stroke="solid" svg:stroke-width="0.026cm" svg:stroke-color="#4a7ebb" draw:marker-end="a759" svg:stroke-opacity="100%" draw:fill="none" fo:padding-top="0.138cm" fo:padding-bottom="0.138cm" fo:padding-left="0.263cm" fo:padding-right="0.263cm"/>
    </style:style>
    <style:style style:name="gr4" style:family="graphic" style:parent-style-name="standard">
      <style:graphic-properties draw:stroke="solid" svg:stroke-width="0.026cm" svg:stroke-color="#4a7ebb" draw:marker-end="a761" svg:stroke-opacity="100%" draw:fill="none" fo:padding-top="0.138cm" fo:padding-bottom="0.138cm" fo:padding-left="0.263cm" fo:padding-right="0.263cm"/>
    </style:style>
    <style:style style:name="gr5" style:family="graphic" style:parent-style-name="standard">
      <style:graphic-properties draw:stroke="solid" svg:stroke-width="0.026cm" svg:stroke-color="#4a7ebb" draw:marker-end="a768" svg:stroke-opacity="100%" draw:fill="none" fo:padding-top="0.138cm" fo:padding-bottom="0.138cm" fo:padding-left="0.263cm" fo:padding-right="0.263cm"/>
    </style:style>
    <style:style style:name="gr6" style:family="graphic" style:parent-style-name="standard">
      <style:graphic-properties draw:stroke="solid" svg:stroke-width="0.026cm" svg:stroke-color="#4a7ebb" draw:marker-end="a778" svg:stroke-opacity="100%" draw:fill="none" fo:padding-top="0.138cm" fo:padding-bottom="0.138cm" fo:padding-left="0.263cm" fo:padding-right="0.263cm"/>
    </style:style>
    <style:style style:name="gr7" style:family="graphic" style:parent-style-name="standard">
      <style:graphic-properties draw:stroke="solid" svg:stroke-width="0.026cm" svg:stroke-color="#4a7ebb" draw:marker-end="a780" svg:stroke-opacity="100%" draw:fill="none" fo:padding-top="0.138cm" fo:padding-bottom="0.138cm" fo:padding-left="0.263cm" fo:padding-right="0.263cm"/>
    </style:style>
    <style:style style:name="gr8" style:family="graphic" style:parent-style-name="standard">
      <style:graphic-properties draw:stroke="solid" svg:stroke-width="0.026cm" svg:stroke-color="#4a7ebb" draw:marker-end="a786" svg:stroke-opacity="100%" draw:fill="none" fo:padding-top="0.138cm" fo:padding-bottom="0.138cm" fo:padding-left="0.263cm" fo:padding-right="0.263cm"/>
    </style:style>
    <style:style style:name="gr9" style:family="graphic" style:parent-style-name="standard">
      <style:graphic-properties draw:stroke="solid" svg:stroke-width="0.026cm" svg:stroke-color="#4a7ebb" draw:marker-end="a792" svg:stroke-opacity="100%" draw:fill="none" fo:padding-top="0.138cm" fo:padding-bottom="0.138cm" fo:padding-left="0.263cm" fo:padding-right="0.263cm"/>
    </style:style>
    <style:style style:name="gr10" style:family="graphic" style:parent-style-name="standard">
      <style:graphic-properties draw:stroke="solid" svg:stroke-width="0.026cm" svg:stroke-color="#4a7ebb" draw:marker-end="a794" svg:stroke-opacity="100%" draw:fill="none" fo:padding-top="0.138cm" fo:padding-bottom="0.138cm" fo:padding-left="0.263cm" fo:padding-right="0.263cm"/>
    </style:style>
    <style:style style:name="gr11" style:family="graphic" style:parent-style-name="standard">
      <style:graphic-properties draw:stroke="solid" svg:stroke-width="0.026cm" svg:stroke-color="#4a7ebb" draw:marker-end="a796" svg:stroke-opacity="100%" draw:fill="none" fo:padding-top="0.138cm" fo:padding-bottom="0.138cm" fo:padding-left="0.263cm" fo:padding-right="0.263cm"/>
    </style:style>
    <style:style style:name="gr12" style:family="graphic" style:parent-style-name="standard">
      <style:graphic-properties draw:stroke="solid" svg:stroke-width="0.026cm" svg:stroke-color="#4a7ebb" draw:marker-end="a802" svg:stroke-opacity="100%" draw:fill="none" fo:padding-top="0.138cm" fo:padding-bottom="0.138cm" fo:padding-left="0.263cm" fo:padding-right="0.263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solid" svg:stroke-width="0.026cm" svg:stroke-color="#4a7ebb" draw:marker-end="a823" svg:stroke-opacity="100%" draw:fill="none" fo:padding-top="0.138cm" fo:padding-bottom="0.138cm" fo:padding-left="0.263cm" fo:padding-right="0.263cm"/>
    </style:style>
    <style:style style:name="gr15" style:family="graphic" style:parent-style-name="standard">
      <style:graphic-properties draw:stroke="solid" svg:stroke-width="0.026cm" svg:stroke-color="#4a7ebb" draw:marker-end="a825" svg:stroke-opacity="100%" draw:fill="none" fo:padding-top="0.138cm" fo:padding-bottom="0.138cm" fo:padding-left="0.263cm" fo:padding-right="0.263cm"/>
    </style:style>
    <style:style style:name="gr16" style:family="graphic" style:parent-style-name="standard">
      <style:graphic-properties draw:stroke="solid" svg:stroke-width="0.026cm" svg:stroke-color="#4a7ebb" draw:marker-end="a843" svg:stroke-opacity="100%" draw:fill="none" fo:padding-top="0.138cm" fo:padding-bottom="0.138cm" fo:padding-left="0.263cm" fo:padding-right="0.263cm"/>
    </style:style>
    <style:style style:name="gr17" style:family="graphic" style:parent-style-name="standard">
      <style:graphic-properties draw:stroke="solid" svg:stroke-width="0.026cm" svg:stroke-color="#4a7ebb" draw:marker-end="a845" svg:stroke-opacity="100%" draw:fill="none" fo:padding-top="0.138cm" fo:padding-bottom="0.138cm" fo:padding-left="0.263cm" fo:padding-right="0.263cm"/>
    </style:style>
    <style:style style:name="gr18" style:family="graphic" style:parent-style-name="standard">
      <style:graphic-properties draw:stroke="solid" svg:stroke-width="0.026cm" svg:stroke-color="#4a7ebb" draw:marker-end="a847" svg:stroke-opacity="100%" draw:fill="none" fo:padding-top="0.138cm" fo:padding-bottom="0.138cm" fo:padding-left="0.263cm" fo:padding-right="0.263cm"/>
    </style:style>
    <style:style style:name="gr19" style:family="graphic" style:parent-style-name="standard">
      <style:graphic-properties draw:stroke="solid" svg:stroke-width="0.026cm" svg:stroke-color="#4a7ebb" draw:marker-end="a849" svg:stroke-opacity="100%" draw:fill="none" fo:padding-top="0.138cm" fo:padding-bottom="0.138cm" fo:padding-left="0.263cm" fo:padding-right="0.263cm"/>
    </style:style>
    <style:style style:name="gr20" style:family="graphic" style:parent-style-name="standard">
      <style:graphic-properties draw:stroke="solid" svg:stroke-width="0.026cm" svg:stroke-color="#4a7ebb" draw:marker-end="a851" svg:stroke-opacity="100%" draw:fill="none" fo:padding-top="0.138cm" fo:padding-bottom="0.138cm" fo:padding-left="0.263cm" fo:padding-right="0.263cm"/>
    </style:style>
    <style:style style:name="gr21" style:family="graphic" style:parent-style-name="standard">
      <style:graphic-properties draw:stroke="solid" svg:stroke-width="0.026cm" svg:stroke-color="#4a7ebb" draw:marker-end="a853" svg:stroke-opacity="100%" draw:fill="none" fo:padding-top="0.138cm" fo:padding-bottom="0.138cm" fo:padding-left="0.263cm" fo:padding-right="0.263cm"/>
    </style:style>
    <style:style style:name="gr22" style:family="graphic" style:parent-style-name="standard">
      <style:graphic-properties draw:stroke="solid" svg:stroke-width="0.026cm" svg:stroke-color="#4a7ebb" draw:marker-end="a855" svg:stroke-opacity="100%" draw:fill="none" fo:padding-top="0.138cm" fo:padding-bottom="0.138cm" fo:padding-left="0.263cm" fo:padding-right="0.263cm"/>
    </style:style>
    <style:style style:name="gr23" style:family="graphic" style:parent-style-name="standard">
      <style:graphic-properties draw:stroke="solid" svg:stroke-width="0.026cm" svg:stroke-color="#4a7ebb" draw:marker-end="a857" svg:stroke-opacity="100%" draw:fill="none" fo:padding-top="0.138cm" fo:padding-bottom="0.138cm" fo:padding-left="0.263cm" fo:padding-right="0.263cm"/>
    </style:style>
    <style:style style:name="gr24" style:family="graphic" style:parent-style-name="standard">
      <style:graphic-properties draw:stroke="solid" svg:stroke-width="0.026cm" svg:stroke-color="#4a7ebb" draw:marker-end="a863" svg:stroke-opacity="100%" draw:fill="none" fo:padding-top="0.138cm" fo:padding-bottom="0.138cm" fo:padding-left="0.263cm" fo:padding-right="0.263cm"/>
    </style:style>
    <style:style style:name="gr25" style:family="graphic" style:parent-style-name="standard">
      <style:graphic-properties draw:stroke="solid" svg:stroke-width="0.026cm" svg:stroke-color="#4a7ebb" draw:marker-end="a865" svg:stroke-opacity="100%" draw:fill="none" fo:padding-top="0.138cm" fo:padding-bottom="0.138cm" fo:padding-left="0.263cm" fo:padding-right="0.263cm"/>
    </style:style>
    <style:style style:name="gr26" style:family="graphic" style:parent-style-name="standard">
      <style:graphic-properties draw:stroke="solid" svg:stroke-width="0.026cm" svg:stroke-color="#4a7ebb" draw:marker-end="a867" svg:stroke-opacity="100%" draw:fill="none" fo:padding-top="0.138cm" fo:padding-bottom="0.138cm" fo:padding-left="0.263cm" fo:padding-right="0.263cm"/>
    </style:style>
    <style:style style:name="gr27" style:family="graphic" style:parent-style-name="standard">
      <style:graphic-properties draw:stroke="solid" svg:stroke-width="0.026cm" svg:stroke-color="#4a7ebb" draw:marker-end="a869" svg:stroke-opacity="100%" draw:fill="none" fo:padding-top="0.138cm" fo:padding-bottom="0.138cm" fo:padding-left="0.263cm" fo:padding-right="0.263cm"/>
    </style:style>
    <style:style style:name="gr28" style:family="graphic" style:parent-style-name="standard">
      <style:graphic-properties draw:stroke="solid" svg:stroke-width="0.026cm" svg:stroke-color="#4a7ebb" draw:marker-end="a871" svg:stroke-opacity="100%" draw:fill="none" fo:padding-top="0.138cm" fo:padding-bottom="0.138cm" fo:padding-left="0.263cm" fo:padding-right="0.263cm"/>
    </style:style>
    <style:style style:name="gr29" style:family="graphic" style:parent-style-name="standard">
      <style:graphic-properties draw:stroke="solid" svg:stroke-width="0.026cm" svg:stroke-color="#4a7ebb" draw:marker-end="a877" svg:stroke-opacity="100%" draw:fill="none" fo:padding-top="0.138cm" fo:padding-bottom="0.138cm" fo:padding-left="0.263cm" fo:padding-right="0.263cm"/>
    </style:style>
    <style:style style:name="gr30" style:family="graphic" style:parent-style-name="standard">
      <style:graphic-properties draw:stroke="solid" svg:stroke-width="0.071cm" svg:stroke-color="#385d8a" svg:stroke-opacity="100%" draw:fill="solid" draw:fill-color="#ffff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32" style:family="graphic" style:parent-style-name="standard">
      <style:graphic-properties draw:stroke="solid" svg:stroke-width="0.026cm" svg:stroke-color="#4a7ebb" draw:marker-end="a907" svg:stroke-opacity="100%" draw:fill="none" fo:padding-top="0.138cm" fo:padding-bottom="0.138cm" fo:padding-left="0.263cm" fo:padding-right="0.263cm"/>
    </style:style>
    <style:style style:name="gr33" style:family="graphic" style:parent-style-name="standard">
      <style:graphic-properties draw:stroke="solid" svg:stroke-width="0.026cm" svg:stroke-color="#4a7ebb" draw:marker-end="a909" svg:stroke-opacity="100%" draw:fill="none" fo:padding-top="0.138cm" fo:padding-bottom="0.138cm" fo:padding-left="0.263cm" fo:padding-right="0.263cm"/>
    </style:style>
    <style:style style:name="gr34" style:family="graphic" style:parent-style-name="standard">
      <style:graphic-properties draw:stroke="solid" svg:stroke-width="0.026cm" svg:stroke-color="#4a7ebb" draw:marker-end="a931" svg:stroke-opacity="100%" draw:fill="none" fo:padding-top="0.138cm" fo:padding-bottom="0.138cm" fo:padding-left="0.263cm" fo:padding-right="0.263cm"/>
    </style:style>
    <style:style style:name="gr35" style:family="graphic" style:parent-style-name="standard">
      <style:graphic-properties draw:stroke="solid" svg:stroke-width="0.026cm" svg:stroke-color="#4a7ebb" draw:marker-end="a933" svg:stroke-opacity="100%" draw:fill="none" fo:padding-top="0.138cm" fo:padding-bottom="0.138cm" fo:padding-left="0.263cm" fo:padding-right="0.263cm"/>
    </style:style>
    <style:style style:name="gr36" style:family="graphic" style:parent-style-name="standard">
      <style:graphic-properties draw:stroke="solid" svg:stroke-width="0.026cm" svg:stroke-color="#4a7ebb" draw:marker-end="a935" svg:stroke-opacity="100%" draw:fill="none" fo:padding-top="0.138cm" fo:padding-bottom="0.138cm" fo:padding-left="0.263cm" fo:padding-right="0.263cm"/>
    </style:style>
    <style:style style:name="gr37" style:family="graphic" style:parent-style-name="standard">
      <style:graphic-properties draw:stroke="solid" svg:stroke-width="0.026cm" svg:stroke-color="#4a7ebb" draw:marker-end="a937" svg:stroke-opacity="100%" draw:fill="none" fo:padding-top="0.138cm" fo:padding-bottom="0.138cm" fo:padding-left="0.263cm" fo:padding-right="0.263cm"/>
    </style:style>
    <style:style style:name="gr38" style:family="graphic" style:parent-style-name="standard">
      <style:graphic-properties draw:stroke="solid" svg:stroke-width="0.026cm" svg:stroke-color="#4a7ebb" draw:marker-end="a939" svg:stroke-opacity="100%" draw:fill="none" fo:padding-top="0.138cm" fo:padding-bottom="0.138cm" fo:padding-left="0.263cm" fo:padding-right="0.263cm"/>
    </style:style>
    <style:style style:name="gr39" style:family="graphic" style:parent-style-name="standard">
      <style:graphic-properties draw:stroke="solid" svg:stroke-width="0.026cm" svg:stroke-color="#4a7ebb" draw:marker-end="a949" svg:stroke-opacity="100%" draw:fill="none" fo:padding-top="0.138cm" fo:padding-bottom="0.138cm" fo:padding-left="0.263cm" fo:padding-right="0.263cm"/>
    </style:style>
    <style:style style:name="gr40" style:family="graphic" style:parent-style-name="standard">
      <style:graphic-properties draw:stroke="solid" svg:stroke-width="0.026cm" svg:stroke-color="#4a7ebb" draw:marker-end="a951" svg:stroke-opacity="100%" draw:fill="none" fo:padding-top="0.138cm" fo:padding-bottom="0.138cm" fo:padding-left="0.263cm" fo:padding-right="0.263cm"/>
    </style:style>
    <style:style style:name="gr41" style:family="graphic" style:parent-style-name="standard">
      <style:graphic-properties draw:stroke="solid" svg:stroke-width="0.026cm" svg:stroke-color="#4a7ebb" draw:marker-end="a953" svg:stroke-opacity="100%" draw:fill="none" fo:padding-top="0.138cm" fo:padding-bottom="0.138cm" fo:padding-left="0.263cm" fo:padding-right="0.263cm"/>
    </style:style>
    <style:style style:name="gr42" style:family="graphic" style:parent-style-name="standard">
      <style:graphic-properties draw:stroke="solid" svg:stroke-width="0.026cm" svg:stroke-color="#4a7ebb" draw:marker-end="a955" svg:stroke-opacity="100%" draw:fill="none" fo:padding-top="0.138cm" fo:padding-bottom="0.138cm" fo:padding-left="0.263cm" fo:padding-right="0.263cm"/>
    </style:style>
    <style:style style:name="gr43" style:family="graphic" style:parent-style-name="standard">
      <style:graphic-properties draw:stroke="solid" svg:stroke-width="0.026cm" svg:stroke-color="#4a7ebb" draw:marker-end="a957" svg:stroke-opacity="100%" draw:fill="none" fo:padding-top="0.138cm" fo:padding-bottom="0.138cm" fo:padding-left="0.263cm" fo:padding-right="0.263cm"/>
    </style:style>
    <style:style style:name="gr44" style:family="graphic" style:parent-style-name="standard">
      <style:graphic-properties draw:stroke="solid" svg:stroke-width="0.026cm" svg:stroke-color="#4a7ebb" draw:marker-end="a959" svg:stroke-opacity="100%" draw:fill="none" fo:padding-top="0.138cm" fo:padding-bottom="0.138cm" fo:padding-left="0.263cm" fo:padding-right="0.263cm"/>
    </style:style>
    <style:style style:name="gr45" style:family="graphic" style:parent-style-name="standard">
      <style:graphic-properties draw:stroke="solid" svg:stroke-width="0.026cm" svg:stroke-color="#4a7ebb" draw:marker-end="a961" svg:stroke-opacity="100%" draw:fill="none" fo:padding-top="0.138cm" fo:padding-bottom="0.138cm" fo:padding-left="0.263cm" fo:padding-right="0.263cm"/>
    </style:style>
    <style:style style:name="gr46" style:family="graphic" style:parent-style-name="standard">
      <style:graphic-properties draw:stroke="solid" svg:stroke-width="0.026cm" svg:stroke-color="#4a7ebb" draw:marker-end="a963" svg:stroke-opacity="100%" draw:fill="none" fo:padding-top="0.138cm" fo:padding-bottom="0.138cm" fo:padding-left="0.263cm" fo:padding-right="0.263cm"/>
    </style:style>
    <style:style style:name="gr47" style:family="graphic" style:parent-style-name="standard">
      <style:graphic-properties draw:stroke="solid" svg:stroke-width="0.026cm" svg:stroke-color="#4a7ebb" draw:marker-end="a965" svg:stroke-opacity="100%" draw:fill="none" fo:padding-top="0.138cm" fo:padding-bottom="0.138cm" fo:padding-left="0.263cm" fo:padding-right="0.263cm"/>
    </style:style>
    <style:style style:name="gr48" style:family="graphic" style:parent-style-name="standard">
      <style:graphic-properties draw:stroke="solid" svg:stroke-width="0.026cm" svg:stroke-color="#4a7ebb" draw:marker-end="a967" svg:stroke-opacity="100%" draw:fill="none" fo:padding-top="0.138cm" fo:padding-bottom="0.138cm" fo:padding-left="0.263cm" fo:padding-right="0.263cm"/>
    </style:style>
    <style:style style:name="gr49" style:family="graphic" style:parent-style-name="standard">
      <style:graphic-properties draw:stroke="solid" svg:stroke-width="0.026cm" svg:stroke-color="#4a7ebb" draw:marker-end="a998" svg:stroke-opacity="100%" draw:fill="none" fo:padding-top="0.138cm" fo:padding-bottom="0.138cm" fo:padding-left="0.263cm" fo:padding-right="0.263cm"/>
    </style:style>
    <style:style style:name="gr50" style:family="graphic" style:parent-style-name="standard">
      <style:graphic-properties draw:stroke="solid" svg:stroke-width="0.026cm" svg:stroke-color="#4a7ebb" draw:marker-end="a1000" svg:stroke-opacity="100%" draw:fill="none" fo:padding-top="0.138cm" fo:padding-bottom="0.138cm" fo:padding-left="0.263cm" fo:padding-right="0.263cm"/>
    </style:style>
    <style:style style:name="gr51" style:family="graphic" style:parent-style-name="standard">
      <style:graphic-properties draw:stroke="solid" svg:stroke-width="0.026cm" svg:stroke-color="#4a7ebb" draw:marker-end="a1002" svg:stroke-opacity="100%" draw:fill="none" fo:padding-top="0.138cm" fo:padding-bottom="0.138cm" fo:padding-left="0.263cm" fo:padding-right="0.263cm"/>
    </style:style>
    <style:style style:name="gr52" style:family="graphic" style:parent-style-name="standard">
      <style:graphic-properties draw:stroke="solid" svg:stroke-width="0.026cm" svg:stroke-color="#4a7ebb" draw:marker-end="a1004" svg:stroke-opacity="100%" draw:fill="none" fo:padding-top="0.138cm" fo:padding-bottom="0.138cm" fo:padding-left="0.263cm" fo:padding-right="0.263cm"/>
    </style:style>
    <style:style style:name="gr53" style:family="graphic" style:parent-style-name="standard">
      <style:graphic-properties draw:stroke="solid" svg:stroke-width="0.026cm" svg:stroke-color="#4a7ebb" draw:marker-end="a1006" svg:stroke-opacity="100%" draw:fill="none" fo:padding-top="0.138cm" fo:padding-bottom="0.138cm" fo:padding-left="0.263cm" fo:padding-right="0.263cm"/>
    </style:style>
    <style:style style:name="gr54" style:family="graphic" style:parent-style-name="standard">
      <style:graphic-properties draw:stroke="solid" svg:stroke-width="0.026cm" svg:stroke-color="#4a7ebb" draw:marker-end="a1008" svg:stroke-opacity="100%" draw:fill="none" fo:padding-top="0.138cm" fo:padding-bottom="0.138cm" fo:padding-left="0.263cm" fo:padding-right="0.263cm"/>
    </style:style>
    <style:style style:name="gr55" style:family="graphic" style:parent-style-name="standard">
      <style:graphic-properties draw:stroke="solid" svg:stroke-width="0.026cm" svg:stroke-color="#4a7ebb" svg:stroke-opacity="100%" draw:fill="none" fo:padding-top="0.138cm" fo:padding-bottom="0.138cm" fo:padding-left="0.263cm" fo:padding-right="0.263cm"/>
    </style:style>
    <style:style style:name="gr56" style:family="graphic" style:parent-style-name="standard">
      <style:graphic-properties draw:stroke="solid" svg:stroke-width="0.026cm" svg:stroke-color="#4a7ebb" draw:marker-end="a1047" svg:stroke-opacity="100%" draw:fill="none" fo:padding-top="0.138cm" fo:padding-bottom="0.138cm" fo:padding-left="0.263cm" fo:padding-right="0.263cm"/>
    </style:style>
    <style:style style:name="gr57" style:family="graphic" style:parent-style-name="standard">
      <style:graphic-properties draw:stroke="solid" svg:stroke-width="0.026cm" svg:stroke-color="#4a7ebb" draw:marker-end="a1049" svg:stroke-opacity="100%" draw:fill="none" fo:padding-top="0.138cm" fo:padding-bottom="0.138cm" fo:padding-left="0.263cm" fo:padding-right="0.263cm"/>
    </style:style>
    <style:style style:name="gr58" style:family="graphic" style:parent-style-name="standard">
      <style:graphic-properties draw:stroke="solid" svg:stroke-width="0.026cm" svg:stroke-color="#4a7ebb" draw:marker-end="a1051" svg:stroke-opacity="100%" draw:fill="none" fo:padding-top="0.138cm" fo:padding-bottom="0.138cm" fo:padding-left="0.263cm" fo:padding-right="0.263cm"/>
    </style:style>
    <style:style style:name="gr59" style:family="graphic" style:parent-style-name="standard">
      <style:graphic-properties draw:stroke="solid" svg:stroke-width="0.026cm" svg:stroke-color="#4a7ebb" draw:marker-end="a1061" svg:stroke-opacity="100%" draw:fill="none" fo:padding-top="0.138cm" fo:padding-bottom="0.138cm" fo:padding-left="0.263cm" fo:padding-right="0.263cm"/>
    </style:style>
    <style:style style:name="gr60" style:family="graphic" style:parent-style-name="standard">
      <style:graphic-properties draw:stroke="solid" svg:stroke-width="0.026cm" svg:stroke-color="#4a7ebb" draw:marker-end="a1063" svg:stroke-opacity="100%" draw:fill="none" fo:padding-top="0.138cm" fo:padding-bottom="0.138cm" fo:padding-left="0.263cm" fo:padding-right="0.263cm"/>
    </style:style>
    <style:style style:name="gr61" style:family="graphic" style:parent-style-name="standard">
      <style:graphic-properties draw:stroke="solid" svg:stroke-width="0.026cm" svg:stroke-color="#4a7ebb" draw:marker-end="a1065" svg:stroke-opacity="100%" draw:fill="none" fo:padding-top="0.138cm" fo:padding-bottom="0.138cm" fo:padding-left="0.263cm" fo:padding-right="0.263cm"/>
    </style:style>
    <style:style style:name="gr62" style:family="graphic" style:parent-style-name="standard">
      <style:graphic-properties draw:stroke="solid" svg:stroke-width="0.026cm" svg:stroke-color="#4a7ebb" draw:marker-end="a1067" svg:stroke-opacity="100%" draw:fill="none" fo:padding-top="0.138cm" fo:padding-bottom="0.138cm" fo:padding-left="0.263cm" fo:padding-right="0.263cm"/>
    </style:style>
    <style:style style:name="gr63" style:family="graphic" style:parent-style-name="standard">
      <style:graphic-properties draw:stroke="solid" svg:stroke-width="0.026cm" svg:stroke-color="#4a7ebb" draw:marker-end="a1069" svg:stroke-opacity="100%" draw:fill="none" fo:padding-top="0.138cm" fo:padding-bottom="0.138cm" fo:padding-left="0.263cm" fo:padding-right="0.263cm"/>
    </style:style>
    <style:style style:name="gr64" style:family="graphic" style:parent-style-name="standard">
      <style:graphic-properties draw:stroke="solid" svg:stroke-width="0.026cm" svg:stroke-color="#4a7ebb" draw:marker-end="a1071" svg:stroke-opacity="100%" draw:fill="none" fo:padding-top="0.138cm" fo:padding-bottom="0.138cm" fo:padding-left="0.263cm" fo:padding-right="0.263cm"/>
    </style:style>
    <style:style style:name="gr65" style:family="graphic" style:parent-style-name="standard">
      <style:graphic-properties draw:stroke="solid" svg:stroke-width="0.026cm" svg:stroke-color="#4a7ebb" draw:marker-end="a1073" svg:stroke-opacity="100%" draw:fill="none" fo:padding-top="0.138cm" fo:padding-bottom="0.138cm" fo:padding-left="0.263cm" fo:padding-right="0.263cm"/>
    </style:style>
    <style:style style:name="gr66" style:family="graphic" style:parent-style-name="standard">
      <style:graphic-properties draw:stroke="solid" svg:stroke-width="0.026cm" svg:stroke-color="#4a7ebb" draw:marker-end="a1075" svg:stroke-opacity="100%" draw:fill="none" fo:padding-top="0.138cm" fo:padding-bottom="0.138cm" fo:padding-left="0.263cm" fo:padding-right="0.263cm"/>
    </style:style>
    <style:style style:name="gr67" style:family="graphic" style:parent-style-name="standard">
      <style:graphic-properties draw:stroke="solid" svg:stroke-width="0.026cm" svg:stroke-color="#4a7ebb" draw:marker-end="a1077" svg:stroke-opacity="100%" draw:fill="none" fo:padding-top="0.138cm" fo:padding-bottom="0.138cm" fo:padding-left="0.263cm" fo:padding-right="0.263cm"/>
    </style:style>
    <style:style style:name="gr68" style:family="graphic" style:parent-style-name="standard">
      <style:graphic-properties draw:stroke="solid" svg:stroke-width="0.026cm" svg:stroke-color="#4a7ebb" draw:marker-end="a1079" svg:stroke-opacity="100%" draw:fill="none" fo:padding-top="0.138cm" fo:padding-bottom="0.138cm" fo:padding-left="0.263cm" fo:padding-right="0.263cm"/>
    </style:style>
    <style:style style:name="gr69" style:family="graphic" style:parent-style-name="standard">
      <style:graphic-properties draw:stroke="solid" svg:stroke-width="0.026cm" svg:stroke-color="#4a7ebb" draw:marker-end="a1081" svg:stroke-opacity="100%" draw:fill="none" fo:padding-top="0.138cm" fo:padding-bottom="0.138cm" fo:padding-left="0.263cm" fo:padding-right="0.263cm"/>
    </style:style>
    <style:style style:name="gr70" style:family="graphic" style:parent-style-name="standard">
      <style:graphic-properties draw:stroke="solid" svg:stroke-width="0.026cm" svg:stroke-color="#4a7ebb" draw:marker-end="a1083" svg:stroke-opacity="100%" draw:fill="none" fo:padding-top="0.138cm" fo:padding-bottom="0.138cm" fo:padding-left="0.263cm" fo:padding-right="0.263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72" style:family="graphic" style:parent-style-name="standard">
      <style:graphic-properties draw:stroke="solid" svg:stroke-width="0.026cm" svg:stroke-color="#4a7ebb" draw:marker-end="a1144" svg:stroke-opacity="100%" draw:fill="none" fo:padding-top="0.138cm" fo:padding-bottom="0.138cm" fo:padding-left="0.263cm" fo:padding-right="0.263cm"/>
    </style:style>
    <style:style style:name="gr73" style:family="graphic" style:parent-style-name="standard">
      <style:graphic-properties draw:stroke="solid" svg:stroke-width="0.026cm" svg:stroke-color="#4a7ebb" draw:marker-end="a1146" svg:stroke-opacity="100%" draw:fill="none" fo:padding-top="0.138cm" fo:padding-bottom="0.138cm" fo:padding-left="0.263cm" fo:padding-right="0.263cm"/>
    </style:style>
    <style:style style:name="gr74" style:family="graphic" style:parent-style-name="standard">
      <style:graphic-properties draw:stroke="solid" svg:stroke-width="0.026cm" svg:stroke-color="#4a7ebb" draw:marker-end="a1148" svg:stroke-opacity="100%" draw:fill="none" fo:padding-top="0.138cm" fo:padding-bottom="0.138cm" fo:padding-left="0.263cm" fo:padding-right="0.263cm"/>
    </style:style>
    <style:style style:name="gr75" style:family="graphic" style:parent-style-name="standard">
      <style:graphic-properties draw:stroke="solid" svg:stroke-width="0.026cm" svg:stroke-color="#4a7ebb" draw:marker-end="a1150" svg:stroke-opacity="100%" draw:fill="none" fo:padding-top="0.138cm" fo:padding-bottom="0.138cm" fo:padding-left="0.263cm" fo:padding-right="0.263cm"/>
    </style:style>
    <style:style style:name="gr76" style:family="graphic" style:parent-style-name="standard">
      <style:graphic-properties draw:stroke="solid" svg:stroke-width="0.026cm" svg:stroke-color="#4a7ebb" draw:marker-end="a1152" svg:stroke-opacity="100%" draw:fill="none" fo:padding-top="0.138cm" fo:padding-bottom="0.138cm" fo:padding-left="0.263cm" fo:padding-right="0.263cm"/>
    </style:style>
    <style:style style:name="gr77" style:family="graphic" style:parent-style-name="standard">
      <style:graphic-properties draw:stroke="solid" svg:stroke-width="0.026cm" svg:stroke-color="#4a7ebb" draw:marker-end="a1154" svg:stroke-opacity="100%" draw:fill="none" fo:padding-top="0.138cm" fo:padding-bottom="0.138cm" fo:padding-left="0.263cm" fo:padding-right="0.263cm"/>
    </style:style>
    <style:style style:name="gr78" style:family="graphic" style:parent-style-name="standard">
      <style:graphic-properties draw:stroke="solid" svg:stroke-width="0.026cm" svg:stroke-color="#4a7ebb" draw:marker-end="a1156" svg:stroke-opacity="100%" draw:fill="none" fo:padding-top="0.138cm" fo:padding-bottom="0.138cm" fo:padding-left="0.263cm" fo:padding-right="0.263cm"/>
    </style:style>
    <style:style style:name="gr79" style:family="graphic" style:parent-style-name="standard">
      <style:graphic-properties draw:stroke="solid" svg:stroke-width="0.026cm" svg:stroke-color="#4a7ebb" draw:marker-end="a1158" svg:stroke-opacity="100%" draw:fill="none" fo:padding-top="0.138cm" fo:padding-bottom="0.138cm" fo:padding-left="0.263cm" fo:padding-right="0.263cm"/>
    </style:style>
    <style:style style:name="gr80" style:family="graphic" style:parent-style-name="standard">
      <style:graphic-properties draw:stroke="solid" svg:stroke-width="0.026cm" svg:stroke-color="#4a7ebb" draw:marker-end="a1160" svg:stroke-opacity="100%" draw:fill="none" fo:padding-top="0.138cm" fo:padding-bottom="0.138cm" fo:padding-left="0.263cm" fo:padding-right="0.263cm"/>
    </style:style>
    <style:style style:name="gr81" style:family="graphic" style:parent-style-name="standard">
      <style:graphic-properties draw:stroke="solid" svg:stroke-width="0.026cm" svg:stroke-color="#4a7ebb" draw:marker-end="a1162" svg:stroke-opacity="100%" draw:fill="none" fo:padding-top="0.138cm" fo:padding-bottom="0.138cm" fo:padding-left="0.263cm" fo:padding-right="0.263cm"/>
    </style:style>
    <style:style style:name="gr82" style:family="graphic" style:parent-style-name="standard">
      <style:graphic-properties draw:stroke="solid" svg:stroke-width="0.026cm" svg:stroke-color="#4a7ebb" draw:marker-end="a1164" svg:stroke-opacity="100%" draw:fill="none" fo:padding-top="0.138cm" fo:padding-bottom="0.138cm" fo:padding-left="0.263cm" fo:padding-right="0.263cm"/>
    </style:style>
    <style:style style:name="gr83" style:family="graphic" style:parent-style-name="standard">
      <style:graphic-properties draw:stroke="solid" svg:stroke-width="0.026cm" svg:stroke-color="#4a7ebb" draw:marker-end="a1166" svg:stroke-opacity="100%" draw:fill="none" fo:padding-top="0.138cm" fo:padding-bottom="0.138cm" fo:padding-left="0.263cm" fo:padding-right="0.263cm"/>
    </style:style>
    <style:style style:name="gr84" style:family="graphic" style:parent-style-name="standard">
      <style:graphic-properties draw:stroke="solid" svg:stroke-width="0.026cm" svg:stroke-color="#4a7ebb" draw:marker-end="a1168" svg:stroke-opacity="100%" draw:fill="none" fo:padding-top="0.138cm" fo:padding-bottom="0.138cm" fo:padding-left="0.263cm" fo:padding-right="0.263cm"/>
    </style:style>
    <style:style style:name="gr85" style:family="graphic" style:parent-style-name="standard">
      <style:graphic-properties draw:stroke="solid" svg:stroke-width="0.026cm" svg:stroke-color="#4a7ebb" draw:marker-end="a1170" svg:stroke-opacity="100%" draw:fill="none" fo:padding-top="0.138cm" fo:padding-bottom="0.138cm" fo:padding-left="0.263cm" fo:padding-right="0.263cm"/>
    </style:style>
    <style:style style:name="gr86" style:family="graphic" style:parent-style-name="standard">
      <style:graphic-properties draw:stroke="solid" svg:stroke-width="0.026cm" svg:stroke-color="#4a7ebb" draw:marker-end="a1172" svg:stroke-opacity="100%" draw:fill="none" fo:padding-top="0.138cm" fo:padding-bottom="0.138cm" fo:padding-left="0.263cm" fo:padding-right="0.263cm"/>
    </style:style>
    <style:style style:name="gr87" style:family="graphic" style:parent-style-name="standard">
      <style:graphic-properties draw:stroke="solid" svg:stroke-width="0.026cm" svg:stroke-color="#4a7ebb" draw:marker-end="a1174" svg:stroke-opacity="100%" draw:fill="none" fo:padding-top="0.138cm" fo:padding-bottom="0.138cm" fo:padding-left="0.263cm" fo:padding-right="0.263cm"/>
    </style:style>
    <style:style style:name="gr88" style:family="graphic" style:parent-style-name="standard">
      <style:graphic-properties draw:stroke="solid" svg:stroke-width="0.026cm" svg:stroke-color="#4a7ebb" draw:marker-end="a1176" svg:stroke-opacity="100%" draw:fill="none" fo:padding-top="0.138cm" fo:padding-bottom="0.138cm" fo:padding-left="0.263cm" fo:padding-right="0.263cm"/>
    </style:style>
    <style:style style:name="gr89" style:family="graphic" style:parent-style-name="standard">
      <style:graphic-properties draw:stroke="solid" svg:stroke-width="0.026cm" svg:stroke-color="#4a7ebb" draw:marker-end="a1182" svg:stroke-opacity="100%" draw:fill="none" fo:padding-top="0.138cm" fo:padding-bottom="0.138cm" fo:padding-left="0.263cm" fo:padding-right="0.263cm"/>
    </style:style>
    <style:style style:name="gr90" style:family="graphic" style:parent-style-name="standard">
      <style:graphic-properties draw:stroke="solid" svg:stroke-width="0.026cm" svg:stroke-color="#4a7ebb" draw:marker-end="a1184" svg:stroke-opacity="100%" draw:fill="none" fo:padding-top="0.138cm" fo:padding-bottom="0.138cm" fo:padding-left="0.263cm" fo:padding-right="0.263cm"/>
    </style:style>
    <style:style style:name="gr91" style:family="graphic" style:parent-style-name="standard">
      <style:graphic-properties draw:stroke="solid" svg:stroke-width="0.026cm" svg:stroke-color="#4a7ebb" draw:marker-end="a1186" svg:stroke-opacity="100%" draw:fill="none" fo:padding-top="0.138cm" fo:padding-bottom="0.138cm" fo:padding-left="0.263cm" fo:padding-right="0.263cm"/>
    </style:style>
    <style:style style:name="gr92" style:family="graphic" style:parent-style-name="standard">
      <style:graphic-properties draw:stroke="solid" svg:stroke-width="0.026cm" svg:stroke-color="#4a7ebb" draw:marker-end="a1188" svg:stroke-opacity="100%" draw:fill="none" fo:padding-top="0.138cm" fo:padding-bottom="0.138cm" fo:padding-left="0.263cm" fo:padding-right="0.263cm"/>
    </style:style>
    <style:style style:name="gr93" style:family="graphic" style:parent-style-name="standard">
      <style:graphic-properties draw:stroke="solid" svg:stroke-width="0.026cm" svg:stroke-color="#4a7ebb" draw:marker-end="a1194" svg:stroke-opacity="100%" draw:fill="none" fo:padding-top="0.138cm" fo:padding-bottom="0.138cm" fo:padding-left="0.263cm" fo:padding-right="0.263cm"/>
    </style:style>
    <style:style style:name="gr94" style:family="graphic" style:parent-style-name="standard">
      <style:graphic-properties draw:stroke="solid" svg:stroke-width="0.026cm" svg:stroke-color="#4a7ebb" draw:marker-end="a1196" svg:stroke-opacity="100%" draw:fill="none" fo:padding-top="0.138cm" fo:padding-bottom="0.138cm" fo:padding-left="0.263cm" fo:padding-right="0.263cm"/>
    </style:style>
    <style:style style:name="gr95" style:family="graphic" style:parent-style-name="standard">
      <style:graphic-properties draw:stroke="solid" svg:stroke-width="0.026cm" svg:stroke-color="#4a7ebb" draw:marker-end="a1198" svg:stroke-opacity="100%" draw:fill="none" fo:padding-top="0.138cm" fo:padding-bottom="0.138cm" fo:padding-left="0.263cm" fo:padding-right="0.263cm"/>
    </style:style>
    <style:style style:name="gr96" style:family="graphic" style:parent-style-name="standard">
      <style:graphic-properties draw:stroke="solid" svg:stroke-width="0.026cm" svg:stroke-color="#4a7ebb" draw:marker-end="a1258" svg:stroke-opacity="100%" draw:fill="none" fo:padding-top="0.138cm" fo:padding-bottom="0.138cm" fo:padding-left="0.263cm" fo:padding-right="0.263cm"/>
    </style:style>
    <style:style style:name="gr97" style:family="graphic" style:parent-style-name="standard">
      <style:graphic-properties draw:stroke="solid" svg:stroke-width="0.026cm" svg:stroke-color="#4a7ebb" draw:marker-end="a1260" svg:stroke-opacity="100%" draw:fill="none" fo:padding-top="0.138cm" fo:padding-bottom="0.138cm" fo:padding-left="0.263cm" fo:padding-right="0.263cm"/>
    </style:style>
    <style:style style:name="gr98" style:family="graphic" style:parent-style-name="standard">
      <style:graphic-properties draw:stroke="solid" svg:stroke-width="0.026cm" svg:stroke-color="#4a7ebb" draw:marker-end="a1262" svg:stroke-opacity="100%" draw:fill="none" fo:padding-top="0.138cm" fo:padding-bottom="0.138cm" fo:padding-left="0.263cm" fo:padding-right="0.263cm"/>
    </style:style>
    <style:style style:name="gr99" style:family="graphic" style:parent-style-name="standard">
      <style:graphic-properties draw:stroke="solid" svg:stroke-width="0.026cm" svg:stroke-color="#4a7ebb" draw:marker-end="a1264" svg:stroke-opacity="100%" draw:fill="none" fo:padding-top="0.138cm" fo:padding-bottom="0.138cm" fo:padding-left="0.263cm" fo:padding-right="0.263cm"/>
    </style:style>
    <style:style style:name="gr100" style:family="graphic" style:parent-style-name="standard">
      <style:graphic-properties draw:stroke="solid" svg:stroke-width="0.026cm" svg:stroke-color="#4a7ebb" draw:marker-end="a1266" svg:stroke-opacity="100%" draw:fill="none" fo:padding-top="0.138cm" fo:padding-bottom="0.138cm" fo:padding-left="0.263cm" fo:padding-right="0.263cm"/>
    </style:style>
    <style:style style:name="gr101" style:family="graphic" style:parent-style-name="standard">
      <style:graphic-properties draw:stroke="solid" svg:stroke-width="0.026cm" svg:stroke-color="#4a7ebb" draw:marker-end="a1268" svg:stroke-opacity="100%" draw:fill="none" fo:padding-top="0.138cm" fo:padding-bottom="0.138cm" fo:padding-left="0.263cm" fo:padding-right="0.263cm"/>
    </style:style>
    <style:style style:name="gr102" style:family="graphic" style:parent-style-name="standard">
      <style:graphic-properties draw:stroke="solid" svg:stroke-width="0.026cm" svg:stroke-color="#4a7ebb" draw:marker-end="a1270" svg:stroke-opacity="100%" draw:fill="none" fo:padding-top="0.138cm" fo:padding-bottom="0.138cm" fo:padding-left="0.263cm" fo:padding-right="0.263cm"/>
    </style:style>
    <style:style style:name="gr103" style:family="graphic" style:parent-style-name="standard">
      <style:graphic-properties draw:stroke="solid" svg:stroke-width="0.026cm" svg:stroke-color="#4a7ebb" draw:marker-end="a1272" svg:stroke-opacity="100%" draw:fill="none" fo:padding-top="0.138cm" fo:padding-bottom="0.138cm" fo:padding-left="0.263cm" fo:padding-right="0.263cm"/>
    </style:style>
    <style:style style:name="gr104" style:family="graphic" style:parent-style-name="standard">
      <style:graphic-properties draw:stroke="solid" svg:stroke-width="0.026cm" svg:stroke-color="#4a7ebb" draw:marker-end="a1274" svg:stroke-opacity="100%" draw:fill="none" fo:padding-top="0.138cm" fo:padding-bottom="0.138cm" fo:padding-left="0.263cm" fo:padding-right="0.263cm"/>
    </style:style>
    <style:style style:name="gr105" style:family="graphic" style:parent-style-name="standard">
      <style:graphic-properties draw:stroke="solid" svg:stroke-width="0.026cm" svg:stroke-color="#4a7ebb" draw:marker-end="a1276" svg:stroke-opacity="100%" draw:fill="none" fo:padding-top="0.138cm" fo:padding-bottom="0.138cm" fo:padding-left="0.263cm" fo:padding-right="0.263cm"/>
    </style:style>
    <style:style style:name="gr106" style:family="graphic" style:parent-style-name="standard">
      <style:graphic-properties draw:stroke="solid" svg:stroke-width="0.026cm" svg:stroke-color="#4a7ebb" draw:marker-end="a1278" svg:stroke-opacity="100%" draw:fill="none" fo:padding-top="0.138cm" fo:padding-bottom="0.138cm" fo:padding-left="0.263cm" fo:padding-right="0.263cm"/>
    </style:style>
    <style:style style:name="gr107" style:family="graphic" style:parent-style-name="standard">
      <style:graphic-properties draw:stroke="solid" svg:stroke-width="0.026cm" svg:stroke-color="#4a7ebb" draw:marker-end="a1280" svg:stroke-opacity="100%" draw:fill="none" fo:padding-top="0.138cm" fo:padding-bottom="0.138cm" fo:padding-left="0.263cm" fo:padding-right="0.263cm"/>
    </style:style>
    <style:style style:name="gr108" style:family="graphic" style:parent-style-name="standard">
      <style:graphic-properties draw:stroke="solid" svg:stroke-width="0.026cm" svg:stroke-color="#4a7ebb" draw:marker-end="a1282" svg:stroke-opacity="100%" draw:fill="none" fo:padding-top="0.138cm" fo:padding-bottom="0.138cm" fo:padding-left="0.263cm" fo:padding-right="0.263cm"/>
    </style:style>
    <style:style style:name="gr109" style:family="graphic" style:parent-style-name="standard">
      <style:graphic-properties draw:stroke="solid" svg:stroke-width="0.026cm" svg:stroke-color="#4a7ebb" draw:marker-end="a1284" svg:stroke-opacity="100%" draw:fill="none" fo:padding-top="0.138cm" fo:padding-bottom="0.138cm" fo:padding-left="0.263cm" fo:padding-right="0.263cm"/>
    </style:style>
    <style:style style:name="gr110" style:family="graphic" style:parent-style-name="standard">
      <style:graphic-properties draw:stroke="solid" svg:stroke-width="0.026cm" svg:stroke-color="#4a7ebb" draw:marker-end="a1286" svg:stroke-opacity="100%" draw:fill="none" fo:padding-top="0.138cm" fo:padding-bottom="0.138cm" fo:padding-left="0.263cm" fo:padding-right="0.263cm"/>
    </style:style>
    <style:style style:name="gr111" style:family="graphic" style:parent-style-name="standard">
      <style:graphic-properties draw:stroke="solid" svg:stroke-width="0.026cm" svg:stroke-color="#4a7ebb" draw:marker-end="a1288" svg:stroke-opacity="100%" draw:fill="none" fo:padding-top="0.138cm" fo:padding-bottom="0.138cm" fo:padding-left="0.263cm" fo:padding-right="0.263cm"/>
    </style:style>
    <style:style style:name="gr112" style:family="graphic" style:parent-style-name="standard">
      <style:graphic-properties draw:stroke="solid" svg:stroke-width="0.026cm" svg:stroke-color="#4a7ebb" draw:marker-end="a1290" svg:stroke-opacity="100%" draw:fill="none" fo:padding-top="0.138cm" fo:padding-bottom="0.138cm" fo:padding-left="0.263cm" fo:padding-right="0.263cm"/>
    </style:style>
    <style:style style:name="gr113" style:family="graphic" style:parent-style-name="standard">
      <style:graphic-properties draw:stroke="solid" svg:stroke-width="0.026cm" svg:stroke-color="#4a7ebb" draw:marker-end="a1296" svg:stroke-opacity="100%" draw:fill="none" fo:padding-top="0.138cm" fo:padding-bottom="0.138cm" fo:padding-left="0.263cm" fo:padding-right="0.263cm"/>
    </style:style>
    <style:style style:name="gr114" style:family="graphic" style:parent-style-name="standard">
      <style:graphic-properties draw:stroke="solid" svg:stroke-width="0.026cm" svg:stroke-color="#4a7ebb" draw:marker-end="a1298" svg:stroke-opacity="100%" draw:fill="none" fo:padding-top="0.138cm" fo:padding-bottom="0.138cm" fo:padding-left="0.263cm" fo:padding-right="0.263cm"/>
    </style:style>
    <style:style style:name="gr115" style:family="graphic" style:parent-style-name="standard">
      <style:graphic-properties draw:stroke="solid" svg:stroke-width="0.026cm" svg:stroke-color="#4a7ebb" draw:marker-end="a1300" svg:stroke-opacity="100%" draw:fill="none" fo:padding-top="0.138cm" fo:padding-bottom="0.138cm" fo:padding-left="0.263cm" fo:padding-right="0.263cm"/>
    </style:style>
    <style:style style:name="gr116" style:family="graphic" style:parent-style-name="standard">
      <style:graphic-properties draw:stroke="solid" svg:stroke-width="0.026cm" svg:stroke-color="#4a7ebb" draw:marker-end="a1302" svg:stroke-opacity="100%" draw:fill="none" fo:padding-top="0.138cm" fo:padding-bottom="0.138cm" fo:padding-left="0.263cm" fo:padding-right="0.263cm"/>
    </style:style>
    <style:style style:name="gr117" style:family="graphic" style:parent-style-name="standard">
      <style:graphic-properties draw:stroke="solid" svg:stroke-width="0.026cm" svg:stroke-color="#4a7ebb" draw:marker-end="a1312" svg:stroke-opacity="100%" draw:fill="none" fo:padding-top="0.138cm" fo:padding-bottom="0.138cm" fo:padding-left="0.263cm" fo:padding-right="0.263cm"/>
    </style:style>
    <style:style style:name="gr118" style:family="graphic" style:parent-style-name="standard">
      <style:graphic-properties draw:stroke="solid" svg:stroke-width="0.026cm" svg:stroke-color="#4a7ebb" draw:marker-end="a1314" svg:stroke-opacity="100%" draw:fill="none" fo:padding-top="0.138cm" fo:padding-bottom="0.138cm" fo:padding-left="0.263cm" fo:padding-right="0.263cm"/>
    </style:style>
    <style:style style:name="gr119" style:family="graphic" style:parent-style-name="standard">
      <style:graphic-properties draw:stroke="solid" svg:stroke-width="0.026cm" svg:stroke-color="#4a7ebb" draw:marker-end="a1316" svg:stroke-opacity="100%" draw:fill="none" fo:padding-top="0.138cm" fo:padding-bottom="0.138cm" fo:padding-left="0.263cm" fo:padding-right="0.263cm"/>
    </style:style>
    <style:style style:name="gr120" style:family="graphic" style:parent-style-name="standard">
      <style:graphic-properties draw:stroke="solid" svg:stroke-width="0.026cm" svg:stroke-color="#4a7ebb" draw:marker-end="a1318" svg:stroke-opacity="100%" draw:fill="none" fo:padding-top="0.138cm" fo:padding-bottom="0.138cm" fo:padding-left="0.263cm" fo:padding-right="0.263cm"/>
    </style:style>
    <style:style style:name="gr121" style:family="graphic" style:parent-style-name="standard">
      <style:graphic-properties draw:stroke="solid" svg:stroke-width="0.026cm" svg:stroke-color="#4a7ebb" draw:marker-end="a1320" svg:stroke-opacity="100%" draw:fill="none" fo:padding-top="0.138cm" fo:padding-bottom="0.138cm" fo:padding-left="0.263cm" fo:padding-right="0.263cm"/>
    </style:style>
    <style:style style:name="gr122" style:family="graphic" style:parent-style-name="standard">
      <style:graphic-properties draw:stroke="solid" svg:stroke-width="0.026cm" svg:stroke-color="#4a7ebb" draw:marker-end="a1388" svg:stroke-opacity="100%" draw:fill="none" fo:padding-top="0.138cm" fo:padding-bottom="0.138cm" fo:padding-left="0.263cm" fo:padding-right="0.263cm"/>
    </style:style>
    <style:style style:name="gr123" style:family="graphic" style:parent-style-name="standard">
      <style:graphic-properties draw:stroke="solid" svg:stroke-width="0.026cm" svg:stroke-color="#4a7ebb" draw:marker-end="a1390" svg:stroke-opacity="100%" draw:fill="none" fo:padding-top="0.138cm" fo:padding-bottom="0.138cm" fo:padding-left="0.263cm" fo:padding-right="0.263cm"/>
    </style:style>
    <style:style style:name="gr124" style:family="graphic" style:parent-style-name="standard">
      <style:graphic-properties draw:stroke="solid" svg:stroke-width="0.026cm" svg:stroke-color="#4a7ebb" draw:marker-end="a1392" svg:stroke-opacity="100%" draw:fill="none" fo:padding-top="0.138cm" fo:padding-bottom="0.138cm" fo:padding-left="0.263cm" fo:padding-right="0.263cm"/>
    </style:style>
    <style:style style:name="gr125" style:family="graphic" style:parent-style-name="standard">
      <style:graphic-properties draw:stroke="solid" svg:stroke-width="0.026cm" svg:stroke-color="#4a7ebb" draw:marker-end="a1394" svg:stroke-opacity="100%" draw:fill="none" fo:padding-top="0.138cm" fo:padding-bottom="0.138cm" fo:padding-left="0.263cm" fo:padding-right="0.263cm"/>
    </style:style>
    <style:style style:name="gr126" style:family="graphic" style:parent-style-name="standard">
      <style:graphic-properties draw:stroke="solid" svg:stroke-width="0.026cm" svg:stroke-color="#4a7ebb" draw:marker-end="a1396" svg:stroke-opacity="100%" draw:fill="none" fo:padding-top="0.138cm" fo:padding-bottom="0.138cm" fo:padding-left="0.263cm" fo:padding-right="0.263cm"/>
    </style:style>
    <style:style style:name="gr127" style:family="graphic" style:parent-style-name="standard">
      <style:graphic-properties draw:stroke="solid" svg:stroke-width="0.026cm" svg:stroke-color="#4a7ebb" draw:marker-end="a1398" svg:stroke-opacity="100%" draw:fill="none" fo:padding-top="0.138cm" fo:padding-bottom="0.138cm" fo:padding-left="0.263cm" fo:padding-right="0.263cm"/>
    </style:style>
    <style:style style:name="gr128" style:family="graphic" style:parent-style-name="standard">
      <style:graphic-properties draw:stroke="solid" svg:stroke-width="0.026cm" svg:stroke-color="#4a7ebb" draw:marker-end="a1400" svg:stroke-opacity="100%" draw:fill="none" fo:padding-top="0.138cm" fo:padding-bottom="0.138cm" fo:padding-left="0.263cm" fo:padding-right="0.263cm"/>
    </style:style>
    <style:style style:name="gr129" style:family="graphic" style:parent-style-name="standard">
      <style:graphic-properties draw:stroke="solid" svg:stroke-width="0.026cm" svg:stroke-color="#4a7ebb" draw:marker-end="a1402" svg:stroke-opacity="100%" draw:fill="none" fo:padding-top="0.138cm" fo:padding-bottom="0.138cm" fo:padding-left="0.263cm" fo:padding-right="0.263cm"/>
    </style:style>
    <style:style style:name="gr130" style:family="graphic" style:parent-style-name="standard">
      <style:graphic-properties draw:stroke="solid" svg:stroke-width="0.026cm" svg:stroke-color="#4a7ebb" draw:marker-end="a1404" svg:stroke-opacity="100%" draw:fill="none" fo:padding-top="0.138cm" fo:padding-bottom="0.138cm" fo:padding-left="0.263cm" fo:padding-right="0.263cm"/>
    </style:style>
    <style:style style:name="gr131" style:family="graphic" style:parent-style-name="standard">
      <style:graphic-properties draw:stroke="solid" svg:stroke-width="0.026cm" svg:stroke-color="#4a7ebb" draw:marker-end="a1406" svg:stroke-opacity="100%" draw:fill="none" fo:padding-top="0.138cm" fo:padding-bottom="0.138cm" fo:padding-left="0.263cm" fo:padding-right="0.263cm"/>
    </style:style>
    <style:style style:name="gr132" style:family="graphic" style:parent-style-name="standard">
      <style:graphic-properties draw:stroke="solid" svg:stroke-width="0.026cm" svg:stroke-color="#4a7ebb" draw:marker-end="a1408" svg:stroke-opacity="100%" draw:fill="none" fo:padding-top="0.138cm" fo:padding-bottom="0.138cm" fo:padding-left="0.263cm" fo:padding-right="0.263cm"/>
    </style:style>
    <style:style style:name="gr133" style:family="graphic" style:parent-style-name="standard">
      <style:graphic-properties draw:stroke="solid" svg:stroke-width="0.026cm" svg:stroke-color="#4a7ebb" draw:marker-end="a1410" svg:stroke-opacity="100%" draw:fill="none" fo:padding-top="0.138cm" fo:padding-bottom="0.138cm" fo:padding-left="0.263cm" fo:padding-right="0.263cm"/>
    </style:style>
    <style:style style:name="gr134" style:family="graphic" style:parent-style-name="standard">
      <style:graphic-properties draw:stroke="solid" svg:stroke-width="0.026cm" svg:stroke-color="#4a7ebb" draw:marker-end="a1412" svg:stroke-opacity="100%" draw:fill="none" fo:padding-top="0.138cm" fo:padding-bottom="0.138cm" fo:padding-left="0.263cm" fo:padding-right="0.263cm"/>
    </style:style>
    <style:style style:name="gr135" style:family="graphic" style:parent-style-name="standard">
      <style:graphic-properties draw:stroke="solid" svg:stroke-width="0.026cm" svg:stroke-color="#4a7ebb" draw:marker-end="a1414" svg:stroke-opacity="100%" draw:fill="none" fo:padding-top="0.138cm" fo:padding-bottom="0.138cm" fo:padding-left="0.263cm" fo:padding-right="0.263cm"/>
    </style:style>
    <style:style style:name="gr136" style:family="graphic" style:parent-style-name="standard">
      <style:graphic-properties draw:stroke="solid" svg:stroke-width="0.026cm" svg:stroke-color="#4a7ebb" draw:marker-end="a1416" svg:stroke-opacity="100%" draw:fill="none" fo:padding-top="0.138cm" fo:padding-bottom="0.138cm" fo:padding-left="0.263cm" fo:padding-right="0.263cm"/>
    </style:style>
    <style:style style:name="gr137" style:family="graphic" style:parent-style-name="standard">
      <style:graphic-properties draw:stroke="solid" svg:stroke-width="0.026cm" svg:stroke-color="#4a7ebb" draw:marker-end="a1418" svg:stroke-opacity="100%" draw:fill="none" fo:padding-top="0.138cm" fo:padding-bottom="0.138cm" fo:padding-left="0.263cm" fo:padding-right="0.263cm"/>
    </style:style>
    <style:style style:name="gr138" style:family="graphic" style:parent-style-name="standard">
      <style:graphic-properties draw:stroke="solid" svg:stroke-width="0.026cm" svg:stroke-color="#4a7ebb" draw:marker-end="a1420" svg:stroke-opacity="100%" draw:fill="none" fo:padding-top="0.138cm" fo:padding-bottom="0.138cm" fo:padding-left="0.263cm" fo:padding-right="0.263cm"/>
    </style:style>
    <style:style style:name="gr139" style:family="graphic" style:parent-style-name="standard">
      <style:graphic-properties draw:stroke="solid" svg:stroke-width="0.026cm" svg:stroke-color="#4a7ebb" draw:marker-end="a1426" svg:stroke-opacity="100%" draw:fill="none" fo:padding-top="0.138cm" fo:padding-bottom="0.138cm" fo:padding-left="0.263cm" fo:padding-right="0.263cm"/>
    </style:style>
    <style:style style:name="gr140" style:family="graphic" style:parent-style-name="standard">
      <style:graphic-properties draw:stroke="solid" svg:stroke-width="0.026cm" svg:stroke-color="#4a7ebb" draw:marker-end="a1428" svg:stroke-opacity="100%" draw:fill="none" fo:padding-top="0.138cm" fo:padding-bottom="0.138cm" fo:padding-left="0.263cm" fo:padding-right="0.263cm"/>
    </style:style>
    <style:style style:name="gr141" style:family="graphic" style:parent-style-name="standard">
      <style:graphic-properties draw:stroke="solid" svg:stroke-width="0.026cm" svg:stroke-color="#4a7ebb" draw:marker-end="a1430" svg:stroke-opacity="100%" draw:fill="none" fo:padding-top="0.138cm" fo:padding-bottom="0.138cm" fo:padding-left="0.263cm" fo:padding-right="0.263cm"/>
    </style:style>
    <style:style style:name="gr142" style:family="graphic" style:parent-style-name="standard">
      <style:graphic-properties draw:stroke="solid" svg:stroke-width="0.026cm" svg:stroke-color="#4a7ebb" draw:marker-end="a1432" svg:stroke-opacity="100%" draw:fill="none" fo:padding-top="0.138cm" fo:padding-bottom="0.138cm" fo:padding-left="0.263cm" fo:padding-right="0.263cm"/>
    </style:style>
    <style:style style:name="gr143" style:family="graphic" style:parent-style-name="standard">
      <style:graphic-properties draw:stroke="solid" svg:stroke-width="0.026cm" svg:stroke-color="#4a7ebb" draw:marker-end="a1442" svg:stroke-opacity="100%" draw:fill="none" fo:padding-top="0.138cm" fo:padding-bottom="0.138cm" fo:padding-left="0.263cm" fo:padding-right="0.263cm"/>
    </style:style>
    <style:style style:name="gr144" style:family="graphic" style:parent-style-name="standard">
      <style:graphic-properties draw:stroke="solid" svg:stroke-width="0.026cm" svg:stroke-color="#4a7ebb" draw:marker-end="a1444" svg:stroke-opacity="100%" draw:fill="none" fo:padding-top="0.138cm" fo:padding-bottom="0.138cm" fo:padding-left="0.263cm" fo:padding-right="0.263cm"/>
    </style:style>
    <style:style style:name="gr145" style:family="graphic" style:parent-style-name="standard">
      <style:graphic-properties draw:stroke="solid" svg:stroke-width="0.026cm" svg:stroke-color="#4a7ebb" draw:marker-end="a1446" svg:stroke-opacity="100%" draw:fill="none" fo:padding-top="0.138cm" fo:padding-bottom="0.138cm" fo:padding-left="0.263cm" fo:padding-right="0.263cm"/>
    </style:style>
    <style:style style:name="gr146" style:family="graphic" style:parent-style-name="standard">
      <style:graphic-properties draw:stroke="solid" svg:stroke-width="0.026cm" svg:stroke-color="#4a7ebb" draw:marker-end="a1448" svg:stroke-opacity="100%" draw:fill="none" fo:padding-top="0.138cm" fo:padding-bottom="0.138cm" fo:padding-left="0.263cm" fo:padding-right="0.263cm"/>
    </style:style>
    <style:style style:name="gr147" style:family="graphic" style:parent-style-name="standard">
      <style:graphic-properties draw:stroke="solid" svg:stroke-width="0.026cm" svg:stroke-color="#4a7ebb" draw:marker-end="a1450" svg:stroke-opacity="100%" draw:fill="none" fo:padding-top="0.138cm" fo:padding-bottom="0.138cm" fo:padding-left="0.263cm" fo:padding-right="0.263cm"/>
    </style:style>
    <style:style style:name="gr148" style:family="graphic" style:parent-style-name="standard">
      <style:graphic-properties draw:stroke="solid" svg:stroke-width="0.026cm" svg:stroke-color="#4a7ebb" draw:marker-end="a1456" svg:stroke-opacity="100%" draw:fill="none" fo:padding-top="0.138cm" fo:padding-bottom="0.138cm" fo:padding-left="0.263cm" fo:padding-right="0.263cm"/>
    </style:style>
    <style:style style:name="gr149" style:family="graphic" style:parent-style-name="standard">
      <style:graphic-properties draw:stroke="solid" svg:stroke-width="0.026cm" svg:stroke-color="#4a7ebb" draw:marker-end="a1458" svg:stroke-opacity="100%" draw:fill="none" fo:padding-top="0.138cm" fo:padding-bottom="0.138cm" fo:padding-left="0.263cm" fo:padding-right="0.263cm"/>
    </style:style>
    <style:style style:name="gr150" style:family="graphic" style:parent-style-name="standard">
      <style:graphic-properties draw:stroke="solid" svg:stroke-width="0.026cm" svg:stroke-color="#4a7ebb" draw:marker-end="a1460" svg:stroke-opacity="100%" draw:fill="none" fo:padding-top="0.138cm" fo:padding-bottom="0.138cm" fo:padding-left="0.263cm" fo:padding-right="0.263cm"/>
    </style:style>
    <style:style style:name="gr151" style:family="graphic" style:parent-style-name="standard">
      <style:graphic-properties draw:stroke="solid" svg:stroke-width="0.026cm" svg:stroke-color="#4a7ebb" draw:marker-end="a1524" svg:stroke-opacity="100%" draw:fill="none" fo:padding-top="0.138cm" fo:padding-bottom="0.138cm" fo:padding-left="0.263cm" fo:padding-right="0.263cm"/>
    </style:style>
    <style:style style:name="gr152" style:family="graphic" style:parent-style-name="standard">
      <style:graphic-properties draw:stroke="solid" svg:stroke-width="0.026cm" svg:stroke-color="#4a7ebb" draw:marker-end="a1526" svg:stroke-opacity="100%" draw:fill="none" fo:padding-top="0.138cm" fo:padding-bottom="0.138cm" fo:padding-left="0.263cm" fo:padding-right="0.263cm"/>
    </style:style>
    <style:style style:name="gr153" style:family="graphic" style:parent-style-name="standard">
      <style:graphic-properties draw:stroke="solid" svg:stroke-width="0.026cm" svg:stroke-color="#4a7ebb" draw:marker-end="a1528" svg:stroke-opacity="100%" draw:fill="none" fo:padding-top="0.138cm" fo:padding-bottom="0.138cm" fo:padding-left="0.263cm" fo:padding-right="0.263cm"/>
    </style:style>
    <style:style style:name="gr154" style:family="graphic" style:parent-style-name="standard">
      <style:graphic-properties draw:stroke="solid" svg:stroke-width="0.026cm" svg:stroke-color="#4a7ebb" draw:marker-end="a1530" svg:stroke-opacity="100%" draw:fill="none" fo:padding-top="0.138cm" fo:padding-bottom="0.138cm" fo:padding-left="0.263cm" fo:padding-right="0.263cm"/>
    </style:style>
    <style:style style:name="gr155" style:family="graphic" style:parent-style-name="standard">
      <style:graphic-properties draw:stroke="solid" svg:stroke-width="0.026cm" svg:stroke-color="#4a7ebb" draw:marker-end="a1532" svg:stroke-opacity="100%" draw:fill="none" fo:padding-top="0.138cm" fo:padding-bottom="0.138cm" fo:padding-left="0.263cm" fo:padding-right="0.263cm"/>
    </style:style>
    <style:style style:name="gr156" style:family="graphic" style:parent-style-name="standard">
      <style:graphic-properties draw:stroke="solid" svg:stroke-width="0.026cm" svg:stroke-color="#4a7ebb" draw:marker-end="a1534" svg:stroke-opacity="100%" draw:fill="none" fo:padding-top="0.138cm" fo:padding-bottom="0.138cm" fo:padding-left="0.263cm" fo:padding-right="0.263cm"/>
    </style:style>
    <style:style style:name="gr157" style:family="graphic" style:parent-style-name="standard">
      <style:graphic-properties draw:stroke="solid" svg:stroke-width="0.026cm" svg:stroke-color="#4a7ebb" draw:marker-end="a1536" svg:stroke-opacity="100%" draw:fill="none" fo:padding-top="0.138cm" fo:padding-bottom="0.138cm" fo:padding-left="0.263cm" fo:padding-right="0.263cm"/>
    </style:style>
    <style:style style:name="gr158" style:family="graphic" style:parent-style-name="standard">
      <style:graphic-properties draw:stroke="solid" svg:stroke-width="0.026cm" svg:stroke-color="#4a7ebb" draw:marker-end="a1538" svg:stroke-opacity="100%" draw:fill="none" fo:padding-top="0.138cm" fo:padding-bottom="0.138cm" fo:padding-left="0.263cm" fo:padding-right="0.263cm"/>
    </style:style>
    <style:style style:name="gr159" style:family="graphic" style:parent-style-name="standard">
      <style:graphic-properties draw:stroke="solid" svg:stroke-width="0.026cm" svg:stroke-color="#4a7ebb" draw:marker-end="a1540" svg:stroke-opacity="100%" draw:fill="none" fo:padding-top="0.138cm" fo:padding-bottom="0.138cm" fo:padding-left="0.263cm" fo:padding-right="0.263cm"/>
    </style:style>
    <style:style style:name="gr160" style:family="graphic" style:parent-style-name="standard">
      <style:graphic-properties draw:stroke="solid" svg:stroke-width="0.026cm" svg:stroke-color="#4a7ebb" draw:marker-end="a1542" svg:stroke-opacity="100%" draw:fill="none" fo:padding-top="0.138cm" fo:padding-bottom="0.138cm" fo:padding-left="0.263cm" fo:padding-right="0.263cm"/>
    </style:style>
    <style:style style:name="gr161" style:family="graphic" style:parent-style-name="standard">
      <style:graphic-properties draw:stroke="solid" svg:stroke-width="0.026cm" svg:stroke-color="#4a7ebb" draw:marker-end="a1544" svg:stroke-opacity="100%" draw:fill="none" fo:padding-top="0.138cm" fo:padding-bottom="0.138cm" fo:padding-left="0.263cm" fo:padding-right="0.263cm"/>
    </style:style>
    <style:style style:name="gr162" style:family="graphic" style:parent-style-name="standard">
      <style:graphic-properties draw:stroke="solid" svg:stroke-width="0.026cm" svg:stroke-color="#4a7ebb" draw:marker-end="a1546" svg:stroke-opacity="100%" draw:fill="none" fo:padding-top="0.138cm" fo:padding-bottom="0.138cm" fo:padding-left="0.263cm" fo:padding-right="0.263cm"/>
    </style:style>
    <style:style style:name="gr163" style:family="graphic" style:parent-style-name="standard">
      <style:graphic-properties draw:stroke="solid" svg:stroke-width="0.026cm" svg:stroke-color="#4a7ebb" draw:marker-end="a1548" svg:stroke-opacity="100%" draw:fill="none" fo:padding-top="0.138cm" fo:padding-bottom="0.138cm" fo:padding-left="0.263cm" fo:padding-right="0.263cm"/>
    </style:style>
    <style:style style:name="gr164" style:family="graphic" style:parent-style-name="standard">
      <style:graphic-properties draw:stroke="solid" svg:stroke-width="0.026cm" svg:stroke-color="#4a7ebb" draw:marker-end="a1550" svg:stroke-opacity="100%" draw:fill="none" fo:padding-top="0.138cm" fo:padding-bottom="0.138cm" fo:padding-left="0.263cm" fo:padding-right="0.263cm"/>
    </style:style>
    <style:style style:name="gr165" style:family="graphic" style:parent-style-name="standard">
      <style:graphic-properties draw:stroke="solid" svg:stroke-width="0.026cm" svg:stroke-color="#4a7ebb" draw:marker-end="a1552" svg:stroke-opacity="100%" draw:fill="none" fo:padding-top="0.138cm" fo:padding-bottom="0.138cm" fo:padding-left="0.263cm" fo:padding-right="0.263cm"/>
    </style:style>
    <style:style style:name="gr166" style:family="graphic" style:parent-style-name="standard">
      <style:graphic-properties draw:stroke="solid" svg:stroke-width="0.026cm" svg:stroke-color="#4a7ebb" draw:marker-end="a1559" svg:stroke-opacity="100%" draw:fill="none" fo:padding-top="0.138cm" fo:padding-bottom="0.138cm" fo:padding-left="0.263cm" fo:padding-right="0.263cm"/>
    </style:style>
    <style:style style:name="gr167" style:family="graphic" style:parent-style-name="standard">
      <style:graphic-properties draw:stroke="solid" svg:stroke-width="0.026cm" svg:stroke-color="#4a7ebb" draw:marker-end="a1561" svg:stroke-opacity="100%" draw:fill="none" fo:padding-top="0.138cm" fo:padding-bottom="0.138cm" fo:padding-left="0.263cm" fo:padding-right="0.263cm"/>
    </style:style>
    <style:style style:name="gr168" style:family="graphic" style:parent-style-name="standard">
      <style:graphic-properties draw:stroke="solid" svg:stroke-width="0.026cm" svg:stroke-color="#4a7ebb" draw:marker-end="a1563" svg:stroke-opacity="100%" draw:fill="none" fo:padding-top="0.138cm" fo:padding-bottom="0.138cm" fo:padding-left="0.263cm" fo:padding-right="0.263cm"/>
    </style:style>
    <style:style style:name="pr1" style:family="presentation" style:parent-style-name="Master1-Layout2-obj-標題及物件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2-obj-標題及物件-notes">
      <style:graphic-properties draw:fill-color="#ffffff" fo:min-height="13.364cm"/>
    </style:style>
    <style:style style:name="pr3" style:family="presentation" style:parent-style-name="Master1-Layout2-obj-標題及物件-notes">
      <style:graphic-properties draw:fill-color="#ffffff" fo:min-height="11.431cm"/>
    </style:style>
    <style:style style:name="pr4" style:family="presentation" style:parent-style-name="Master1-Layout1-title-標題投影片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Calibri" fo:font-size="4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新細明體" style:font-size-asian="44pt" style:language-asian="zh" style:country-asian="TW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ffffff" style:text-line-through-style="none" style:text-position="0% 100%" fo:font-family="Calibri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新細明體" style:font-size-asian="14pt" style:language-asian="zh" style:country-asian="TW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ffffff" style:text-line-through-style="none" style:text-position="0% 100%" fo:font-family="Calibri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新細明體" style:font-size-asian="16pt" style:language-asian="zh" style:country-asian="TW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ffffff" style:text-line-through-style="none" style:text-position="0% 100%" fo:font-family="Calibri" fo:font-size="11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新細明體" style:font-size-asian="11pt" style:language-asian="zh" style:country-asian="TW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000000" style:text-line-through-style="none" style:text-position="0% 100%" fo:font-family="微軟正黑體" style:font-family-generic="swiss" style:font-pitch="variable" fo:font-size="66pt" fo:letter-spacing="normal" fo:font-style="normal" style:text-underline-style="none" fo:font-weight="bold" style:text-underline-mode="continuous" style:text-overline-mode="continuous" style:text-line-through-mode="continuous" style:letter-kerning="true" style:font-family-asian="微軟正黑體" style:font-family-generic-asian="swiss" style:font-pitch-asian="variable" style:font-size-asian="66pt" style:language-asian="zh" style:country-asian="TW" style:font-style-asian="normal" style:font-weight-asian="bold" style:font-size-complex="66pt" style:font-style-complex="normal" style:font-weight-complex="bold"/>
    </style:style>
    <style:style style:name="T6" style:family="text">
      <style:text-properties fo:color="#ffffff" style:text-line-through-style="none" style:text-position="0% 100%" fo:font-family="Calibri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新細明體" style:font-size-asian="18pt" style:language-asian="zh" style:country-asian="TW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ffffff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新細明體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style:text-position="0% 100%" fo:font-family="Calibri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新細明體" style:font-size-asian="18pt" style:language-asian="zh" style:country-asian="TW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Calibri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新細明體" style:font-size-asian="14pt" style:language-asian="zh" style:country-asian="TW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ffffff" style:text-line-through-style="none" style:text-position="0% 100%" fo:font-family="Calibri" fo:font-size="14pt" fo:letter-spacing="normal" fo:font-style="normal" style:text-underline-style="none" fo:font-weight="normal" style:text-underline-mode="continuous" style:text-overline-mode="continuous" style:text-line-through-mode="continuous" style:letter-kerning="false" style:font-family-asian="新細明體" style:font-size-asian="14pt" style:language-asian="zh" style:country-asian="TW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4" draw:style-name="dp1" draw:master-page-name="Master1-Layout2-obj-標題及物件" presentation:presentation-page-layout-name="AL1T18">
        <draw:frame draw:name="標題 1" presentation:style-name="pr1" draw:text-style-name="P2" draw:layer="layout" svg:width="22.86cm" svg:height="3.175cm" svg:x="1.27cm" svg:y="0.763cm" presentation:class="title">
          <draw:text-box>
            <text:p text:style-name="P1"><text:span text:style-name="T1">手机系统需求</text:span></text:p>
          </draw:text-box>
        </draw:frame>
        <draw:custom-shape draw:name="矩形 4" draw:style-name="gr1" draw:text-style-name="P2" xml:id="id10" draw:id="id10" draw:layer="layout" svg:width="2.501cm" svg:height="1.4cm" svg:x="10.71cm" svg:y="3.88cm">
          <text:p text:style-name="P1"><text:span text:style-name="T2">主页</text:span></text:p>
          <draw:enhanced-geometry svg:viewBox="0 0 21600 21600" draw:type="non-primitive" draw:enhanced-path="M 0 0 L 21600 0 21600 21600 0 21600 Z N"/>
        </draw:custom-shape>
        <draw:custom-shape draw:name="矩形 12" draw:style-name="gr1" draw:text-style-name="P2" xml:id="id1" draw:id="id1" draw:layer="layout" svg:width="2.501cm" svg:height="1.4cm" svg:x="19.028cm" svg:y="11.325cm">
          <text:p text:style-name="P1"><text:span text:style-name="T2">账号申请</text:span></text:p>
          <draw:enhanced-geometry svg:viewBox="0 0 21600 21600" draw:type="non-primitive" draw:enhanced-path="M 0 0 L 21600 0 21600 21600 0 21600 Z N"/>
        </draw:custom-shape>
        <draw:custom-shape draw:name="矩形 23" draw:style-name="gr1" draw:text-style-name="P2" xml:id="id5" draw:id="id5" draw:layer="layout" svg:width="2.501cm" svg:height="1.4cm" svg:x="4.499cm" svg:y="11.554cm">
          <text:p text:style-name="P1"><text:span text:style-name="T2">访客</text:span></text:p>
          <draw:enhanced-geometry svg:viewBox="0 0 21600 21600" draw:type="non-primitive" draw:enhanced-path="M 0 0 L 21600 0 21600 21600 0 21600 Z N"/>
        </draw:custom-shape>
        <draw:custom-shape draw:name="矩形 35" draw:style-name="gr1" draw:text-style-name="P2" xml:id="id3" draw:id="id3" draw:layer="layout" svg:width="2.501cm" svg:height="1.4cm" svg:x="16.9cm" svg:y="15.126cm">
          <text:p text:style-name="P1"><text:span text:style-name="T2">代销商</text:span></text:p>
          <draw:enhanced-geometry svg:viewBox="0 0 21600 21600" draw:type="non-primitive" draw:enhanced-path="M 0 0 L 21600 0 21600 21600 0 21600 Z N"/>
        </draw:custom-shape>
        <draw:custom-shape draw:name="矩形 36" draw:style-name="gr1" draw:text-style-name="P2" xml:id="id2" draw:id="id2" draw:layer="layout" svg:width="2.501cm" svg:height="1.4cm" svg:x="14.1cm" svg:y="15.119cm">
          <text:p text:style-name="P1"><text:span text:style-name="T2">旧客户</text:span></text:p>
          <draw:enhanced-geometry svg:viewBox="0 0 21600 21600" draw:type="non-primitive" draw:enhanced-path="M 0 0 L 21600 0 21600 21600 0 21600 Z N"/>
        </draw:custom-shape>
        <draw:custom-shape draw:name="矩形 37" draw:style-name="gr1" draw:text-style-name="P2" xml:id="id4" draw:id="id4" draw:layer="layout" svg:width="2.501cm" svg:height="1.4cm" svg:x="19.701cm" svg:y="15.119cm">
          <text:p text:style-name="P1"><text:span text:style-name="T2">员工</text:span></text:p>
          <draw:enhanced-geometry svg:viewBox="0 0 21600 21600" draw:type="non-primitive" draw:enhanced-path="M 0 0 L 21600 0 21600 21600 0 21600 Z N"/>
        </draw:custom-shape>
        <draw:connector draw:name="直線單箭頭接點 39" draw:style-name="gr2" draw:layer="layout" draw:type="line" svg:x1="20.278cm" svg:y1="12.725cm" svg:x2="15.35cm" svg:y2="15.119cm" draw:start-shape="id1" draw:start-glue-point="2" draw:end-shape="id2" draw:end-glue-point="0" svg:d="m20278 12725-4928 2394">
          <text:p/>
        </draw:connector>
        <draw:connector draw:name="直線單箭頭接點 41" draw:style-name="gr3" draw:layer="layout" draw:type="line" svg:x1="20.278cm" svg:y1="12.725cm" svg:x2="18.15cm" svg:y2="15.126cm" draw:start-shape="id1" draw:start-glue-point="2" draw:end-shape="id3" draw:end-glue-point="0" svg:d="m20278 12725-2128 2401">
          <text:p/>
        </draw:connector>
        <draw:connector draw:name="直線單箭頭接點 43" draw:style-name="gr4" draw:layer="layout" draw:type="line" svg:x1="20.278cm" svg:y1="12.725cm" svg:x2="20.951cm" svg:y2="15.119cm" draw:start-shape="id1" draw:start-glue-point="2" draw:end-shape="id4" draw:end-glue-point="0" svg:d="m20278 12725 673 2394">
          <text:p/>
        </draw:connector>
        <draw:custom-shape draw:name="矩形 46" draw:style-name="gr1" draw:text-style-name="P2" xml:id="id6" draw:id="id6" draw:layer="layout" svg:width="2.501cm" svg:height="1.4cm" svg:x="0cm" svg:y="15.119cm">
          <text:p text:style-name="P1"><text:span text:style-name="T3">园区</text:span><text:span text:style-name="T4">介绍</text:span></text:p>
          <draw:enhanced-geometry svg:viewBox="0 0 21600 21600" draw:type="non-primitive" draw:enhanced-path="M 0 0 L 21600 0 21600 21600 0 21600 Z N"/>
        </draw:custom-shape>
        <draw:connector draw:name="直線單箭頭接點 50" draw:style-name="gr5" draw:layer="layout" draw:type="line" svg:x1="5.749cm" svg:y1="12.954cm" svg:x2="1.25cm" svg:y2="15.119cm" draw:start-shape="id5" draw:start-glue-point="2" draw:end-shape="id6" draw:end-glue-point="0" svg:d="m5749 12954-4499 2165">
          <text:p/>
        </draw:connector>
        <draw:custom-shape draw:name="矩形 55" draw:style-name="gr1" draw:text-style-name="P2" xml:id="id7" draw:id="id7" draw:layer="layout" svg:width="2.501cm" svg:height="1.4cm" svg:x="3.699cm" svg:y="15.119cm">
          <text:p text:style-name="P1"><text:span text:style-name="T2">殡葬知识</text:span></text:p>
          <draw:enhanced-geometry svg:viewBox="0 0 21600 21600" draw:type="non-primitive" draw:enhanced-path="M 0 0 L 21600 0 21600 21600 0 21600 Z N"/>
        </draw:custom-shape>
        <draw:custom-shape draw:name="矩形 56" draw:style-name="gr1" draw:text-style-name="P2" xml:id="id8" draw:id="id8" draw:layer="layout" svg:width="2.501cm" svg:height="1.4cm" svg:x="7.499cm" svg:y="15.119cm">
          <text:p text:style-name="P1"><text:span text:style-name="T2">生活常识</text:span></text:p>
          <draw:enhanced-geometry svg:viewBox="0 0 21600 21600" draw:type="non-primitive" draw:enhanced-path="M 0 0 L 21600 0 21600 21600 0 21600 Z N"/>
        </draw:custom-shape>
        <draw:connector draw:name="直線單箭頭接點 58" draw:style-name="gr6" draw:layer="layout" draw:type="line" svg:x1="5.749cm" svg:y1="12.954cm" svg:x2="4.949cm" svg:y2="15.119cm" draw:start-shape="id5" draw:start-glue-point="2" draw:end-shape="id7" draw:end-glue-point="0" svg:d="m5749 12954-800 2165">
          <text:p/>
        </draw:connector>
        <draw:connector draw:name="直線單箭頭接點 72" draw:style-name="gr7" draw:layer="layout" draw:type="line" svg:x1="5.749cm" svg:y1="12.954cm" svg:x2="8.749cm" svg:y2="15.119cm" draw:start-shape="id5" draw:start-glue-point="2" draw:end-shape="id8" draw:end-glue-point="0" svg:d="m5749 12954 3000 2165">
          <text:p/>
        </draw:connector>
        <draw:custom-shape draw:name="矩形 103" draw:style-name="gr1" draw:text-style-name="P2" xml:id="id9" draw:id="id9" draw:layer="layout" svg:width="2.501cm" svg:height="1.4cm" svg:x="10.9cm" svg:y="15.126cm">
          <text:p text:style-name="P1"><text:span text:style-name="T2">小游戏</text:span></text:p>
          <draw:enhanced-geometry svg:viewBox="0 0 21600 21600" draw:type="non-primitive" draw:enhanced-path="M 0 0 L 21600 0 21600 21600 0 21600 Z N"/>
        </draw:custom-shape>
        <draw:connector draw:name="直線單箭頭接點 105" draw:style-name="gr8" draw:layer="layout" draw:type="line" svg:x1="5.749cm" svg:y1="12.954cm" svg:x2="12.15cm" svg:y2="15.126cm" draw:start-shape="id5" draw:start-glue-point="2" draw:end-shape="id9" draw:end-glue-point="0" svg:d="m5749 12954 6401 2172">
          <text:p/>
        </draw:connector>
        <draw:custom-shape draw:name="矩形 113" draw:style-name="gr1" draw:text-style-name="P2" xml:id="id11" draw:id="id11" draw:layer="layout" svg:width="2.501cm" svg:height="1.4cm" svg:x="10.71cm" svg:y="6.325cm">
          <text:p text:style-name="P1"><text:span text:style-name="T2">最新公告</text:span></text:p>
          <draw:enhanced-geometry svg:viewBox="0 0 21600 21600" draw:type="non-primitive" draw:enhanced-path="M 0 0 L 21600 0 21600 21600 0 21600 Z N"/>
        </draw:custom-shape>
        <draw:connector draw:name="直線單箭頭接點 115" draw:style-name="gr9" draw:layer="layout" draw:type="line" svg:x1="11.96cm" svg:y1="5.28cm" svg:x2="11.96cm" svg:y2="6.325cm" draw:start-shape="id10" draw:start-glue-point="2" draw:end-shape="id11" draw:end-glue-point="0" svg:d="m11960 5280v1045">
          <text:p/>
        </draw:connector>
        <draw:connector draw:name="直線單箭頭接點 117" draw:style-name="gr10" draw:layer="layout" draw:type="line" svg:x1="11.96cm" svg:y1="7.725cm" svg:x2="5.749cm" svg:y2="11.554cm" draw:start-shape="id11" draw:start-glue-point="2" draw:end-shape="id5" draw:end-glue-point="0" svg:d="m11960 7725-6211 3829">
          <text:p/>
        </draw:connector>
        <draw:connector draw:name="直線單箭頭接點 119" draw:style-name="gr11" draw:layer="layout" draw:type="line" svg:x1="11.96cm" svg:y1="7.725cm" svg:x2="20.278cm" svg:y2="11.325cm" draw:start-shape="id11" draw:start-glue-point="2" draw:end-shape="id1" draw:end-glue-point="0" svg:d="m11960 7725 8318 3600">
          <text:p/>
        </draw:connector>
        <draw:custom-shape draw:name="矩形 37" draw:style-name="gr1" draw:text-style-name="P2" xml:id="id12" draw:id="id12" draw:layer="layout" svg:width="2.501cm" svg:height="1.4cm" svg:x="22.501cm" svg:y="15.126cm">
          <text:p text:style-name="P1"><text:span text:style-name="T2">领导</text:span></text:p>
          <draw:enhanced-geometry svg:viewBox="0 0 21600 21600" draw:type="non-primitive" draw:enhanced-path="M 0 0 L 21600 0 21600 21600 0 21600 Z N"/>
        </draw:custom-shape>
        <draw:connector draw:name="直線單箭頭接點 25" draw:style-name="gr12" draw:layer="layout" draw:type="line" svg:x1="20.278cm" svg:y1="12.725cm" svg:x2="23.751cm" svg:y2="15.126cm" draw:start-shape="id1" draw:start-glue-point="2" draw:end-shape="id12" draw:end-glue-point="0" svg:d="m20278 12725 3473 2401">
          <text:p/>
        </draw:connector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標題及物件" presentation:presentation-page-layout-name="AL1T18">
        <draw:frame draw:name="標題 1" presentation:style-name="pr1" draw:text-style-name="P2" draw:layer="layout" svg:width="22.86cm" svg:height="3.175cm" svg:x="1.27cm" svg:y="7.925cm" presentation:class="title">
          <draw:text-box>
            <text:p text:style-name="P1"><text:span text:style-name="T5">访客</text:span></text:p>
          </draw:text-box>
        </draw:frame>
        <presentation:notes draw:style-name="dp2">
          <draw:page-thumbnail draw:style-name="gr13" draw:layer="layout" svg:width="12.7cm" svg:height="9.525cm" svg:x="3.175cm" svg:y="1.905cm" draw:page-number="2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" draw:style-name="dp1" draw:master-page-name="Master1-Layout1-title-標題投影片" presentation:presentation-page-layout-name="AL2T33">
        <draw:custom-shape draw:name="矩形 3" draw:style-name="gr1" draw:text-style-name="P2" xml:id="id13" draw:id="id13" draw:layer="layout" svg:width="4.6cm" svg:height="2.829cm" svg:x="10.5cm" svg:y="0.524cm">
          <text:p text:style-name="P1"><text:span text:style-name="T6">园区介绍</text:span></text:p>
          <draw:enhanced-geometry svg:viewBox="0 0 21600 21600" draw:type="non-primitive" draw:enhanced-path="M 0 0 L 21600 0 21600 21600 0 21600 Z N"/>
        </draw:custom-shape>
        <draw:custom-shape draw:name="矩形 4" draw:style-name="gr1" draw:text-style-name="P2" xml:id="id14" draw:id="id14" draw:layer="layout" svg:width="4.6cm" svg:height="2.829cm" svg:x="10.5cm" svg:y="7.325cm">
          <text:p text:style-name="P1"><text:span text:style-name="T7">36</text:span><text:span text:style-name="T6">景</text:span></text:p>
          <draw:enhanced-geometry svg:viewBox="0 0 21600 21600" draw:type="non-primitive" draw:enhanced-path="M 0 0 L 21600 0 21600 21600 0 21600 Z N"/>
        </draw:custom-shape>
        <draw:custom-shape draw:name="矩形 5" draw:style-name="gr1" draw:text-style-name="P2" xml:id="id15" draw:id="id15" draw:layer="layout" svg:width="4.6cm" svg:height="2.829cm" svg:x="4.699cm" svg:y="15.726cm">
          <text:p text:style-name="P1"><text:span text:style-name="T6">回上一页</text:span></text:p>
          <draw:enhanced-geometry svg:viewBox="0 0 21600 21600" draw:type="non-primitive" draw:enhanced-path="M 0 0 L 21600 0 21600 21600 0 21600 Z N"/>
        </draw:custom-shape>
        <draw:connector draw:name="直線單箭頭接點 6" draw:style-name="gr14" draw:layer="layout" draw:type="line" svg:x1="12.8cm" svg:y1="3.353cm" svg:x2="12.8cm" svg:y2="7.325cm" draw:start-shape="id13" draw:start-glue-point="2" draw:end-shape="id14" draw:end-glue-point="0" svg:d="m12800 3353v3972">
          <text:p/>
        </draw:connector>
        <draw:connector draw:name="直線單箭頭接點 7" draw:style-name="gr15" draw:layer="layout" draw:type="line" svg:x1="12.8cm" svg:y1="10.154cm" svg:x2="6.999cm" svg:y2="15.726cm" draw:start-shape="id14" draw:start-glue-point="2" draw:end-shape="id15" draw:end-glue-point="0" svg:d="m12800 10154-5801 5572">
          <text:p/>
        </draw:connector>
        <draw:custom-shape draw:name="矩形 24" draw:style-name="gr1" draw:text-style-name="P2" xml:id="id16" draw:id="id16" draw:layer="layout" svg:width="4.6cm" svg:height="2.829cm" svg:x="0.299cm" svg:y="7.325cm">
          <text:p text:style-name="P1"><text:span text:style-name="T6">整区配置图、介绍</text:span></text:p>
          <draw:enhanced-geometry svg:viewBox="0 0 21600 21600" draw:type="non-primitive" draw:enhanced-path="M 0 0 L 21600 0 21600 21600 0 21600 Z N"/>
        </draw:custom-shape>
        <draw:custom-shape draw:name="矩形 25" draw:style-name="gr1" draw:text-style-name="P2" xml:id="id17" draw:id="id17" draw:layer="layout" svg:width="4.6cm" svg:height="2.829cm" svg:x="5.499cm" svg:y="7.325cm">
          <text:p text:style-name="P1"><text:span text:style-name="T6">商品介绍</text:span></text:p>
          <draw:enhanced-geometry svg:viewBox="0 0 21600 21600" draw:type="non-primitive" draw:enhanced-path="M 0 0 L 21600 0 21600 21600 0 21600 Z N"/>
        </draw:custom-shape>
        <draw:custom-shape draw:name="矩形 29" draw:style-name="gr1" draw:text-style-name="P2" xml:id="id18" draw:id="id18" draw:layer="layout" svg:width="4.6cm" svg:height="2.829cm" svg:x="15.5cm" svg:y="7.325cm">
          <text:p text:style-name="P1"><text:span text:style-name="T6">地图导航</text:span></text:p>
          <draw:enhanced-geometry svg:viewBox="0 0 21600 21600" draw:type="non-primitive" draw:enhanced-path="M 0 0 L 21600 0 21600 21600 0 21600 Z N"/>
        </draw:custom-shape>
        <draw:custom-shape draw:name="矩形 30" draw:style-name="gr1" draw:text-style-name="P2" xml:id="id19" draw:id="id19" draw:layer="layout" svg:width="4.6cm" svg:height="2.829cm" svg:x="20.501cm" svg:y="7.325cm">
          <text:p text:style-name="P1"><text:span text:style-name="T6">办事处介绍</text:span></text:p>
          <draw:enhanced-geometry svg:viewBox="0 0 21600 21600" draw:type="non-primitive" draw:enhanced-path="M 0 0 L 21600 0 21600 21600 0 21600 Z N"/>
        </draw:custom-shape>
        <draw:connector draw:name="直線單箭頭接點 32" draw:style-name="gr16" draw:layer="layout" draw:type="line" svg:x1="12.8cm" svg:y1="3.353cm" svg:x2="2.599cm" svg:y2="7.325cm" draw:start-shape="id13" draw:start-glue-point="2" draw:end-shape="id16" draw:end-glue-point="0" svg:d="m12800 3353-10201 3972">
          <text:p/>
        </draw:connector>
        <draw:connector draw:name="直線單箭頭接點 34" draw:style-name="gr17" draw:layer="layout" draw:type="line" svg:x1="12.8cm" svg:y1="3.353cm" svg:x2="7.799cm" svg:y2="7.325cm" draw:start-shape="id13" draw:start-glue-point="2" draw:end-shape="id17" draw:end-glue-point="0" svg:d="m12800 3353-5001 3972">
          <text:p/>
        </draw:connector>
        <draw:connector draw:name="直線單箭頭接點 36" draw:style-name="gr18" draw:layer="layout" draw:type="line" svg:x1="12.8cm" svg:y1="3.353cm" svg:x2="17.8cm" svg:y2="7.325cm" draw:start-shape="id13" draw:start-glue-point="2" draw:end-shape="id18" draw:end-glue-point="0" svg:d="m12800 3353 5000 3972">
          <text:p/>
        </draw:connector>
        <draw:connector draw:name="直線單箭頭接點 38" draw:style-name="gr19" draw:layer="layout" draw:type="line" svg:x1="12.8cm" svg:y1="3.353cm" svg:x2="22.801cm" svg:y2="7.325cm" draw:start-shape="id13" draw:start-glue-point="2" draw:end-shape="id19" draw:end-glue-point="0" svg:d="m12800 3353 10001 3972">
          <text:p/>
        </draw:connector>
        <draw:connector draw:name="直線單箭頭接點 40" draw:style-name="gr20" draw:layer="layout" draw:type="line" svg:x1="2.599cm" svg:y1="10.154cm" svg:x2="6.999cm" svg:y2="15.726cm" draw:start-shape="id16" draw:start-glue-point="2" draw:end-shape="id15" draw:end-glue-point="0" svg:d="m2599 10154 4400 5572">
          <text:p/>
        </draw:connector>
        <draw:connector draw:name="直線單箭頭接點 42" draw:style-name="gr21" draw:layer="layout" draw:type="line" svg:x1="7.799cm" svg:y1="10.154cm" svg:x2="6.999cm" svg:y2="15.726cm" draw:start-shape="id17" draw:start-glue-point="2" draw:end-shape="id15" draw:end-glue-point="0" svg:d="m7799 10154-800 5572">
          <text:p/>
        </draw:connector>
        <draw:connector draw:name="直線單箭頭接點 44" draw:style-name="gr22" draw:layer="layout" draw:type="line" svg:x1="17.8cm" svg:y1="10.154cm" svg:x2="6.999cm" svg:y2="15.726cm" draw:start-shape="id18" draw:start-glue-point="2" draw:end-shape="id15" draw:end-glue-point="0" svg:d="m17800 10154-10801 5572">
          <text:p/>
        </draw:connector>
        <draw:connector draw:name="直線單箭頭接點 46" draw:style-name="gr23" draw:layer="layout" draw:type="line" svg:x1="22.801cm" svg:y1="10.154cm" svg:x2="6.999cm" svg:y2="15.726cm" draw:start-shape="id19" draw:start-glue-point="2" draw:end-shape="id15" draw:end-glue-point="0" svg:d="m22801 10154-15802 5572">
          <text:p/>
        </draw:connector>
        <draw:custom-shape draw:name="矩形 47" draw:style-name="gr1" draw:text-style-name="P2" xml:id="id20" draw:id="id20" draw:layer="layout" svg:width="4.6cm" svg:height="2.829cm" svg:x="12.3cm" svg:y="15.726cm">
          <text:p text:style-name="P1"><text:span text:style-name="T6">预约带勘</text:span></text:p>
          <draw:enhanced-geometry svg:viewBox="0 0 21600 21600" draw:type="non-primitive" draw:enhanced-path="M 0 0 L 21600 0 21600 21600 0 21600 Z N"/>
        </draw:custom-shape>
        <draw:connector draw:name="直線單箭頭接點 49" draw:style-name="gr24" draw:layer="layout" draw:type="line" svg:x1="2.599cm" svg:y1="10.154cm" svg:x2="14.6cm" svg:y2="15.726cm" draw:start-shape="id16" draw:start-glue-point="2" draw:end-shape="id20" draw:end-glue-point="0" svg:d="m2599 10154 12001 5572">
          <text:p/>
        </draw:connector>
        <draw:connector draw:name="直線單箭頭接點 51" draw:style-name="gr25" draw:layer="layout" draw:type="line" svg:x1="7.799cm" svg:y1="10.154cm" svg:x2="14.6cm" svg:y2="15.726cm" draw:start-shape="id17" draw:start-glue-point="2" draw:end-shape="id20" draw:end-glue-point="0" svg:d="m7799 10154 6801 5572">
          <text:p/>
        </draw:connector>
        <draw:connector draw:name="直線單箭頭接點 53" draw:style-name="gr26" draw:layer="layout" draw:type="line" svg:x1="12.8cm" svg:y1="10.154cm" svg:x2="14.6cm" svg:y2="15.726cm" draw:start-shape="id14" draw:start-glue-point="2" draw:end-shape="id20" draw:end-glue-point="0" svg:d="m12800 10154 1800 5572">
          <text:p/>
        </draw:connector>
        <draw:connector draw:name="直線單箭頭接點 55" draw:style-name="gr27" draw:layer="layout" draw:type="line" svg:x1="17.8cm" svg:y1="10.154cm" svg:x2="14.6cm" svg:y2="15.726cm" draw:start-shape="id18" draw:start-glue-point="2" draw:end-shape="id20" draw:end-glue-point="0" svg:d="m17800 10154-3200 5572">
          <text:p/>
        </draw:connector>
        <draw:connector draw:name="直線單箭頭接點 57" draw:style-name="gr28" draw:layer="layout" draw:type="line" svg:x1="22.801cm" svg:y1="10.154cm" svg:x2="14.6cm" svg:y2="15.726cm" draw:start-shape="id19" draw:start-glue-point="2" draw:end-shape="id20" draw:end-glue-point="0" svg:d="m22801 10154-8201 5572">
          <text:p/>
        </draw:connector>
        <draw:custom-shape draw:name="矩形 58" draw:style-name="gr1" draw:text-style-name="P2" xml:id="id21" draw:id="id21" draw:layer="layout" svg:width="4.6cm" svg:height="2.829cm" svg:x="19.701cm" svg:y="15.726cm">
          <text:p text:style-name="P1"><text:span text:style-name="T6">电话直接点选拨打</text:span></text:p>
          <draw:enhanced-geometry svg:viewBox="0 0 21600 21600" draw:type="non-primitive" draw:enhanced-path="M 0 0 L 21600 0 21600 21600 0 21600 Z N"/>
        </draw:custom-shape>
        <draw:connector draw:name="直線單箭頭接點 60" draw:style-name="gr29" draw:layer="layout" draw:type="line" svg:x1="22.801cm" svg:y1="10.154cm" svg:x2="22.001cm" svg:y2="15.726cm" draw:start-shape="id19" draw:start-glue-point="2" draw:end-shape="id21" draw:end-glue-point="0" svg:d="m22801 10154-800 5572">
          <text:p/>
        </draw:connector>
        <draw:custom-shape draw:name="圓角矩形 26" draw:style-name="gr30" draw:text-style-name="P2" draw:layer="layout" svg:width="4.57cm" svg:height="0.629cm" svg:x="10.5cm" svg:y="9.525cm">
          <text:p text:style-name="P1"><text:span text:style-name="T8">平面广告</text:span></text:p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圓角矩形 27" draw:style-name="gr30" draw:text-style-name="P2" draw:layer="layout" svg:width="4.57cm" svg:height="0.629cm" svg:x="15.53cm" svg:y="9.575cm">
          <text:p text:style-name="P1"><text:span text:style-name="T8">直接导航</text:span></text:p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dp3">
          <draw:page-thumbnail draw:name="投影片圖像版面配置區 1" draw:style-name="gr13" draw:layer="layout" svg:width="12.7cm" svg:height="9.525cm" svg:x="3.175cm" svg:y="1.905cm" draw:page-number="3" presentation:class="page"/>
          <draw:frame draw:name="備忘稿版面配置區 2" presentation:style-name="pr4" draw:text-style-name="P2" draw:layer="layout" svg:width="15.24cm" svg:height="11.43cm" svg:x="1.905cm" svg:y="12.065cm" presentation:class="notes" presentation:placeholder="true">
            <draw:text-box/>
          </draw:frame>
          <draw:frame draw:name="投影片編號版面配置區 3" draw:style-name="gr31" draw:text-style-name="P2" draw:layer="layout" svg:width="8.255cm" svg:height="1.27cm" svg:x="10.791cm" svg:y="24.126cm">
            <draw:text-box>
              <text:p text:style-name="P3"><text:span text:style-name="T9"><text:page-number>&lt;编号&gt;</text:page-number></text:span></text:p>
            </draw:text-box>
          </draw:frame>
        </presentation:notes>
      </draw:page>
      <draw:page draw:name="Slide2" draw:style-name="dp1" draw:master-page-name="Master1-Layout2-obj-標題及物件" presentation:presentation-page-layout-name="AL1T18">
        <draw:custom-shape draw:name="矩形 8" draw:style-name="gr1" draw:text-style-name="P2" xml:id="id22" draw:id="id22" draw:layer="layout" svg:width="4.6cm" svg:height="2.83cm" svg:x="10.7cm" svg:y="0.324cm">
          <text:p text:style-name="P1"><text:span text:style-name="T6">殡葬知识</text:span></text:p>
          <draw:enhanced-geometry svg:viewBox="0 0 21600 21600" draw:type="non-primitive" draw:enhanced-path="M 0 0 L 21600 0 21600 21600 0 21600 Z N"/>
        </draw:custom-shape>
        <draw:custom-shape draw:name="矩形 9" draw:style-name="gr1" draw:text-style-name="P2" xml:id="id23" draw:id="id23" draw:layer="layout" svg:width="4.6cm" svg:height="2.83cm" svg:x="4.299cm" svg:y="4.925cm">
          <text:p text:style-name="P1"><text:span text:style-name="T6">陵园知识</text:span></text:p>
          <draw:enhanced-geometry svg:viewBox="0 0 21600 21600" draw:type="non-primitive" draw:enhanced-path="M 0 0 L 21600 0 21600 21600 0 21600 Z N"/>
        </draw:custom-shape>
        <draw:custom-shape draw:name="矩形 10" draw:style-name="gr1" draw:text-style-name="P2" xml:id="id24" draw:id="id24" draw:layer="layout" svg:width="4.6cm" svg:height="2.83cm" svg:x="17.701cm" svg:y="4.925cm">
          <text:p text:style-name="P1"><text:span text:style-name="T6">礼仪知识</text:span></text:p>
          <draw:enhanced-geometry svg:viewBox="0 0 21600 21600" draw:type="non-primitive" draw:enhanced-path="M 0 0 L 21600 0 21600 21600 0 21600 Z N"/>
        </draw:custom-shape>
        <draw:connector draw:name="直線單箭頭接點 11" draw:style-name="gr32" draw:layer="layout" draw:type="line" svg:x1="13cm" svg:y1="3.154cm" svg:x2="6.599cm" svg:y2="4.925cm" draw:start-shape="id22" draw:start-glue-point="2" draw:end-shape="id23" draw:end-glue-point="0" svg:d="m13000 3154-6401 1771">
          <text:p/>
        </draw:connector>
        <draw:connector draw:name="直線單箭頭接點 12" draw:style-name="gr33" draw:layer="layout" draw:type="line" svg:x1="13cm" svg:y1="3.154cm" svg:x2="20.001cm" svg:y2="4.925cm" draw:start-shape="id22" draw:start-glue-point="2" draw:end-shape="id24" draw:end-glue-point="0" svg:d="m13000 3154 7001 1771">
          <text:p/>
        </draw:connector>
        <draw:custom-shape draw:name="矩形 13" draw:style-name="gr1" draw:text-style-name="P2" xml:id="id29" draw:id="id29" draw:layer="layout" svg:width="4.6cm" svg:height="2.83cm" svg:x="0.035cm" svg:y="8.925cm">
          <text:p text:style-name="P1"><text:span text:style-name="T6">购墓流程</text:span></text:p>
          <draw:enhanced-geometry svg:viewBox="0 0 21600 21600" draw:type="non-primitive" draw:enhanced-path="M 0 0 L 21600 0 21600 21600 0 21600 Z N"/>
        </draw:custom-shape>
        <draw:custom-shape draw:name="矩形 14" draw:style-name="gr1" draw:text-style-name="P2" xml:id="id25" draw:id="id25" draw:layer="layout" svg:width="4.6cm" svg:height="2.83cm" svg:x="5.199cm" svg:y="8.925cm">
          <text:p text:style-name="P1"><text:span text:style-name="T6">购墓注意事项</text:span></text:p>
          <draw:enhanced-geometry svg:viewBox="0 0 21600 21600" draw:type="non-primitive" draw:enhanced-path="M 0 0 L 21600 0 21600 21600 0 21600 Z N"/>
        </draw:custom-shape>
        <draw:custom-shape draw:name="矩形 15" draw:style-name="gr1" draw:text-style-name="P2" xml:id="id26" draw:id="id26" draw:layer="layout" svg:width="4.6cm" svg:height="2.83cm" svg:x="10.3cm" svg:y="8.895cm">
          <text:p text:style-name="P1"><text:span text:style-name="T6">落葬习俗</text:span></text:p>
          <draw:enhanced-geometry svg:viewBox="0 0 21600 21600" draw:type="non-primitive" draw:enhanced-path="M 0 0 L 21600 0 21600 21600 0 21600 Z N"/>
        </draw:custom-shape>
        <draw:custom-shape draw:name="矩形 16" draw:style-name="gr1" draw:text-style-name="P2" xml:id="id27" draw:id="id27" draw:layer="layout" svg:width="4.6cm" svg:height="2.83cm" svg:x="15.3cm" svg:y="8.895cm">
          <text:p text:style-name="P1"><text:span text:style-name="T6">一条龙服务</text:span></text:p>
          <draw:enhanced-geometry svg:viewBox="0 0 21600 21600" draw:type="non-primitive" draw:enhanced-path="M 0 0 L 21600 0 21600 21600 0 21600 Z N"/>
        </draw:custom-shape>
        <draw:custom-shape draw:name="矩形 17" draw:style-name="gr1" draw:text-style-name="P2" xml:id="id28" draw:id="id28" draw:layer="layout" svg:width="4.6cm" svg:height="2.83cm" svg:x="20.501cm" svg:y="8.925cm">
          <text:p text:style-name="P1"><text:span text:style-name="T6">落葬服务</text:span></text:p>
          <draw:enhanced-geometry svg:viewBox="0 0 21600 21600" draw:type="non-primitive" draw:enhanced-path="M 0 0 L 21600 0 21600 21600 0 21600 Z N"/>
        </draw:custom-shape>
        <draw:connector draw:name="直線單箭頭接點 19" draw:style-name="gr34" draw:layer="layout" draw:type="line" svg:x1="6.599cm" svg:y1="7.755cm" svg:x2="2.899cm" svg:y2="8.895cm" draw:start-shape="id23" draw:start-glue-point="2" svg:d="m6599 7755-3700 1140">
          <text:p/>
        </draw:connector>
        <draw:connector draw:name="直線單箭頭接點 21" draw:style-name="gr35" draw:layer="layout" draw:type="line" svg:x1="6.599cm" svg:y1="7.755cm" svg:x2="7.499cm" svg:y2="8.925cm" draw:start-shape="id23" draw:start-glue-point="2" draw:end-shape="id25" draw:end-glue-point="0" svg:d="m6599 7755 900 1170">
          <text:p/>
        </draw:connector>
        <draw:connector draw:name="直線單箭頭接點 23" draw:style-name="gr36" draw:layer="layout" draw:type="line" svg:x1="6.599cm" svg:y1="7.755cm" svg:x2="12.6cm" svg:y2="8.895cm" draw:start-shape="id23" draw:start-glue-point="2" draw:end-shape="id26" draw:end-glue-point="0" svg:d="m6599 7755 6001 1140">
          <text:p/>
        </draw:connector>
        <draw:connector draw:name="直線單箭頭接點 25" draw:style-name="gr37" draw:layer="layout" draw:type="line" svg:x1="20.001cm" svg:y1="7.755cm" svg:x2="17.6cm" svg:y2="8.895cm" draw:start-shape="id24" draw:start-glue-point="2" draw:end-shape="id27" draw:end-glue-point="0" svg:d="m20001 7755-2401 1140">
          <text:p/>
        </draw:connector>
        <draw:connector draw:name="直線單箭頭接點 27" draw:style-name="gr38" draw:layer="layout" draw:type="line" svg:x1="20.001cm" svg:y1="7.755cm" svg:x2="22.801cm" svg:y2="8.925cm" draw:start-shape="id24" draw:start-glue-point="2" draw:end-shape="id28" draw:end-glue-point="0" svg:d="m20001 7755 2800 1170">
          <text:p/>
        </draw:connector>
        <draw:custom-shape draw:name="矩形 28" draw:style-name="gr1" draw:text-style-name="P2" xml:id="id30" draw:id="id30" draw:layer="layout" svg:width="4.6cm" svg:height="2.83cm" svg:x="6.599cm" svg:y="15.126cm">
          <text:p text:style-name="P1"><text:span text:style-name="T6">回上一页</text:span></text:p>
          <draw:enhanced-geometry svg:viewBox="0 0 21600 21600" draw:type="non-primitive" draw:enhanced-path="M 0 0 L 21600 0 21600 21600 0 21600 Z N"/>
        </draw:custom-shape>
        <draw:custom-shape draw:name="矩形 29" draw:style-name="gr1" draw:text-style-name="P2" xml:id="id31" draw:id="id31" draw:layer="layout" svg:width="4.6cm" svg:height="2.83cm" svg:x="13.188cm" svg:y="15.126cm">
          <text:p text:style-name="P1"><text:span text:style-name="T6">回首页</text:span></text:p>
          <draw:enhanced-geometry svg:viewBox="0 0 21600 21600" draw:type="non-primitive" draw:enhanced-path="M 0 0 L 21600 0 21600 21600 0 21600 Z N"/>
        </draw:custom-shape>
        <draw:connector draw:name="直線單箭頭接點 31" draw:style-name="gr39" draw:layer="layout" draw:type="line" svg:x1="2.335cm" svg:y1="11.755cm" svg:x2="8.899cm" svg:y2="15.126cm" draw:start-shape="id29" draw:start-glue-point="2" draw:end-shape="id30" draw:end-glue-point="0" svg:d="m2335 11755 6564 3371">
          <text:p/>
        </draw:connector>
        <draw:connector draw:name="直線單箭頭接點 33" draw:style-name="gr40" draw:layer="layout" draw:type="line" svg:x1="7.499cm" svg:y1="11.755cm" svg:x2="8.899cm" svg:y2="15.126cm" draw:start-shape="id25" draw:start-glue-point="2" draw:end-shape="id30" draw:end-glue-point="0" svg:d="m7499 11755 1400 3371">
          <text:p/>
        </draw:connector>
        <draw:connector draw:name="直線單箭頭接點 35" draw:style-name="gr41" draw:layer="layout" draw:type="line" svg:x1="12.6cm" svg:y1="11.725cm" svg:x2="8.899cm" svg:y2="15.126cm" draw:start-shape="id26" draw:start-glue-point="2" draw:end-shape="id30" draw:end-glue-point="0" svg:d="m12600 11725-3701 3401">
          <text:p/>
        </draw:connector>
        <draw:connector draw:name="直線單箭頭接點 37" draw:style-name="gr42" draw:layer="layout" draw:type="line" svg:x1="17.6cm" svg:y1="11.725cm" svg:x2="8.899cm" svg:y2="15.126cm" draw:start-shape="id27" draw:start-glue-point="2" draw:end-shape="id30" draw:end-glue-point="0" svg:d="m17600 11725-8701 3401">
          <text:p/>
        </draw:connector>
        <draw:connector draw:name="直線單箭頭接點 39" draw:style-name="gr43" draw:layer="layout" draw:type="line" svg:x1="22.801cm" svg:y1="11.755cm" svg:x2="8.899cm" svg:y2="15.126cm" draw:start-shape="id28" draw:start-glue-point="2" draw:end-shape="id30" draw:end-glue-point="0" svg:d="m22801 11755-13902 3371">
          <text:p/>
        </draw:connector>
        <draw:connector draw:name="直線單箭頭接點 41" draw:style-name="gr44" draw:layer="layout" draw:type="line" svg:x1="2.335cm" svg:y1="11.755cm" svg:x2="15.488cm" svg:y2="15.126cm" draw:start-shape="id29" draw:start-glue-point="2" draw:end-shape="id31" draw:end-glue-point="0" svg:d="m2335 11755 13153 3371">
          <text:p/>
        </draw:connector>
        <draw:connector draw:name="直線單箭頭接點 43" draw:style-name="gr45" draw:layer="layout" draw:type="line" svg:x1="7.499cm" svg:y1="11.755cm" svg:x2="15.488cm" svg:y2="15.126cm" draw:start-shape="id25" draw:start-glue-point="2" draw:end-shape="id31" draw:end-glue-point="0" svg:d="m7499 11755 7989 3371">
          <text:p/>
        </draw:connector>
        <draw:connector draw:name="直線單箭頭接點 45" draw:style-name="gr46" draw:layer="layout" draw:type="line" svg:x1="12.6cm" svg:y1="11.725cm" svg:x2="15.488cm" svg:y2="15.126cm" draw:start-shape="id26" draw:start-glue-point="2" draw:end-shape="id31" draw:end-glue-point="0" svg:d="m12600 11725 2888 3401">
          <text:p/>
        </draw:connector>
        <draw:connector draw:name="直線單箭頭接點 47" draw:style-name="gr47" draw:layer="layout" draw:type="line" svg:x1="17.6cm" svg:y1="11.725cm" svg:x2="15.488cm" svg:y2="15.126cm" draw:start-shape="id27" draw:start-glue-point="2" draw:end-shape="id31" draw:end-glue-point="0" svg:d="m17600 11725-2112 3401">
          <text:p/>
        </draw:connector>
        <draw:connector draw:name="直線單箭頭接點 49" draw:style-name="gr48" draw:layer="layout" draw:type="line" svg:x1="22.801cm" svg:y1="11.755cm" svg:x2="15.488cm" svg:y2="15.126cm" draw:start-shape="id28" draw:start-glue-point="2" draw:end-shape="id31" draw:end-glue-point="0" svg:d="m22801 11755-7313 3371">
          <text:p/>
        </draw:connector>
        <presentation:notes draw:style-name="dp2">
          <draw:page-thumbnail draw:style-name="gr13" draw:layer="layout" svg:width="12.7cm" svg:height="9.525cm" svg:x="3.175cm" svg:y="1.905cm" draw:page-number="4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3" draw:style-name="dp1" draw:master-page-name="Master1-Layout2-obj-標題及物件" presentation:presentation-page-layout-name="AL1T18">
        <draw:custom-shape draw:name="矩形 3" draw:style-name="gr1" draw:text-style-name="P2" xml:id="id32" draw:id="id32" draw:layer="layout" svg:width="4.6cm" svg:height="2.83cm" svg:x="10.3cm" svg:y="0.524cm">
          <text:p text:style-name="P1"><text:span text:style-name="T6">生活小知识</text:span></text:p>
          <draw:enhanced-geometry svg:viewBox="0 0 21600 21600" draw:type="non-primitive" draw:enhanced-path="M 0 0 L 21600 0 21600 21600 0 21600 Z N"/>
        </draw:custom-shape>
        <draw:custom-shape draw:name="矩形 4" draw:style-name="gr1" draw:text-style-name="P2" xml:id="id33" draw:id="id33" draw:layer="layout" svg:width="3cm" svg:height="0.9cm" svg:x="0.299cm" svg:y="4.724cm">
          <text:p text:style-name="P1"><text:span text:style-name="T6">食</text:span></text:p>
          <draw:enhanced-geometry svg:viewBox="0 0 21600 21600" draw:type="non-primitive" draw:enhanced-path="M 0 0 L 21600 0 21600 21600 0 21600 Z N"/>
        </draw:custom-shape>
        <draw:custom-shape draw:name="矩形 5" draw:style-name="gr1" draw:text-style-name="P2" xml:id="id34" draw:id="id34" draw:layer="layout" svg:width="3cm" svg:height="0.9cm" svg:x="4.499cm" svg:y="4.624cm">
          <text:p text:style-name="P1"><text:span text:style-name="T6">衣</text:span></text:p>
          <draw:enhanced-geometry svg:viewBox="0 0 21600 21600" draw:type="non-primitive" draw:enhanced-path="M 0 0 L 21600 0 21600 21600 0 21600 Z N"/>
        </draw:custom-shape>
        <draw:custom-shape draw:name="矩形 6" draw:style-name="gr1" draw:text-style-name="P2" xml:id="id35" draw:id="id35" draw:layer="layout" svg:width="3cm" svg:height="0.9cm" svg:x="8.8cm" svg:y="4.724cm">
          <text:p text:style-name="P1"><text:span text:style-name="T6">住</text:span></text:p>
          <draw:enhanced-geometry svg:viewBox="0 0 21600 21600" draw:type="non-primitive" draw:enhanced-path="M 0 0 L 21600 0 21600 21600 0 21600 Z N"/>
        </draw:custom-shape>
        <draw:custom-shape draw:name="矩形 7" draw:style-name="gr1" draw:text-style-name="P2" xml:id="id36" draw:id="id36" draw:layer="layout" svg:width="3cm" svg:height="0.9cm" svg:x="13.3cm" svg:y="4.724cm">
          <text:p text:style-name="P1"><text:span text:style-name="T6">行</text:span></text:p>
          <draw:enhanced-geometry svg:viewBox="0 0 21600 21600" draw:type="non-primitive" draw:enhanced-path="M 0 0 L 21600 0 21600 21600 0 21600 Z N"/>
        </draw:custom-shape>
        <draw:custom-shape draw:name="矩形 8" draw:style-name="gr1" draw:text-style-name="P2" xml:id="id37" draw:id="id37" draw:layer="layout" svg:width="3cm" svg:height="0.9cm" svg:x="17.801cm" svg:y="4.724cm">
          <text:p text:style-name="P1"><text:span text:style-name="T6">育</text:span></text:p>
          <draw:enhanced-geometry svg:viewBox="0 0 21600 21600" draw:type="non-primitive" draw:enhanced-path="M 0 0 L 21600 0 21600 21600 0 21600 Z N"/>
        </draw:custom-shape>
        <draw:custom-shape draw:name="矩形 9" draw:style-name="gr1" draw:text-style-name="P2" xml:id="id38" draw:id="id38" draw:layer="layout" svg:width="3cm" svg:height="0.9cm" svg:x="21.901cm" svg:y="4.724cm">
          <text:p text:style-name="P1"><text:span text:style-name="T6">乐</text:span></text:p>
          <draw:enhanced-geometry svg:viewBox="0 0 21600 21600" draw:type="non-primitive" draw:enhanced-path="M 0 0 L 21600 0 21600 21600 0 21600 Z N"/>
        </draw:custom-shape>
        <draw:connector draw:name="直線單箭頭接點 10" draw:style-name="gr49" draw:layer="layout" draw:type="line" svg:x1="12.6cm" svg:y1="3.354cm" svg:x2="1.799cm" svg:y2="4.724cm" draw:start-shape="id32" draw:start-glue-point="2" draw:end-shape="id33" draw:end-glue-point="0" svg:d="m12600 3354-10801 1370">
          <text:p/>
        </draw:connector>
        <draw:connector draw:name="直線單箭頭接點 11" draw:style-name="gr50" draw:layer="layout" draw:type="line" svg:x1="12.6cm" svg:y1="3.354cm" svg:x2="5.999cm" svg:y2="4.624cm" draw:start-shape="id32" draw:start-glue-point="2" draw:end-shape="id34" draw:end-glue-point="0" svg:d="m12600 3354-6601 1270">
          <text:p/>
        </draw:connector>
        <draw:connector draw:name="直線單箭頭接點 12" draw:style-name="gr51" draw:layer="layout" draw:type="line" svg:x1="12.6cm" svg:y1="3.354cm" svg:x2="10.3cm" svg:y2="4.724cm" draw:start-shape="id32" draw:start-glue-point="2" draw:end-shape="id35" draw:end-glue-point="0" svg:d="m12600 3354-2300 1370">
          <text:p/>
        </draw:connector>
        <draw:connector draw:name="直線單箭頭接點 13" draw:style-name="gr52" draw:layer="layout" draw:type="line" svg:x1="12.6cm" svg:y1="3.354cm" svg:x2="14.8cm" svg:y2="4.724cm" draw:start-shape="id32" draw:start-glue-point="2" draw:end-shape="id36" draw:end-glue-point="0" svg:d="m12600 3354 2200 1370">
          <text:p/>
        </draw:connector>
        <draw:connector draw:name="直線單箭頭接點 14" draw:style-name="gr53" draw:layer="layout" draw:type="line" svg:x1="12.6cm" svg:y1="3.354cm" svg:x2="19.301cm" svg:y2="4.724cm" draw:start-shape="id32" draw:start-glue-point="2" draw:end-shape="id37" draw:end-glue-point="0" svg:d="m12600 3354 6701 1370">
          <text:p/>
        </draw:connector>
        <draw:connector draw:name="直線單箭頭接點 15" draw:style-name="gr54" draw:layer="layout" draw:type="line" svg:x1="12.6cm" svg:y1="3.354cm" svg:x2="23.401cm" svg:y2="4.724cm" draw:start-shape="id32" draw:start-glue-point="2" draw:end-shape="id38" draw:end-glue-point="0" svg:d="m12600 3354 10801 1370">
          <text:p/>
        </draw:connector>
        <draw:custom-shape draw:name="矩形 70" draw:style-name="gr1" draw:text-style-name="P2" xml:id="id43" draw:id="id43" draw:layer="layout" svg:width="3cm" svg:height="2.2cm" svg:x="21.901cm" svg:y="6.325cm">
          <text:p text:style-name="P1"><text:span text:style-name="T6">棋盘山周遭景点</text:span></text:p>
          <draw:enhanced-geometry svg:viewBox="0 0 21600 21600" draw:type="non-primitive" draw:enhanced-path="M 0 0 L 21600 0 21600 21600 0 21600 Z N"/>
        </draw:custom-shape>
        <draw:custom-shape draw:name="矩形 71" draw:style-name="gr1" draw:text-style-name="P2" xml:id="id44" draw:id="id44" draw:layer="layout" svg:width="3cm" svg:height="2.2cm" svg:x="13.3cm" svg:y="6.325cm">
          <text:p text:style-name="P1"><text:span text:style-name="T6">火车时刻表</text:span></text:p>
          <draw:enhanced-geometry svg:viewBox="0 0 21600 21600" draw:type="non-primitive" draw:enhanced-path="M 0 0 L 21600 0 21600 21600 0 21600 Z N"/>
        </draw:custom-shape>
        <draw:custom-shape draw:name="矩形 72" draw:style-name="gr1" draw:text-style-name="P2" xml:id="id45" draw:id="id45" draw:layer="layout" svg:width="3cm" svg:height="2.2cm" svg:x="13.26cm" svg:y="9.325cm">
          <text:p text:style-name="P1"><text:span text:style-name="T6">飞机航班</text:span></text:p>
          <draw:enhanced-geometry svg:viewBox="0 0 21600 21600" draw:type="non-primitive" draw:enhanced-path="M 0 0 L 21600 0 21600 21600 0 21600 Z N"/>
        </draw:custom-shape>
        <draw:custom-shape draw:name="矩形 74" draw:style-name="gr1" draw:text-style-name="P2" xml:id="id41" draw:id="id41" draw:layer="layout" svg:width="3cm" svg:height="2.2cm" svg:x="8.9cm" svg:y="6.325cm">
          <text:p text:style-name="P1"><text:span text:style-name="T6">饭店地址、电话</text:span></text:p>
          <draw:enhanced-geometry svg:viewBox="0 0 21600 21600" draw:type="non-primitive" draw:enhanced-path="M 0 0 L 21600 0 21600 21600 0 21600 Z N"/>
        </draw:custom-shape>
        <draw:custom-shape draw:name="矩形 75" draw:style-name="gr1" draw:text-style-name="P2" xml:id="id39" draw:id="id39" draw:layer="layout" svg:width="3cm" svg:height="3.6cm" svg:x="0.299cm" svg:y="6.325cm">
          <text:p text:style-name="P1"><text:span text:style-name="T6">每区十大餐厅介绍排名</text:span></text:p>
          <draw:enhanced-geometry svg:viewBox="0 0 21600 21600" draw:type="non-primitive" draw:enhanced-path="M 0 0 L 21600 0 21600 21600 0 21600 Z N"/>
        </draw:custom-shape>
        <draw:custom-shape draw:name="矩形 76" draw:style-name="gr1" draw:text-style-name="P2" xml:id="id40" draw:id="id40" draw:layer="layout" svg:width="3cm" svg:height="2.2cm" svg:x="4.499cm" svg:y="6.325cm">
          <text:p text:style-name="P1"><text:span text:style-name="T6">时装流行杂志</text:span></text:p>
          <draw:enhanced-geometry svg:viewBox="0 0 21600 21600" draw:type="non-primitive" draw:enhanced-path="M 0 0 L 21600 0 21600 21600 0 21600 Z N"/>
        </draw:custom-shape>
        <draw:custom-shape draw:name="矩形 77" draw:style-name="gr1" draw:text-style-name="P2" xml:id="id47" draw:id="id47" draw:layer="layout" svg:width="3cm" svg:height="2.2cm" svg:x="13.26cm" svg:y="12.125cm">
          <text:p text:style-name="P1"><text:span text:style-name="T6">客运站时刻表</text:span></text:p>
          <draw:enhanced-geometry svg:viewBox="0 0 21600 21600" draw:type="non-primitive" draw:enhanced-path="M 0 0 L 21600 0 21600 21600 0 21600 Z N"/>
        </draw:custom-shape>
        <draw:custom-shape draw:name="矩形 78" draw:style-name="gr1" draw:text-style-name="P2" xml:id="id42" draw:id="id42" draw:layer="layout" svg:width="3cm" svg:height="3.504cm" svg:x="17.801cm" svg:y="6.421cm">
          <text:p text:style-name="P1"><text:span text:style-name="T6">各类公职学校考试时间</text:span></text:p>
          <draw:enhanced-geometry svg:viewBox="0 0 21600 21600" draw:type="non-primitive" draw:enhanced-path="M 0 0 L 21600 0 21600 21600 0 21600 Z N"/>
        </draw:custom-shape>
        <draw:connector draw:name="直線接點 81" draw:style-name="gr55" draw:layer="layout" draw:type="line" svg:x1="1.799cm" svg:y1="5.624cm" svg:x2="1.799cm" svg:y2="6.325cm" draw:start-shape="id33" draw:start-glue-point="2" draw:end-shape="id39" draw:end-glue-point="0" svg:d="m1799 5624v701">
          <text:p/>
        </draw:connector>
        <draw:connector draw:name="直線接點 83" draw:style-name="gr55" draw:layer="layout" draw:type="line" svg:x1="5.999cm" svg:y1="5.524cm" svg:x2="5.999cm" svg:y2="6.325cm" draw:start-shape="id34" draw:start-glue-point="2" draw:end-shape="id40" draw:end-glue-point="0" svg:d="m5999 5524v801">
          <text:p/>
        </draw:connector>
        <draw:connector draw:name="直線接點 85" draw:style-name="gr55" draw:layer="layout" draw:type="line" svg:x1="10.3cm" svg:y1="5.624cm" svg:x2="10.4cm" svg:y2="6.325cm" draw:start-shape="id35" draw:start-glue-point="2" draw:end-shape="id41" draw:end-glue-point="0" svg:d="m10300 5624 100 701">
          <text:p/>
        </draw:connector>
        <draw:connector draw:name="直線接點 87" draw:style-name="gr55" draw:layer="layout" draw:type="line" svg:x1="19.301cm" svg:y1="5.624cm" svg:x2="19.301cm" svg:y2="6.421cm" draw:start-shape="id37" draw:start-glue-point="2" draw:end-shape="id42" draw:end-glue-point="0" svg:d="m19301 5624v797">
          <text:p/>
        </draw:connector>
        <draw:connector draw:name="直線接點 89" draw:style-name="gr55" draw:layer="layout" draw:type="line" svg:x1="23.401cm" svg:y1="5.624cm" svg:x2="23.401cm" svg:y2="6.325cm" draw:start-shape="id38" draw:start-glue-point="2" draw:end-shape="id43" draw:end-glue-point="0" svg:d="m23401 5624v701">
          <text:p/>
        </draw:connector>
        <draw:connector draw:name="直線單箭頭接點 91" draw:style-name="gr56" draw:layer="layout" draw:type="line" svg:x1="14.8cm" svg:y1="5.624cm" svg:x2="14.8cm" svg:y2="6.325cm" draw:start-shape="id36" draw:start-glue-point="2" draw:end-shape="id44" draw:end-glue-point="0" svg:d="m14800 5624v701">
          <text:p/>
        </draw:connector>
        <draw:connector draw:name="直線單箭頭接點 93" draw:style-name="gr57" draw:layer="layout" draw:type="line" svg:x1="14.8cm" svg:y1="5.624cm" svg:x2="14.76cm" svg:y2="9.325cm" draw:start-shape="id36" draw:start-glue-point="2" draw:end-shape="id45" draw:end-glue-point="0" svg:d="m14800 5624-40 3701">
          <text:p/>
        </draw:connector>
        <draw:connector draw:name="直線單箭頭接點 96" draw:style-name="gr58" draw:layer="layout" draw:type="line" svg:x1="14.8cm" svg:y1="5.624cm" svg:x2="14.9cm" svg:y2="12.125cm" draw:start-shape="id36" draw:start-glue-point="2" svg:d="m14800 5624 100 6501">
          <text:p/>
        </draw:connector>
        <draw:custom-shape draw:name="矩形 97" draw:style-name="gr1" draw:text-style-name="P2" xml:id="id46" draw:id="id46" draw:layer="layout" svg:width="4.6cm" svg:height="2.83cm" svg:x="6.599cm" svg:y="15.126cm">
          <text:p text:style-name="P1"><text:span text:style-name="T6">回上一页</text:span></text:p>
          <draw:enhanced-geometry svg:viewBox="0 0 21600 21600" draw:type="non-primitive" draw:enhanced-path="M 0 0 L 21600 0 21600 21600 0 21600 Z N"/>
        </draw:custom-shape>
        <draw:custom-shape draw:name="矩形 98" draw:style-name="gr1" draw:text-style-name="P2" xml:id="id48" draw:id="id48" draw:layer="layout" svg:width="4.6cm" svg:height="2.83cm" svg:x="13.188cm" svg:y="15.126cm">
          <text:p text:style-name="P1"><text:span text:style-name="T6">回首页</text:span></text:p>
          <draw:enhanced-geometry svg:viewBox="0 0 21600 21600" draw:type="non-primitive" draw:enhanced-path="M 0 0 L 21600 0 21600 21600 0 21600 Z N"/>
        </draw:custom-shape>
        <draw:connector draw:name="直線單箭頭接點 100" draw:style-name="gr59" draw:layer="layout" draw:type="line" svg:x1="1.799cm" svg:y1="9.925cm" svg:x2="8.899cm" svg:y2="15.126cm" draw:start-shape="id39" draw:start-glue-point="2" draw:end-shape="id46" draw:end-glue-point="0" svg:d="m1799 9925 7100 5201">
          <text:p/>
        </draw:connector>
        <draw:connector draw:name="直線單箭頭接點 102" draw:style-name="gr60" draw:layer="layout" draw:type="line" svg:x1="5.999cm" svg:y1="8.525cm" svg:x2="8.899cm" svg:y2="15.126cm" draw:start-shape="id40" draw:start-glue-point="2" draw:end-shape="id46" draw:end-glue-point="0" svg:d="m5999 8525 2900 6601">
          <text:p/>
        </draw:connector>
        <draw:connector draw:name="直線單箭頭接點 104" draw:style-name="gr61" draw:layer="layout" draw:type="line" svg:x1="10.4cm" svg:y1="8.525cm" svg:x2="8.899cm" svg:y2="15.126cm" draw:start-shape="id41" draw:start-glue-point="2" draw:end-shape="id46" draw:end-glue-point="0" svg:d="m10400 8525-1501 6601">
          <text:p/>
        </draw:connector>
        <draw:connector draw:name="直線單箭頭接點 106" draw:style-name="gr62" draw:layer="layout" draw:type="line" svg:x1="14.76cm" svg:y1="14.325cm" svg:x2="8.899cm" svg:y2="15.126cm" draw:start-shape="id47" draw:start-glue-point="2" draw:end-shape="id46" draw:end-glue-point="0" svg:d="m14760 14325-5861 801">
          <text:p/>
        </draw:connector>
        <draw:connector draw:name="直線單箭頭接點 109" draw:style-name="gr63" draw:layer="layout" draw:type="line" svg:x1="19.301cm" svg:y1="9.925cm" svg:x2="8.899cm" svg:y2="15.126cm" draw:start-shape="id42" draw:start-glue-point="2" draw:end-shape="id46" draw:end-glue-point="0" svg:d="m19301 9925-10402 5201">
          <text:p/>
        </draw:connector>
        <draw:connector draw:name="直線單箭頭接點 111" draw:style-name="gr64" draw:layer="layout" draw:type="line" svg:x1="23.401cm" svg:y1="8.525cm" svg:x2="8.899cm" svg:y2="15.126cm" draw:start-shape="id43" draw:start-glue-point="2" draw:end-shape="id46" draw:end-glue-point="0" svg:d="m23401 8525-14502 6601">
          <text:p/>
        </draw:connector>
        <draw:connector draw:name="直線單箭頭接點 113" draw:style-name="gr65" draw:layer="layout" draw:type="line" svg:x1="1.799cm" svg:y1="9.925cm" svg:x2="15.488cm" svg:y2="15.126cm" draw:start-shape="id39" draw:start-glue-point="2" draw:end-shape="id48" draw:end-glue-point="0" svg:d="m1799 9925 13689 5201">
          <text:p/>
        </draw:connector>
        <draw:connector draw:name="直線單箭頭接點 115" draw:style-name="gr66" draw:layer="layout" draw:type="line" svg:x1="5.999cm" svg:y1="8.525cm" svg:x2="15.488cm" svg:y2="15.126cm" draw:start-shape="id40" draw:start-glue-point="2" draw:end-shape="id48" draw:end-glue-point="0" svg:d="m5999 8525 9489 6601">
          <text:p/>
        </draw:connector>
        <draw:connector draw:name="直線單箭頭接點 117" draw:style-name="gr67" draw:layer="layout" draw:type="line" svg:x1="10.4cm" svg:y1="8.525cm" svg:x2="15.488cm" svg:y2="15.126cm" draw:start-shape="id41" draw:start-glue-point="2" draw:end-shape="id48" draw:end-glue-point="0" svg:d="m10400 8525 5088 6601">
          <text:p/>
        </draw:connector>
        <draw:connector draw:name="直線單箭頭接點 119" draw:style-name="gr68" draw:layer="layout" draw:type="line" svg:x1="19.301cm" svg:y1="9.925cm" svg:x2="15.488cm" svg:y2="15.126cm" draw:start-shape="id42" draw:start-glue-point="2" draw:end-shape="id48" draw:end-glue-point="0" svg:d="m19301 9925-3813 5201">
          <text:p/>
        </draw:connector>
        <draw:connector draw:name="直線單箭頭接點 121" draw:style-name="gr69" draw:layer="layout" draw:type="line" svg:x1="23.401cm" svg:y1="8.525cm" svg:x2="15.488cm" svg:y2="15.126cm" draw:start-shape="id43" draw:start-glue-point="2" draw:end-shape="id48" draw:end-glue-point="0" svg:d="m23401 8525-7913 6601">
          <text:p/>
        </draw:connector>
        <draw:connector draw:name="直線單箭頭接點 123" draw:style-name="gr70" draw:layer="layout" draw:type="line" svg:x1="14.85cm" svg:y1="13.525cm" svg:x2="15.488cm" svg:y2="15.126cm" draw:end-shape="id48" draw:end-glue-point="0" svg:d="m14850 13525 638 1601">
          <text:p/>
        </draw:connector>
        <draw:custom-shape draw:name="圓角矩形 44" draw:style-name="gr30" draw:text-style-name="P2" draw:layer="layout" svg:width="3cm" svg:height="0.629cm" svg:x="13.3cm" svg:y="8.125cm">
          <text:p text:style-name="P1"><text:span text:style-name="T8">连结</text:span></text:p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圓角矩形 45" draw:style-name="gr30" draw:text-style-name="P2" draw:layer="layout" svg:width="3cm" svg:height="0.629cm" svg:x="13.21cm" svg:y="10.897cm">
          <text:p text:style-name="P1"><text:span text:style-name="T8">连结</text:span></text:p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圓角矩形 46" draw:style-name="gr30" draw:text-style-name="P2" draw:layer="layout" svg:width="3cm" svg:height="0.629cm" svg:x="13.35cm" svg:y="13.697cm">
          <text:p text:style-name="P1"><text:span text:style-name="T8">连结</text:span></text:p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dp2">
          <draw:page-thumbnail draw:style-name="gr13" draw:layer="layout" svg:width="12.7cm" svg:height="9.525cm" svg:x="3.175cm" svg:y="1.905cm" draw:page-number="5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6" draw:style-name="dp1" draw:master-page-name="Master1-Layout2-obj-標題及物件" presentation:presentation-page-layout-name="AL1T18">
        <draw:custom-shape draw:name="矩形 3" draw:style-name="gr1" draw:text-style-name="P2" draw:layer="layout" svg:width="4.6cm" svg:height="2.83cm" svg:x="10.3cm" svg:y="0.524cm">
          <text:p text:style-name="P1"><text:span text:style-name="T6">小游戏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3" draw:layer="layout" svg:width="12.7cm" svg:height="9.525cm" svg:x="3.175cm" svg:y="1.905cm" draw:page-number="6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aster1-Layout2-obj-標題及物件" presentation:presentation-page-layout-name="AL1T18">
        <draw:frame draw:name="文字方塊 3" draw:style-name="gr71" draw:text-style-name="P2" draw:layer="layout" svg:width="9.001cm" svg:height="3.048cm" svg:x="9.3cm" svg:y="7.325cm">
          <draw:text-box>
            <text:p text:style-name="P4"><text:span text:style-name="T5">旧客户</text:span></text:p>
          </draw:text-box>
        </draw:frame>
        <presentation:notes draw:style-name="dp2">
          <draw:page-thumbnail draw:style-name="gr13" draw:layer="layout" svg:width="12.7cm" svg:height="9.525cm" svg:x="3.175cm" svg:y="1.905cm" draw:page-number="7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7" draw:style-name="dp1" draw:master-page-name="Master1-Layout2-obj-標題及物件" presentation:presentation-page-layout-name="AL1T18">
        <draw:custom-shape draw:name="矩形 3" draw:style-name="gr1" draw:text-style-name="P2" xml:id="id49" draw:id="id49" draw:layer="layout" svg:width="4.6cm" svg:height="2.83cm" svg:x="10.3cm" svg:y="0.524cm">
          <text:p text:style-name="P1"><text:span text:style-name="T6">旧客户</text:span></text:p>
          <draw:enhanced-geometry svg:viewBox="0 0 21600 21600" draw:type="non-primitive" draw:enhanced-path="M 0 0 L 21600 0 21600 21600 0 21600 Z N"/>
        </draw:custom-shape>
        <draw:custom-shape draw:name="矩形 5" draw:style-name="gr1" draw:text-style-name="P2" xml:id="id50" draw:id="id50" draw:layer="layout" svg:width="2.502cm" svg:height="1.582cm" svg:x="-0.101cm" svg:y="5.743cm">
          <text:p text:style-name="P1"><text:span text:style-name="T2">访客内容</text:span></text:p>
          <draw:enhanced-geometry svg:viewBox="0 0 21600 21600" draw:type="non-primitive" draw:enhanced-path="M 0 0 L 21600 0 21600 21600 0 21600 Z N"/>
        </draw:custom-shape>
        <draw:custom-shape draw:name="矩形 6" draw:style-name="gr1" draw:text-style-name="P2" xml:id="id51" draw:id="id51" draw:layer="layout" svg:width="2.502cm" svg:height="1.582cm" svg:x="2.699cm" svg:y="5.743cm">
          <text:p text:style-name="P1"><text:span text:style-name="T2">园区活动通知</text:span></text:p>
          <draw:enhanced-geometry svg:viewBox="0 0 21600 21600" draw:type="non-primitive" draw:enhanced-path="M 0 0 L 21600 0 21600 21600 0 21600 Z N"/>
        </draw:custom-shape>
        <draw:custom-shape draw:name="矩形 7" draw:style-name="gr1" draw:text-style-name="P2" xml:id="id52" draw:id="id52" draw:layer="layout" svg:width="2.502cm" svg:height="1.582cm" svg:x="5.499cm" svg:y="5.743cm">
          <text:p text:style-name="P1"><text:span text:style-name="T2">亲人生殁日通 知</text:span></text:p>
          <draw:enhanced-geometry svg:viewBox="0 0 21600 21600" draw:type="non-primitive" draw:enhanced-path="M 0 0 L 21600 0 21600 21600 0 21600 Z N"/>
        </draw:custom-shape>
        <draw:custom-shape draw:name="矩形 8" draw:style-name="gr1" draw:text-style-name="P2" xml:id="id54" draw:id="id54" draw:layer="layout" svg:width="2.502cm" svg:height="1.582cm" svg:x="15.399cm" svg:y="5.743cm">
          <text:p text:style-name="P1"><text:span text:style-name="T2">在线活动祭品购买</text:span></text:p>
          <draw:enhanced-geometry svg:viewBox="0 0 21600 21600" draw:type="non-primitive" draw:enhanced-path="M 0 0 L 21600 0 21600 21600 0 21600 Z N"/>
        </draw:custom-shape>
        <draw:custom-shape draw:name="矩形 9" draw:style-name="gr1" draw:text-style-name="P2" xml:id="id55" draw:id="id55" draw:layer="layout" svg:width="2.502cm" svg:height="1.582cm" svg:x="19.101cm" svg:y="5.743cm">
          <text:p text:style-name="P1"><text:span text:style-name="T2">代祭拜回函</text:span></text:p>
          <draw:enhanced-geometry svg:viewBox="0 0 21600 21600" draw:type="non-primitive" draw:enhanced-path="M 0 0 L 21600 0 21600 21600 0 21600 Z N"/>
        </draw:custom-shape>
        <draw:custom-shape draw:name="矩形 11" draw:style-name="gr1" draw:text-style-name="P2" xml:id="id53" draw:id="id53" draw:layer="layout" svg:width="2.502cm" svg:height="1.582cm" svg:x="8.7cm" svg:y="5.743cm">
          <text:p text:style-name="P1"><text:span text:style-name="T2">亲人数据查询</text:span></text:p>
          <draw:enhanced-geometry svg:viewBox="0 0 21600 21600" draw:type="non-primitive" draw:enhanced-path="M 0 0 L 21600 0 21600 21600 0 21600 Z N"/>
        </draw:custom-shape>
        <draw:custom-shape draw:name="矩形 12" draw:style-name="gr1" draw:text-style-name="P2" xml:id="id56" draw:id="id56" draw:layer="layout" svg:width="4.6cm" svg:height="2.83cm" svg:x="6.599cm" svg:y="15.126cm">
          <text:p text:style-name="P1"><text:span text:style-name="T6">回上一页</text:span></text:p>
          <draw:enhanced-geometry svg:viewBox="0 0 21600 21600" draw:type="non-primitive" draw:enhanced-path="M 0 0 L 21600 0 21600 21600 0 21600 Z N"/>
        </draw:custom-shape>
        <draw:custom-shape draw:name="矩形 13" draw:style-name="gr1" draw:text-style-name="P2" xml:id="id57" draw:id="id57" draw:layer="layout" svg:width="4.6cm" svg:height="2.83cm" svg:x="13.188cm" svg:y="15.126cm">
          <text:p text:style-name="P1"><text:span text:style-name="T6">回首页</text:span></text:p>
          <draw:enhanced-geometry svg:viewBox="0 0 21600 21600" draw:type="non-primitive" draw:enhanced-path="M 0 0 L 21600 0 21600 21600 0 21600 Z N"/>
        </draw:custom-shape>
        <draw:connector draw:name="直線單箭頭接點 15" draw:style-name="gr72" draw:layer="layout" draw:type="line" svg:x1="12.6cm" svg:y1="3.354cm" svg:x2="1.15cm" svg:y2="5.743cm" draw:start-shape="id49" draw:start-glue-point="2" draw:end-shape="id50" draw:end-glue-point="0" svg:d="m12600 3354-11450 2389">
          <text:p/>
        </draw:connector>
        <draw:connector draw:name="直線單箭頭接點 17" draw:style-name="gr73" draw:layer="layout" draw:type="line" svg:x1="12.6cm" svg:y1="3.354cm" svg:x2="3.95cm" svg:y2="5.743cm" draw:start-shape="id49" draw:start-glue-point="2" draw:end-shape="id51" draw:end-glue-point="0" svg:d="m12600 3354-8650 2389">
          <text:p/>
        </draw:connector>
        <draw:connector draw:name="直線單箭頭接點 19" draw:style-name="gr74" draw:layer="layout" draw:type="line" svg:x1="12.6cm" svg:y1="3.354cm" svg:x2="6.75cm" svg:y2="5.743cm" draw:start-shape="id49" draw:start-glue-point="2" draw:end-shape="id52" draw:end-glue-point="0" svg:d="m12600 3354-5850 2389">
          <text:p/>
        </draw:connector>
        <draw:connector draw:name="直線單箭頭接點 21" draw:style-name="gr75" draw:layer="layout" draw:type="line" svg:x1="12.6cm" svg:y1="3.354cm" svg:x2="9.951cm" svg:y2="5.743cm" draw:start-shape="id49" draw:start-glue-point="2" draw:end-shape="id53" draw:end-glue-point="0" svg:d="m12600 3354-2649 2389">
          <text:p/>
        </draw:connector>
        <draw:connector draw:name="直線單箭頭接點 23" draw:style-name="gr76" draw:layer="layout" draw:type="line" svg:x1="12.6cm" svg:y1="3.354cm" svg:x2="16.65cm" svg:y2="5.743cm" draw:start-shape="id49" draw:start-glue-point="2" draw:end-shape="id54" draw:end-glue-point="0" svg:d="m12600 3354 4050 2389">
          <text:p/>
        </draw:connector>
        <draw:connector draw:name="直線單箭頭接點 25" draw:style-name="gr77" draw:layer="layout" draw:type="line" svg:x1="12.6cm" svg:y1="3.354cm" svg:x2="20.352cm" svg:y2="5.743cm" draw:start-shape="id49" draw:start-glue-point="2" draw:end-shape="id55" draw:end-glue-point="0" svg:d="m12600 3354 7752 2389">
          <text:p/>
        </draw:connector>
        <draw:connector draw:name="直線單箭頭接點 27" draw:style-name="gr78" draw:layer="layout" draw:type="line" svg:x1="1.15cm" svg:y1="7.325cm" svg:x2="8.899cm" svg:y2="15.126cm" draw:start-shape="id50" draw:start-glue-point="2" draw:end-shape="id56" draw:end-glue-point="0" svg:d="m1150 7325 7749 7801">
          <text:p/>
        </draw:connector>
        <draw:connector draw:name="直線單箭頭接點 29" draw:style-name="gr79" draw:layer="layout" draw:type="line" svg:x1="3.95cm" svg:y1="7.325cm" svg:x2="8.899cm" svg:y2="15.126cm" draw:start-shape="id51" draw:start-glue-point="2" draw:end-shape="id56" draw:end-glue-point="0" svg:d="m3950 7325 4949 7801">
          <text:p/>
        </draw:connector>
        <draw:connector draw:name="直線單箭頭接點 31" draw:style-name="gr80" draw:layer="layout" draw:type="line" svg:x1="6.75cm" svg:y1="7.325cm" svg:x2="8.899cm" svg:y2="15.126cm" draw:start-shape="id52" draw:start-glue-point="2" draw:end-shape="id56" draw:end-glue-point="0" svg:d="m6750 7325 2149 7801">
          <text:p/>
        </draw:connector>
        <draw:connector draw:name="直線單箭頭接點 33" draw:style-name="gr81" draw:layer="layout" draw:type="line" svg:x1="9.951cm" svg:y1="7.325cm" svg:x2="8.899cm" svg:y2="15.126cm" draw:start-shape="id53" draw:start-glue-point="2" draw:end-shape="id56" draw:end-glue-point="0" svg:d="m9951 7325-1052 7801">
          <text:p/>
        </draw:connector>
        <draw:connector draw:name="直線單箭頭接點 35" draw:style-name="gr82" draw:layer="layout" draw:type="line" svg:x1="16.65cm" svg:y1="7.325cm" svg:x2="8.899cm" svg:y2="15.126cm" draw:start-shape="id54" draw:start-glue-point="2" draw:end-shape="id56" draw:end-glue-point="0" svg:d="m16650 7325-7751 7801">
          <text:p/>
        </draw:connector>
        <draw:connector draw:name="直線單箭頭接點 37" draw:style-name="gr83" draw:layer="layout" draw:type="line" svg:x1="1.15cm" svg:y1="7.325cm" svg:x2="15.488cm" svg:y2="15.126cm" draw:start-shape="id50" draw:start-glue-point="2" draw:end-shape="id57" draw:end-glue-point="0" svg:d="m1150 7325 14338 7801">
          <text:p/>
        </draw:connector>
        <draw:connector draw:name="直線單箭頭接點 39" draw:style-name="gr84" draw:layer="layout" draw:type="line" svg:x1="3.95cm" svg:y1="7.325cm" svg:x2="15.488cm" svg:y2="15.126cm" draw:start-shape="id51" draw:start-glue-point="2" draw:end-shape="id57" draw:end-glue-point="0" svg:d="m3950 7325 11538 7801">
          <text:p/>
        </draw:connector>
        <draw:connector draw:name="直線單箭頭接點 41" draw:style-name="gr85" draw:layer="layout" draw:type="line" svg:x1="6.75cm" svg:y1="7.325cm" svg:x2="15.488cm" svg:y2="15.126cm" draw:start-shape="id52" draw:start-glue-point="2" draw:end-shape="id57" draw:end-glue-point="0" svg:d="m6750 7325 8738 7801">
          <text:p/>
        </draw:connector>
        <draw:connector draw:name="直線單箭頭接點 43" draw:style-name="gr86" draw:layer="layout" draw:type="line" svg:x1="9.951cm" svg:y1="7.325cm" svg:x2="15.488cm" svg:y2="15.126cm" draw:start-shape="id53" draw:start-glue-point="2" draw:end-shape="id57" draw:end-glue-point="0" svg:d="m9951 7325 5537 7801">
          <text:p/>
        </draw:connector>
        <draw:connector draw:name="直線單箭頭接點 45" draw:style-name="gr87" draw:layer="layout" draw:type="line" svg:x1="16.65cm" svg:y1="7.325cm" svg:x2="15.488cm" svg:y2="15.126cm" draw:start-shape="id54" draw:start-glue-point="2" draw:end-shape="id57" draw:end-glue-point="0" svg:d="m16650 7325-1162 7801">
          <text:p/>
        </draw:connector>
        <draw:connector draw:name="直線單箭頭接點 47" draw:style-name="gr88" draw:layer="layout" draw:type="line" svg:x1="20.352cm" svg:y1="7.325cm" svg:x2="15.488cm" svg:y2="15.126cm" draw:start-shape="id55" draw:start-glue-point="2" draw:end-shape="id57" draw:end-glue-point="0" svg:d="m20352 7325-4864 7801">
          <text:p/>
        </draw:connector>
        <draw:custom-shape draw:name="矩形 82" draw:style-name="gr1" draw:text-style-name="P2" xml:id="id58" draw:id="id58" draw:layer="layout" svg:width="2.502cm" svg:height="1.582cm" svg:x="22.76cm" svg:y="5.743cm">
          <text:p text:style-name="P1"><text:span text:style-name="T2">服务人员资料</text:span></text:p>
          <draw:enhanced-geometry svg:viewBox="0 0 21600 21600" draw:type="non-primitive" draw:enhanced-path="M 0 0 L 21600 0 21600 21600 0 21600 Z N"/>
        </draw:custom-shape>
        <draw:connector draw:name="直線單箭頭接點 84" draw:style-name="gr89" draw:layer="layout" draw:type="line" svg:x1="20.352cm" svg:y1="7.325cm" svg:x2="8.899cm" svg:y2="15.126cm" draw:start-shape="id55" draw:start-glue-point="2" draw:end-shape="id56" draw:end-glue-point="0" svg:d="m20352 7325-11453 7801">
          <text:p/>
        </draw:connector>
        <draw:connector draw:name="直線單箭頭接點 86" draw:style-name="gr90" draw:layer="layout" draw:type="line" svg:x1="24.011cm" svg:y1="7.325cm" svg:x2="15.488cm" svg:y2="15.126cm" draw:start-shape="id58" draw:start-glue-point="2" draw:end-shape="id57" draw:end-glue-point="0" svg:d="m24011 7325-8523 7801">
          <text:p/>
        </draw:connector>
        <draw:connector draw:name="直線單箭頭接點 88" draw:style-name="gr91" draw:layer="layout" draw:type="line" svg:x1="24.011cm" svg:y1="7.325cm" svg:x2="8.899cm" svg:y2="15.126cm" draw:start-shape="id58" draw:start-glue-point="2" draw:end-shape="id56" draw:end-glue-point="0" svg:d="m24011 7325-15112 7801">
          <text:p/>
        </draw:connector>
        <draw:connector draw:name="直線單箭頭接點 90" draw:style-name="gr92" draw:layer="layout" draw:type="line" svg:x1="12.6cm" svg:y1="3.354cm" svg:x2="24.011cm" svg:y2="5.743cm" draw:start-shape="id49" draw:start-glue-point="2" draw:end-shape="id58" draw:end-glue-point="0" svg:d="m12600 3354 11411 2389">
          <text:p/>
        </draw:connector>
        <draw:custom-shape draw:name="矩形 91" draw:style-name="gr1" draw:text-style-name="P2" xml:id="id59" draw:id="id59" draw:layer="layout" svg:width="2.502cm" svg:height="1.582cm" svg:x="12.229cm" svg:y="5.743cm">
          <text:p text:style-name="P1"><text:span text:style-name="T2">落葬仪式预约</text:span></text:p>
          <draw:enhanced-geometry svg:viewBox="0 0 21600 21600" draw:type="non-primitive" draw:enhanced-path="M 0 0 L 21600 0 21600 21600 0 21600 Z N"/>
        </draw:custom-shape>
        <draw:connector draw:name="直線單箭頭接點 93" draw:style-name="gr93" draw:layer="layout" draw:type="line" svg:x1="13.48cm" svg:y1="7.325cm" svg:x2="8.899cm" svg:y2="15.126cm" draw:start-shape="id59" draw:start-glue-point="2" draw:end-shape="id56" draw:end-glue-point="0" svg:d="m13480 7325-4581 7801">
          <text:p/>
        </draw:connector>
        <draw:connector draw:name="直線單箭頭接點 95" draw:style-name="gr94" draw:layer="layout" draw:type="line" svg:x1="13.48cm" svg:y1="7.325cm" svg:x2="15.488cm" svg:y2="15.126cm" draw:start-shape="id59" draw:start-glue-point="2" draw:end-shape="id57" draw:end-glue-point="0" svg:d="m13480 7325 2008 7801">
          <text:p/>
        </draw:connector>
        <draw:connector draw:name="直線單箭頭接點 97" draw:style-name="gr95" draw:layer="layout" draw:type="line" svg:x1="12.6cm" svg:y1="3.354cm" svg:x2="13.48cm" svg:y2="5.743cm" draw:start-shape="id49" draw:start-glue-point="2" draw:end-shape="id59" draw:end-glue-point="0" svg:d="m12600 3354 880 2389">
          <text:p/>
        </draw:connector>
        <draw:custom-shape draw:name="圓角矩形 44" draw:style-name="gr30" draw:text-style-name="P2" draw:layer="layout" svg:width="3cm" svg:height="1cm" svg:x="15.15cm" svg:y="7.325cm">
          <text:p text:style-name="P1"><text:span text:style-name="T10">支付宝</text:span></text:p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圓角矩形 44" draw:style-name="gr30" draw:text-style-name="P2" draw:layer="layout" svg:width="3.315cm" svg:height="1cm" svg:x="5.024cm" svg:y="7.325cm">
          <text:p text:style-name="P1"><text:span text:style-name="T10">及时提醒</text:span></text:p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圓角矩形 44" draw:style-name="gr30" draw:text-style-name="P2" draw:layer="layout" svg:width="3.315cm" svg:height="1cm" svg:x="8.34cm" svg:y="7.325cm">
          <text:p text:style-name="P1"><text:span text:style-name="T10">建立数据库</text:span></text:p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圓角矩形 44" draw:style-name="gr30" draw:text-style-name="P2" draw:layer="layout" svg:width="3.315cm" svg:height="1cm" svg:x="18.694cm" svg:y="7.325cm">
          <text:p text:style-name="P1"><text:span text:style-name="T10">建立数据库</text:span></text:p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dp2">
          <draw:page-thumbnail draw:style-name="gr13" draw:layer="layout" svg:width="12.7cm" svg:height="9.525cm" svg:x="3.175cm" svg:y="1.905cm" draw:page-number="8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8" draw:style-name="dp1" draw:master-page-name="Master1-Layout2-obj-標題及物件" presentation:presentation-page-layout-name="AL1T18">
        <draw:frame draw:name="文字方塊 3" draw:style-name="gr71" draw:text-style-name="P2" draw:layer="layout" svg:width="9.001cm" svg:height="3.048cm" svg:x="9.3cm" svg:y="7.325cm">
          <draw:text-box>
            <text:p text:style-name="P4"><text:span text:style-name="T5">代销商</text:span></text:p>
          </draw:text-box>
        </draw:frame>
        <presentation:notes draw:style-name="dp2">
          <draw:page-thumbnail draw:style-name="gr13" draw:layer="layout" svg:width="12.7cm" svg:height="9.525cm" svg:x="3.175cm" svg:y="1.905cm" draw:page-number="9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1" draw:style-name="dp1" draw:master-page-name="Master1-Layout2-obj-標題及物件" presentation:presentation-page-layout-name="AL1T18">
        <draw:custom-shape draw:name="矩形 3" draw:style-name="gr1" draw:text-style-name="P2" xml:id="id60" draw:id="id60" draw:layer="layout" svg:width="4.6cm" svg:height="2.83cm" svg:x="10.3cm" svg:y="0.524cm">
          <text:p text:style-name="P1"><text:span text:style-name="T6">代销商</text:span></text:p>
          <draw:enhanced-geometry svg:viewBox="0 0 21600 21600" draw:type="non-primitive" draw:enhanced-path="M 0 0 L 21600 0 21600 21600 0 21600 Z N"/>
        </draw:custom-shape>
        <draw:custom-shape draw:name="矩形 5" draw:style-name="gr1" draw:text-style-name="P2" xml:id="id61" draw:id="id61" draw:layer="layout" svg:width="2.502cm" svg:height="1.582cm" svg:x="-0.101cm" svg:y="5.743cm">
          <text:p text:style-name="P1"><text:span text:style-name="T2">访客内容</text:span></text:p>
          <draw:enhanced-geometry svg:viewBox="0 0 21600 21600" draw:type="non-primitive" draw:enhanced-path="M 0 0 L 21600 0 21600 21600 0 21600 Z N"/>
        </draw:custom-shape>
        <draw:custom-shape draw:name="矩形 6" draw:style-name="gr1" draw:text-style-name="P2" xml:id="id62" draw:id="id62" draw:layer="layout" svg:width="2.502cm" svg:height="1.582cm" svg:x="2.699cm" svg:y="5.743cm">
          <text:p text:style-name="P1"><text:span text:style-name="T2">园区活动业务制度通知</text:span></text:p>
          <draw:enhanced-geometry svg:viewBox="0 0 21600 21600" draw:type="non-primitive" draw:enhanced-path="M 0 0 L 21600 0 21600 21600 0 21600 Z N"/>
        </draw:custom-shape>
        <draw:custom-shape draw:name="矩形 7" draw:style-name="gr1" draw:text-style-name="P2" xml:id="id63" draw:id="id63" draw:layer="layout" svg:width="2.502cm" svg:height="1.582cm" svg:x="5.499cm" svg:y="5.743cm">
          <text:p text:style-name="P1"><text:span text:style-name="T2">在线保留系统</text:span></text:p>
          <draw:enhanced-geometry svg:viewBox="0 0 21600 21600" draw:type="non-primitive" draw:enhanced-path="M 0 0 L 21600 0 21600 21600 0 21600 Z N"/>
        </draw:custom-shape>
        <draw:custom-shape draw:name="矩形 8" draw:style-name="gr1" draw:text-style-name="P2" xml:id="id65" draw:id="id65" draw:layer="layout" svg:width="2.502cm" svg:height="1.582cm" svg:x="11.5cm" svg:y="5.743cm">
          <text:p text:style-name="P1"><text:span text:style-name="T2">在线代订活动祭品</text:span></text:p>
          <draw:enhanced-geometry svg:viewBox="0 0 21600 21600" draw:type="non-primitive" draw:enhanced-path="M 0 0 L 21600 0 21600 21600 0 21600 Z N"/>
        </draw:custom-shape>
        <draw:custom-shape draw:name="矩形 9" draw:style-name="gr1" draw:text-style-name="P2" xml:id="id66" draw:id="id66" draw:layer="layout" svg:width="2.502cm" svg:height="1.582cm" svg:x="14.3cm" svg:y="5.743cm">
          <text:p text:style-name="P1"><text:span text:style-name="T2">在线商品奖金计算</text:span></text:p>
          <draw:enhanced-geometry svg:viewBox="0 0 21600 21600" draw:type="non-primitive" draw:enhanced-path="M 0 0 L 21600 0 21600 21600 0 21600 Z N"/>
        </draw:custom-shape>
        <draw:custom-shape draw:name="矩形 11" draw:style-name="gr1" draw:text-style-name="P2" xml:id="id64" draw:id="id64" draw:layer="layout" svg:width="2.502cm" svg:height="1.582cm" svg:x="8.5cm" svg:y="5.743cm">
          <text:p text:style-name="P1"><text:span text:style-name="T2">在线陵园订购</text:span></text:p>
          <draw:enhanced-geometry svg:viewBox="0 0 21600 21600" draw:type="non-primitive" draw:enhanced-path="M 0 0 L 21600 0 21600 21600 0 21600 Z N"/>
        </draw:custom-shape>
        <draw:custom-shape draw:name="矩形 12" draw:style-name="gr1" draw:text-style-name="P2" xml:id="id67" draw:id="id67" draw:layer="layout" svg:width="4.6cm" svg:height="2.83cm" svg:x="6.599cm" svg:y="15.126cm">
          <text:p text:style-name="P1"><text:span text:style-name="T6">回上一页</text:span></text:p>
          <draw:enhanced-geometry svg:viewBox="0 0 21600 21600" draw:type="non-primitive" draw:enhanced-path="M 0 0 L 21600 0 21600 21600 0 21600 Z N"/>
        </draw:custom-shape>
        <draw:custom-shape draw:name="矩形 13" draw:style-name="gr1" draw:text-style-name="P2" xml:id="id68" draw:id="id68" draw:layer="layout" svg:width="4.6cm" svg:height="2.83cm" svg:x="13.188cm" svg:y="15.126cm">
          <text:p text:style-name="P1"><text:span text:style-name="T6">回首页</text:span></text:p>
          <draw:enhanced-geometry svg:viewBox="0 0 21600 21600" draw:type="non-primitive" draw:enhanced-path="M 0 0 L 21600 0 21600 21600 0 21600 Z N"/>
        </draw:custom-shape>
        <draw:connector draw:name="直線單箭頭接點 15" draw:style-name="gr96" draw:layer="layout" draw:type="line" svg:x1="12.6cm" svg:y1="3.354cm" svg:x2="1.15cm" svg:y2="5.743cm" draw:start-shape="id60" draw:start-glue-point="2" draw:end-shape="id61" draw:end-glue-point="0" svg:d="m12600 3354-11450 2389">
          <text:p/>
        </draw:connector>
        <draw:connector draw:name="直線單箭頭接點 17" draw:style-name="gr97" draw:layer="layout" draw:type="line" svg:x1="12.6cm" svg:y1="3.354cm" svg:x2="3.95cm" svg:y2="5.743cm" draw:start-shape="id60" draw:start-glue-point="2" draw:end-shape="id62" draw:end-glue-point="0" svg:d="m12600 3354-8650 2389">
          <text:p/>
        </draw:connector>
        <draw:connector draw:name="直線單箭頭接點 19" draw:style-name="gr98" draw:layer="layout" draw:type="line" svg:x1="12.6cm" svg:y1="3.354cm" svg:x2="6.75cm" svg:y2="5.743cm" draw:start-shape="id60" draw:start-glue-point="2" draw:end-shape="id63" draw:end-glue-point="0" svg:d="m12600 3354-5850 2389">
          <text:p/>
        </draw:connector>
        <draw:connector draw:name="直線單箭頭接點 21" draw:style-name="gr99" draw:layer="layout" draw:type="line" svg:x1="12.6cm" svg:y1="3.354cm" svg:x2="9.751cm" svg:y2="5.743cm" draw:start-shape="id60" draw:start-glue-point="2" draw:end-shape="id64" draw:end-glue-point="0" svg:d="m12600 3354-2849 2389">
          <text:p/>
        </draw:connector>
        <draw:connector draw:name="直線單箭頭接點 23" draw:style-name="gr100" draw:layer="layout" draw:type="line" svg:x1="12.6cm" svg:y1="3.354cm" svg:x2="12.751cm" svg:y2="5.743cm" draw:start-shape="id60" draw:start-glue-point="2" draw:end-shape="id65" draw:end-glue-point="0" svg:d="m12600 3354 151 2389">
          <text:p/>
        </draw:connector>
        <draw:connector draw:name="直線單箭頭接點 25" draw:style-name="gr101" draw:layer="layout" draw:type="line" svg:x1="12.6cm" svg:y1="3.354cm" svg:x2="15.551cm" svg:y2="5.743cm" draw:start-shape="id60" draw:start-glue-point="2" draw:end-shape="id66" draw:end-glue-point="0" svg:d="m12600 3354 2951 2389">
          <text:p/>
        </draw:connector>
        <draw:connector draw:name="直線單箭頭接點 27" draw:style-name="gr102" draw:layer="layout" draw:type="line" svg:x1="1.15cm" svg:y1="7.325cm" svg:x2="8.899cm" svg:y2="15.126cm" draw:start-shape="id61" draw:start-glue-point="2" draw:end-shape="id67" draw:end-glue-point="0" svg:d="m1150 7325 7749 7801">
          <text:p/>
        </draw:connector>
        <draw:connector draw:name="直線單箭頭接點 29" draw:style-name="gr103" draw:layer="layout" draw:type="line" svg:x1="3.95cm" svg:y1="7.325cm" svg:x2="8.899cm" svg:y2="15.126cm" draw:start-shape="id62" draw:start-glue-point="2" draw:end-shape="id67" draw:end-glue-point="0" svg:d="m3950 7325 4949 7801">
          <text:p/>
        </draw:connector>
        <draw:connector draw:name="直線單箭頭接點 31" draw:style-name="gr104" draw:layer="layout" draw:type="line" svg:x1="6.75cm" svg:y1="7.325cm" svg:x2="8.899cm" svg:y2="15.126cm" draw:start-shape="id63" draw:start-glue-point="2" draw:end-shape="id67" draw:end-glue-point="0" svg:d="m6750 7325 2149 7801">
          <text:p/>
        </draw:connector>
        <draw:connector draw:name="直線單箭頭接點 33" draw:style-name="gr105" draw:layer="layout" draw:type="line" svg:x1="9.751cm" svg:y1="7.325cm" svg:x2="8.899cm" svg:y2="15.126cm" draw:start-shape="id64" draw:start-glue-point="2" draw:end-shape="id67" draw:end-glue-point="0" svg:d="m9751 7325-852 7801">
          <text:p/>
        </draw:connector>
        <draw:connector draw:name="直線單箭頭接點 35" draw:style-name="gr106" draw:layer="layout" draw:type="line" svg:x1="12.751cm" svg:y1="7.325cm" svg:x2="8.899cm" svg:y2="15.126cm" draw:start-shape="id65" draw:start-glue-point="2" draw:end-shape="id67" draw:end-glue-point="0" svg:d="m12751 7325-3852 7801">
          <text:p/>
        </draw:connector>
        <draw:connector draw:name="直線單箭頭接點 37" draw:style-name="gr107" draw:layer="layout" draw:type="line" svg:x1="1.15cm" svg:y1="7.325cm" svg:x2="15.488cm" svg:y2="15.126cm" draw:start-shape="id61" draw:start-glue-point="2" draw:end-shape="id68" draw:end-glue-point="0" svg:d="m1150 7325 14338 7801">
          <text:p/>
        </draw:connector>
        <draw:connector draw:name="直線單箭頭接點 39" draw:style-name="gr108" draw:layer="layout" draw:type="line" svg:x1="3.95cm" svg:y1="7.325cm" svg:x2="15.488cm" svg:y2="15.126cm" draw:start-shape="id62" draw:start-glue-point="2" draw:end-shape="id68" draw:end-glue-point="0" svg:d="m3950 7325 11538 7801">
          <text:p/>
        </draw:connector>
        <draw:connector draw:name="直線單箭頭接點 41" draw:style-name="gr109" draw:layer="layout" draw:type="line" svg:x1="6.75cm" svg:y1="7.325cm" svg:x2="15.488cm" svg:y2="15.126cm" draw:start-shape="id63" draw:start-glue-point="2" draw:end-shape="id68" draw:end-glue-point="0" svg:d="m6750 7325 8738 7801">
          <text:p/>
        </draw:connector>
        <draw:connector draw:name="直線單箭頭接點 43" draw:style-name="gr110" draw:layer="layout" draw:type="line" svg:x1="9.751cm" svg:y1="7.325cm" svg:x2="15.488cm" svg:y2="15.126cm" draw:start-shape="id64" draw:start-glue-point="2" draw:end-shape="id68" draw:end-glue-point="0" svg:d="m9751 7325 5737 7801">
          <text:p/>
        </draw:connector>
        <draw:connector draw:name="直線單箭頭接點 45" draw:style-name="gr111" draw:layer="layout" draw:type="line" svg:x1="12.751cm" svg:y1="7.325cm" svg:x2="15.488cm" svg:y2="15.126cm" draw:start-shape="id65" draw:start-glue-point="2" draw:end-shape="id68" draw:end-glue-point="0" svg:d="m12751 7325 2737 7801">
          <text:p/>
        </draw:connector>
        <draw:connector draw:name="直線單箭頭接點 47" draw:style-name="gr112" draw:layer="layout" draw:type="line" svg:x1="15.551cm" svg:y1="7.325cm" svg:x2="15.488cm" svg:y2="15.126cm" draw:start-shape="id66" draw:start-glue-point="2" draw:end-shape="id68" draw:end-glue-point="0" svg:d="m15551 7325-63 7801">
          <text:p/>
        </draw:connector>
        <draw:custom-shape draw:name="矩形 82" draw:style-name="gr1" draw:text-style-name="P2" xml:id="id69" draw:id="id69" draw:layer="layout" svg:width="2.502cm" svg:height="1.582cm" svg:x="22.76cm" svg:y="5.743cm">
          <text:p text:style-name="P1"><text:span text:style-name="T2">观陵山服务人员资料</text:span></text:p>
          <draw:enhanced-geometry svg:viewBox="0 0 21600 21600" draw:type="non-primitive" draw:enhanced-path="M 0 0 L 21600 0 21600 21600 0 21600 Z N"/>
        </draw:custom-shape>
        <draw:connector draw:name="直線單箭頭接點 84" draw:style-name="gr113" draw:layer="layout" draw:type="line" svg:x1="15.551cm" svg:y1="7.325cm" svg:x2="8.899cm" svg:y2="15.126cm" draw:start-shape="id66" draw:start-glue-point="2" draw:end-shape="id67" draw:end-glue-point="0" svg:d="m15551 7325-6652 7801">
          <text:p/>
        </draw:connector>
        <draw:connector draw:name="直線單箭頭接點 86" draw:style-name="gr114" draw:layer="layout" draw:type="line" svg:x1="24.011cm" svg:y1="7.325cm" svg:x2="15.488cm" svg:y2="15.126cm" draw:start-shape="id69" draw:start-glue-point="2" draw:end-shape="id68" draw:end-glue-point="0" svg:d="m24011 7325-8523 7801">
          <text:p/>
        </draw:connector>
        <draw:connector draw:name="直線單箭頭接點 88" draw:style-name="gr115" draw:layer="layout" draw:type="line" svg:x1="24.011cm" svg:y1="7.325cm" svg:x2="8.899cm" svg:y2="15.126cm" draw:start-shape="id69" draw:start-glue-point="2" draw:end-shape="id67" draw:end-glue-point="0" svg:d="m24011 7325-15112 7801">
          <text:p/>
        </draw:connector>
        <draw:connector draw:name="直線單箭頭接點 90" draw:style-name="gr116" draw:layer="layout" draw:type="line" svg:x1="12.6cm" svg:y1="3.354cm" svg:x2="24.011cm" svg:y2="5.743cm" draw:start-shape="id60" draw:start-glue-point="2" draw:end-shape="id69" draw:end-glue-point="0" svg:d="m12600 3354 11411 2389">
          <text:p/>
        </draw:connector>
        <draw:custom-shape draw:name="矩形 36" draw:style-name="gr1" draw:text-style-name="P2" xml:id="id70" draw:id="id70" draw:layer="layout" svg:width="2.502cm" svg:height="1.582cm" svg:x="17.1cm" svg:y="5.743cm">
          <text:p text:style-name="P1"><text:span text:style-name="T2">在线祭品奖金计算</text:span></text:p>
          <draw:enhanced-geometry svg:viewBox="0 0 21600 21600" draw:type="non-primitive" draw:enhanced-path="M 0 0 L 21600 0 21600 21600 0 21600 Z N"/>
        </draw:custom-shape>
        <draw:custom-shape draw:name="矩形 38" draw:style-name="gr1" draw:text-style-name="P2" xml:id="id71" draw:id="id71" draw:layer="layout" svg:width="2.502cm" svg:height="1.582cm" svg:x="19.75cm" svg:y="5.743cm">
          <text:p text:style-name="P1"><text:span text:style-name="T2">落葬仪式预约</text:span></text:p>
          <draw:enhanced-geometry svg:viewBox="0 0 21600 21600" draw:type="non-primitive" draw:enhanced-path="M 0 0 L 21600 0 21600 21600 0 21600 Z N"/>
        </draw:custom-shape>
        <draw:connector draw:name="直線單箭頭接點 14" draw:style-name="gr117" draw:layer="layout" draw:type="line" svg:x1="12.751cm" svg:y1="2.924cm" svg:x2="18.351cm" svg:y2="5.743cm" draw:end-shape="id70" draw:end-glue-point="0" svg:d="m12751 2924 5600 2819">
          <text:p/>
        </draw:connector>
        <draw:connector draw:name="直線單箭頭接點 18" draw:style-name="gr118" draw:layer="layout" draw:type="line" svg:x1="18.351cm" svg:y1="7.325cm" svg:x2="15.488cm" svg:y2="15.126cm" draw:start-shape="id70" draw:start-glue-point="2" draw:end-shape="id68" draw:end-glue-point="0" svg:d="m18351 7325-2863 7801">
          <text:p/>
        </draw:connector>
        <draw:connector draw:name="直線單箭頭接點 22" draw:style-name="gr119" draw:layer="layout" draw:type="line" svg:x1="18.2cm" svg:y1="7.325cm" svg:x2="8.748cm" svg:y2="15.126cm" svg:d="m18200 7325-9452 7801">
          <text:p/>
        </draw:connector>
        <draw:connector draw:name="直線單箭頭接點 26" draw:style-name="gr120" draw:layer="layout" draw:type="line" svg:x1="21.001cm" svg:y1="7.325cm" svg:x2="15.488cm" svg:y2="15.126cm" draw:start-shape="id71" draw:start-glue-point="2" draw:end-shape="id68" draw:end-glue-point="0" svg:d="m21001 7325-5513 7801">
          <text:p/>
        </draw:connector>
        <draw:connector draw:name="直線單箭頭接點 30" draw:style-name="gr121" draw:layer="layout" draw:type="line" svg:x1="21.001cm" svg:y1="7.325cm" svg:x2="8.899cm" svg:y2="15.126cm" draw:start-shape="id71" draw:start-glue-point="2" draw:end-shape="id67" draw:end-glue-point="0" svg:d="m21001 7325-12102 7801">
          <text:p/>
        </draw:connector>
        <draw:custom-shape draw:name="圓角矩形 44" draw:style-name="gr30" draw:text-style-name="P2" draw:layer="layout" svg:width="2.639cm" svg:height="1cm" svg:x="11.5cm" svg:y="7.325cm">
          <text:p text:style-name="P1"><text:span text:style-name="T10">支付宝</text:span></text:p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圓角矩形 44" draw:style-name="gr30" draw:text-style-name="P2" draw:layer="layout" svg:width="2.639cm" svg:height="1cm" svg:x="8.56cm" svg:y="7.421cm">
          <text:p text:style-name="P1"><text:span text:style-name="T10">支付宝</text:span></text:p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圓角矩形 44" draw:style-name="gr30" draw:text-style-name="P2" draw:layer="layout" svg:width="3.315cm" svg:height="1cm" svg:x="14.048cm" svg:y="7.395cm">
          <text:p text:style-name="P1"><text:span text:style-name="T10">建立数据库</text:span></text:p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圓角矩形 44" draw:style-name="gr30" draw:text-style-name="P2" draw:layer="layout" svg:width="3.181cm" svg:height="0.881cm" svg:x="16.92cm" svg:y="7.444cm">
          <text:p text:style-name="P1"><text:span text:style-name="T10">建立数据库</text:span></text:p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圓角矩形 44" draw:style-name="gr30" draw:text-style-name="P2" draw:layer="layout" svg:width="3.315cm" svg:height="1cm" svg:x="5.184cm" svg:y="7.318cm">
          <text:p text:style-name="P1"><text:span text:style-name="T10">建立数据库</text:span></text:p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圓角矩形 44" draw:style-name="gr30" draw:text-style-name="P2" draw:layer="layout" svg:width="2.806cm" svg:height="1cm" svg:x="19.695cm" svg:y="7.438cm">
          <text:p text:style-name="P1"><text:span text:style-name="T10">后台系统</text:span></text:p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dp2">
          <draw:page-thumbnail draw:style-name="gr13" draw:layer="layout" svg:width="12.7cm" svg:height="9.525cm" svg:x="3.175cm" svg:y="1.905cm" draw:page-number="10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0" draw:style-name="dp1" draw:master-page-name="Master1-Layout2-obj-標題及物件" presentation:presentation-page-layout-name="AL1T18">
        <draw:frame draw:name="文字方塊 3" draw:style-name="gr71" draw:text-style-name="P2" draw:layer="layout" svg:width="9.001cm" svg:height="3.048cm" svg:x="10.5cm" svg:y="7.325cm">
          <draw:text-box>
            <text:p text:style-name="P4"><text:span text:style-name="T5">员工</text:span></text:p>
          </draw:text-box>
        </draw:frame>
        <presentation:notes draw:style-name="dp2">
          <draw:page-thumbnail draw:style-name="gr13" draw:layer="layout" svg:width="12.7cm" svg:height="9.525cm" svg:x="3.175cm" svg:y="1.905cm" draw:page-number="1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2" draw:style-name="dp1" draw:master-page-name="Master1-Layout2-obj-標題及物件" presentation:presentation-page-layout-name="AL1T18">
        <draw:custom-shape draw:name="矩形 3" draw:style-name="gr1" draw:text-style-name="P2" xml:id="id72" draw:id="id72" draw:layer="layout" svg:width="4.6cm" svg:height="2.83cm" svg:x="10.3cm" svg:y="0.524cm">
          <text:p text:style-name="P1"><text:span text:style-name="T6">员工</text:span></text:p>
          <draw:enhanced-geometry svg:viewBox="0 0 21600 21600" draw:type="non-primitive" draw:enhanced-path="M 0 0 L 21600 0 21600 21600 0 21600 Z N"/>
        </draw:custom-shape>
        <draw:custom-shape draw:name="矩形 5" draw:style-name="gr1" draw:text-style-name="P2" xml:id="id73" draw:id="id73" draw:layer="layout" svg:width="2.502cm" svg:height="1.582cm" svg:x="-0.101cm" svg:y="5.743cm">
          <text:p text:style-name="P1"><text:span text:style-name="T2">访客内容</text:span></text:p>
          <draw:enhanced-geometry svg:viewBox="0 0 21600 21600" draw:type="non-primitive" draw:enhanced-path="M 0 0 L 21600 0 21600 21600 0 21600 Z N"/>
        </draw:custom-shape>
        <draw:custom-shape draw:name="矩形 6" draw:style-name="gr1" draw:text-style-name="P2" xml:id="id74" draw:id="id74" draw:layer="layout" svg:width="2.502cm" svg:height="1.582cm" svg:x="2.699cm" svg:y="5.743cm">
          <text:p text:style-name="P1"><text:span text:style-name="T2">园区活动业务制度通知</text:span></text:p>
          <draw:enhanced-geometry svg:viewBox="0 0 21600 21600" draw:type="non-primitive" draw:enhanced-path="M 0 0 L 21600 0 21600 21600 0 21600 Z N"/>
        </draw:custom-shape>
        <draw:custom-shape draw:name="矩形 7" draw:style-name="gr1" draw:text-style-name="P2" xml:id="id75" draw:id="id75" draw:layer="layout" svg:width="2.502cm" svg:height="1.582cm" svg:x="5.499cm" svg:y="5.743cm">
          <text:p text:style-name="P1"><text:span text:style-name="T2">在线保留系统</text:span></text:p>
          <draw:enhanced-geometry svg:viewBox="0 0 21600 21600" draw:type="non-primitive" draw:enhanced-path="M 0 0 L 21600 0 21600 21600 0 21600 Z N"/>
        </draw:custom-shape>
        <draw:custom-shape draw:name="矩形 8" draw:style-name="gr1" draw:text-style-name="P2" xml:id="id77" draw:id="id77" draw:layer="layout" svg:width="2.502cm" svg:height="1.582cm" svg:x="11.5cm" svg:y="5.743cm">
          <text:p text:style-name="P1"><text:span text:style-name="T2">在线代订活动祭品</text:span></text:p>
          <draw:enhanced-geometry svg:viewBox="0 0 21600 21600" draw:type="non-primitive" draw:enhanced-path="M 0 0 L 21600 0 21600 21600 0 21600 Z N"/>
        </draw:custom-shape>
        <draw:custom-shape draw:name="矩形 9" draw:style-name="gr1" draw:text-style-name="P2" xml:id="id78" draw:id="id78" draw:layer="layout" svg:width="2.502cm" svg:height="1.582cm" svg:x="14.3cm" svg:y="5.743cm">
          <text:p text:style-name="P1"><text:span text:style-name="T2">在线商品奖金计算</text:span></text:p>
          <draw:enhanced-geometry svg:viewBox="0 0 21600 21600" draw:type="non-primitive" draw:enhanced-path="M 0 0 L 21600 0 21600 21600 0 21600 Z N"/>
        </draw:custom-shape>
        <draw:custom-shape draw:name="矩形 11" draw:style-name="gr1" draw:text-style-name="P2" xml:id="id76" draw:id="id76" draw:layer="layout" svg:width="2.502cm" svg:height="1.582cm" svg:x="8.5cm" svg:y="5.743cm">
          <text:p text:style-name="P1"><text:span text:style-name="T2">在线陵园订购</text:span></text:p>
          <draw:enhanced-geometry svg:viewBox="0 0 21600 21600" draw:type="non-primitive" draw:enhanced-path="M 0 0 L 21600 0 21600 21600 0 21600 Z N"/>
        </draw:custom-shape>
        <draw:custom-shape draw:name="矩形 12" draw:style-name="gr1" draw:text-style-name="P2" xml:id="id79" draw:id="id79" draw:layer="layout" svg:width="4.6cm" svg:height="2.83cm" svg:x="6.599cm" svg:y="15.126cm">
          <text:p text:style-name="P1"><text:span text:style-name="T6">回上一页</text:span></text:p>
          <draw:enhanced-geometry svg:viewBox="0 0 21600 21600" draw:type="non-primitive" draw:enhanced-path="M 0 0 L 21600 0 21600 21600 0 21600 Z N"/>
        </draw:custom-shape>
        <draw:custom-shape draw:name="矩形 13" draw:style-name="gr1" draw:text-style-name="P2" xml:id="id80" draw:id="id80" draw:layer="layout" svg:width="4.6cm" svg:height="2.83cm" svg:x="13.188cm" svg:y="15.126cm">
          <text:p text:style-name="P1"><text:span text:style-name="T6">回首页</text:span></text:p>
          <draw:enhanced-geometry svg:viewBox="0 0 21600 21600" draw:type="non-primitive" draw:enhanced-path="M 0 0 L 21600 0 21600 21600 0 21600 Z N"/>
        </draw:custom-shape>
        <draw:connector draw:name="直線單箭頭接點 15" draw:style-name="gr122" draw:layer="layout" draw:type="line" svg:x1="12.6cm" svg:y1="3.354cm" svg:x2="1.15cm" svg:y2="5.743cm" draw:start-shape="id72" draw:start-glue-point="2" draw:end-shape="id73" draw:end-glue-point="0" svg:d="m12600 3354-11450 2389">
          <text:p/>
        </draw:connector>
        <draw:connector draw:name="直線單箭頭接點 17" draw:style-name="gr123" draw:layer="layout" draw:type="line" svg:x1="12.6cm" svg:y1="3.354cm" svg:x2="3.95cm" svg:y2="5.743cm" draw:start-shape="id72" draw:start-glue-point="2" draw:end-shape="id74" draw:end-glue-point="0" svg:d="m12600 3354-8650 2389">
          <text:p/>
        </draw:connector>
        <draw:connector draw:name="直線單箭頭接點 19" draw:style-name="gr124" draw:layer="layout" draw:type="line" svg:x1="12.6cm" svg:y1="3.354cm" svg:x2="6.75cm" svg:y2="5.743cm" draw:start-shape="id72" draw:start-glue-point="2" draw:end-shape="id75" draw:end-glue-point="0" svg:d="m12600 3354-5850 2389">
          <text:p/>
        </draw:connector>
        <draw:connector draw:name="直線單箭頭接點 21" draw:style-name="gr125" draw:layer="layout" draw:type="line" svg:x1="12.6cm" svg:y1="3.354cm" svg:x2="9.751cm" svg:y2="5.743cm" draw:start-shape="id72" draw:start-glue-point="2" draw:end-shape="id76" draw:end-glue-point="0" svg:d="m12600 3354-2849 2389">
          <text:p/>
        </draw:connector>
        <draw:connector draw:name="直線單箭頭接點 23" draw:style-name="gr126" draw:layer="layout" draw:type="line" svg:x1="12.6cm" svg:y1="3.354cm" svg:x2="12.751cm" svg:y2="5.743cm" draw:start-shape="id72" draw:start-glue-point="2" draw:end-shape="id77" draw:end-glue-point="0" svg:d="m12600 3354 151 2389">
          <text:p/>
        </draw:connector>
        <draw:connector draw:name="直線單箭頭接點 25" draw:style-name="gr127" draw:layer="layout" draw:type="line" svg:x1="12.6cm" svg:y1="3.354cm" svg:x2="15.551cm" svg:y2="5.743cm" draw:start-shape="id72" draw:start-glue-point="2" draw:end-shape="id78" draw:end-glue-point="0" svg:d="m12600 3354 2951 2389">
          <text:p/>
        </draw:connector>
        <draw:connector draw:name="直線單箭頭接點 27" draw:style-name="gr128" draw:layer="layout" draw:type="line" svg:x1="1.15cm" svg:y1="7.325cm" svg:x2="8.899cm" svg:y2="15.126cm" draw:start-shape="id73" draw:start-glue-point="2" draw:end-shape="id79" draw:end-glue-point="0" svg:d="m1150 7325 7749 7801">
          <text:p/>
        </draw:connector>
        <draw:connector draw:name="直線單箭頭接點 29" draw:style-name="gr129" draw:layer="layout" draw:type="line" svg:x1="3.95cm" svg:y1="7.325cm" svg:x2="8.899cm" svg:y2="15.126cm" draw:start-shape="id74" draw:start-glue-point="2" draw:end-shape="id79" draw:end-glue-point="0" svg:d="m3950 7325 4949 7801">
          <text:p/>
        </draw:connector>
        <draw:connector draw:name="直線單箭頭接點 31" draw:style-name="gr130" draw:layer="layout" draw:type="line" svg:x1="6.75cm" svg:y1="7.325cm" svg:x2="8.899cm" svg:y2="15.126cm" draw:start-shape="id75" draw:start-glue-point="2" draw:end-shape="id79" draw:end-glue-point="0" svg:d="m6750 7325 2149 7801">
          <text:p/>
        </draw:connector>
        <draw:connector draw:name="直線單箭頭接點 33" draw:style-name="gr131" draw:layer="layout" draw:type="line" svg:x1="9.751cm" svg:y1="7.325cm" svg:x2="8.899cm" svg:y2="15.126cm" draw:start-shape="id76" draw:start-glue-point="2" draw:end-shape="id79" draw:end-glue-point="0" svg:d="m9751 7325-852 7801">
          <text:p/>
        </draw:connector>
        <draw:connector draw:name="直線單箭頭接點 35" draw:style-name="gr132" draw:layer="layout" draw:type="line" svg:x1="12.751cm" svg:y1="7.325cm" svg:x2="8.899cm" svg:y2="15.126cm" draw:start-shape="id77" draw:start-glue-point="2" draw:end-shape="id79" draw:end-glue-point="0" svg:d="m12751 7325-3852 7801">
          <text:p/>
        </draw:connector>
        <draw:connector draw:name="直線單箭頭接點 37" draw:style-name="gr133" draw:layer="layout" draw:type="line" svg:x1="1.15cm" svg:y1="7.325cm" svg:x2="15.488cm" svg:y2="15.126cm" draw:start-shape="id73" draw:start-glue-point="2" draw:end-shape="id80" draw:end-glue-point="0" svg:d="m1150 7325 14338 7801">
          <text:p/>
        </draw:connector>
        <draw:connector draw:name="直線單箭頭接點 39" draw:style-name="gr134" draw:layer="layout" draw:type="line" svg:x1="3.95cm" svg:y1="7.325cm" svg:x2="15.488cm" svg:y2="15.126cm" draw:start-shape="id74" draw:start-glue-point="2" draw:end-shape="id80" draw:end-glue-point="0" svg:d="m3950 7325 11538 7801">
          <text:p/>
        </draw:connector>
        <draw:connector draw:name="直線單箭頭接點 41" draw:style-name="gr135" draw:layer="layout" draw:type="line" svg:x1="6.75cm" svg:y1="7.325cm" svg:x2="15.488cm" svg:y2="15.126cm" draw:start-shape="id75" draw:start-glue-point="2" draw:end-shape="id80" draw:end-glue-point="0" svg:d="m6750 7325 8738 7801">
          <text:p/>
        </draw:connector>
        <draw:connector draw:name="直線單箭頭接點 43" draw:style-name="gr136" draw:layer="layout" draw:type="line" svg:x1="9.751cm" svg:y1="7.325cm" svg:x2="15.488cm" svg:y2="15.126cm" draw:start-shape="id76" draw:start-glue-point="2" draw:end-shape="id80" draw:end-glue-point="0" svg:d="m9751 7325 5737 7801">
          <text:p/>
        </draw:connector>
        <draw:connector draw:name="直線單箭頭接點 45" draw:style-name="gr137" draw:layer="layout" draw:type="line" svg:x1="12.751cm" svg:y1="7.325cm" svg:x2="15.488cm" svg:y2="15.126cm" draw:start-shape="id77" draw:start-glue-point="2" draw:end-shape="id80" draw:end-glue-point="0" svg:d="m12751 7325 2737 7801">
          <text:p/>
        </draw:connector>
        <draw:connector draw:name="直線單箭頭接點 47" draw:style-name="gr138" draw:layer="layout" draw:type="line" svg:x1="15.551cm" svg:y1="7.325cm" svg:x2="15.488cm" svg:y2="15.126cm" draw:start-shape="id78" draw:start-glue-point="2" draw:end-shape="id80" draw:end-glue-point="0" svg:d="m15551 7325-63 7801">
          <text:p/>
        </draw:connector>
        <draw:custom-shape draw:name="矩形 82" draw:style-name="gr1" draw:text-style-name="P2" xml:id="id81" draw:id="id81" draw:layer="layout" svg:width="2.502cm" svg:height="1.582cm" svg:x="22.76cm" svg:y="5.743cm">
          <text:p text:style-name="P1"><text:span text:style-name="T2">自有客户商品订购通知</text:span></text:p>
          <draw:enhanced-geometry svg:viewBox="0 0 21600 21600" draw:type="non-primitive" draw:enhanced-path="M 0 0 L 21600 0 21600 21600 0 21600 Z N"/>
        </draw:custom-shape>
        <draw:connector draw:name="直線單箭頭接點 84" draw:style-name="gr139" draw:layer="layout" draw:type="line" svg:x1="15.551cm" svg:y1="7.325cm" svg:x2="8.899cm" svg:y2="15.126cm" draw:start-shape="id78" draw:start-glue-point="2" draw:end-shape="id79" draw:end-glue-point="0" svg:d="m15551 7325-6652 7801">
          <text:p/>
        </draw:connector>
        <draw:connector draw:name="直線單箭頭接點 86" draw:style-name="gr140" draw:layer="layout" draw:type="line" svg:x1="24.011cm" svg:y1="7.325cm" svg:x2="15.488cm" svg:y2="15.126cm" draw:start-shape="id81" draw:start-glue-point="2" draw:end-shape="id80" draw:end-glue-point="0" svg:d="m24011 7325-8523 7801">
          <text:p/>
        </draw:connector>
        <draw:connector draw:name="直線單箭頭接點 88" draw:style-name="gr141" draw:layer="layout" draw:type="line" svg:x1="24.011cm" svg:y1="7.325cm" svg:x2="8.899cm" svg:y2="15.126cm" draw:start-shape="id81" draw:start-glue-point="2" draw:end-shape="id79" draw:end-glue-point="0" svg:d="m24011 7325-15112 7801">
          <text:p/>
        </draw:connector>
        <draw:connector draw:name="直線單箭頭接點 90" draw:style-name="gr142" draw:layer="layout" draw:type="line" svg:x1="12.6cm" svg:y1="3.354cm" svg:x2="24.011cm" svg:y2="5.743cm" draw:start-shape="id72" draw:start-glue-point="2" draw:end-shape="id81" draw:end-glue-point="0" svg:d="m12600 3354 11411 2389">
          <text:p/>
        </draw:connector>
        <draw:custom-shape draw:name="矩形 36" draw:style-name="gr1" draw:text-style-name="P2" xml:id="id82" draw:id="id82" draw:layer="layout" svg:width="2.502cm" svg:height="1.582cm" svg:x="17.1cm" svg:y="5.743cm">
          <text:p text:style-name="P1"><text:span text:style-name="T2">代销人员资料</text:span></text:p>
          <draw:enhanced-geometry svg:viewBox="0 0 21600 21600" draw:type="non-primitive" draw:enhanced-path="M 0 0 L 21600 0 21600 21600 0 21600 Z N"/>
        </draw:custom-shape>
        <draw:custom-shape draw:name="矩形 38" draw:style-name="gr1" draw:text-style-name="P2" xml:id="id83" draw:id="id83" draw:layer="layout" svg:width="2.502cm" svg:height="1.582cm" svg:x="19.75cm" svg:y="5.743cm">
          <text:p text:style-name="P1"><text:span text:style-name="T2">落葬仪式预约</text:span></text:p>
          <draw:enhanced-geometry svg:viewBox="0 0 21600 21600" draw:type="non-primitive" draw:enhanced-path="M 0 0 L 21600 0 21600 21600 0 21600 Z N"/>
        </draw:custom-shape>
        <draw:connector draw:name="直線單箭頭接點 14" draw:style-name="gr143" draw:layer="layout" draw:type="line" svg:x1="12.751cm" svg:y1="2.924cm" svg:x2="18.351cm" svg:y2="5.743cm" draw:end-shape="id82" draw:end-glue-point="0" svg:d="m12751 2924 5600 2819">
          <text:p/>
        </draw:connector>
        <draw:connector draw:name="直線單箭頭接點 18" draw:style-name="gr144" draw:layer="layout" draw:type="line" svg:x1="18.351cm" svg:y1="7.325cm" svg:x2="15.488cm" svg:y2="15.126cm" draw:start-shape="id82" draw:start-glue-point="2" draw:end-shape="id80" draw:end-glue-point="0" svg:d="m18351 7325-2863 7801">
          <text:p/>
        </draw:connector>
        <draw:connector draw:name="直線單箭頭接點 22" draw:style-name="gr145" draw:layer="layout" draw:type="line" svg:x1="18.351cm" svg:y1="7.325cm" svg:x2="8.899cm" svg:y2="15.126cm" draw:start-shape="id82" draw:start-glue-point="2" draw:end-shape="id79" draw:end-glue-point="0" svg:d="m18351 7325-9452 7801">
          <text:p/>
        </draw:connector>
        <draw:connector draw:name="直線單箭頭接點 26" draw:style-name="gr146" draw:layer="layout" draw:type="line" svg:x1="21.001cm" svg:y1="7.325cm" svg:x2="15.488cm" svg:y2="15.126cm" draw:start-shape="id83" draw:start-glue-point="2" draw:end-shape="id80" draw:end-glue-point="0" svg:d="m21001 7325-5513 7801">
          <text:p/>
        </draw:connector>
        <draw:connector draw:name="直線單箭頭接點 30" draw:style-name="gr147" draw:layer="layout" draw:type="line" svg:x1="21.001cm" svg:y1="7.325cm" svg:x2="8.899cm" svg:y2="15.126cm" draw:start-shape="id83" draw:start-glue-point="2" draw:end-shape="id79" draw:end-glue-point="0" svg:d="m21001 7325-12102 7801">
          <text:p/>
        </draw:connector>
        <draw:custom-shape draw:name="矩形 40" draw:style-name="gr1" draw:text-style-name="P2" xml:id="id84" draw:id="id84" draw:layer="layout" svg:width="2.502cm" svg:height="1.582cm" svg:x="21.901cm" svg:y="10.434cm">
          <text:p text:style-name="P1"><text:span text:style-name="T2">休假表</text:span></text:p>
          <draw:enhanced-geometry svg:viewBox="0 0 21600 21600" draw:type="non-primitive" draw:enhanced-path="M 0 0 L 21600 0 21600 21600 0 21600 Z N"/>
        </draw:custom-shape>
        <draw:connector draw:name="直線單箭頭接點 2" draw:style-name="gr148" draw:layer="layout" draw:type="line" svg:x1="12.6cm" svg:y1="3.354cm" svg:x2="23.152cm" svg:y2="10.434cm" draw:start-shape="id72" draw:start-glue-point="2" draw:end-shape="id84" draw:end-glue-point="0" svg:d="m12600 3354 10552 7080">
          <text:p/>
        </draw:connector>
        <draw:connector draw:name="直線單箭頭接點 10" draw:style-name="gr149" draw:layer="layout" draw:type="line" svg:x1="23.152cm" svg:y1="12.016cm" svg:x2="15.488cm" svg:y2="15.126cm" draw:start-shape="id84" draw:start-glue-point="2" draw:end-shape="id80" draw:end-glue-point="0" svg:d="m23152 12016-7664 3110">
          <text:p/>
        </draw:connector>
        <draw:connector draw:name="直線單箭頭接點 20" draw:style-name="gr150" draw:layer="layout" draw:type="line" svg:x1="23.152cm" svg:y1="12.016cm" svg:x2="8.899cm" svg:y2="15.126cm" draw:start-shape="id84" draw:start-glue-point="2" draw:end-shape="id79" draw:end-glue-point="0" svg:d="m23152 12016-14253 3110">
          <text:p/>
        </draw:connector>
        <draw:custom-shape draw:name="圓角矩形 44" draw:style-name="gr30" draw:text-style-name="P2" draw:layer="layout" svg:width="2.639cm" svg:height="1cm" svg:x="8.5cm" svg:y="7.421cm">
          <text:p text:style-name="P1"><text:span text:style-name="T10">支付宝</text:span></text:p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圓角矩形 44" draw:style-name="gr30" draw:text-style-name="P2" draw:layer="layout" svg:width="2.639cm" svg:height="1cm" svg:x="11.481cm" svg:y="7.438cm">
          <text:p text:style-name="P1"><text:span text:style-name="T10">支付宝</text:span></text:p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圓角矩形 44" draw:style-name="gr30" draw:text-style-name="P2" draw:layer="layout" svg:width="3.315cm" svg:height="1cm" svg:x="5.1cm" svg:y="7.325cm">
          <text:p text:style-name="P1"><text:span text:style-name="T10">建立数据库</text:span></text:p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圓角矩形 44" draw:style-name="gr30" draw:text-style-name="P2" draw:layer="layout" svg:width="3.315cm" svg:height="1cm" svg:x="13.893cm" svg:y="7.438cm">
          <text:p text:style-name="P1"><text:span text:style-name="T10">建立数据库</text:span></text:p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圓角矩形 44" draw:style-name="gr30" draw:text-style-name="P2" draw:layer="layout" svg:width="3.315cm" svg:height="1cm" svg:x="16.802cm" svg:y="7.438cm">
          <text:p text:style-name="P1"><text:span text:style-name="T10">建立数据库</text:span></text:p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圓角矩形 44" draw:style-name="gr30" draw:text-style-name="P2" draw:layer="layout" svg:width="2.806cm" svg:height="1cm" svg:x="19.695cm" svg:y="7.438cm">
          <text:p text:style-name="P1"><text:span text:style-name="T10">后台系统</text:span></text:p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dp2">
          <draw:page-thumbnail draw:style-name="gr13" draw:layer="layout" svg:width="12.7cm" svg:height="9.525cm" svg:x="3.175cm" svg:y="1.905cm" draw:page-number="12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3" draw:style-name="dp1" draw:master-page-name="Master1-Layout2-obj-標題及物件" presentation:presentation-page-layout-name="AL1T18">
        <draw:frame draw:name="文字方塊 3" draw:style-name="gr71" draw:text-style-name="P2" draw:layer="layout" svg:width="9.001cm" svg:height="3.048cm" svg:x="10.5cm" svg:y="7.325cm">
          <draw:text-box>
            <text:p text:style-name="P4"><text:span text:style-name="T5">领导</text:span></text:p>
          </draw:text-box>
        </draw:frame>
        <presentation:notes draw:style-name="dp2">
          <draw:page-thumbnail draw:style-name="gr13" draw:layer="layout" svg:width="12.7cm" svg:height="9.525cm" svg:x="3.175cm" svg:y="1.905cm" draw:page-number="13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5" draw:style-name="dp1" draw:master-page-name="Master1-Layout2-obj-標題及物件" presentation:presentation-page-layout-name="AL1T18">
        <draw:custom-shape draw:name="矩形 3" draw:style-name="gr1" draw:text-style-name="P2" xml:id="id85" draw:id="id85" draw:layer="layout" svg:width="4.6cm" svg:height="2.83cm" svg:x="10.3cm" svg:y="0.524cm">
          <text:p text:style-name="P1"><text:span text:style-name="T6">高阶领导</text:span></text:p>
          <draw:enhanced-geometry svg:viewBox="0 0 21600 21600" draw:type="non-primitive" draw:enhanced-path="M 0 0 L 21600 0 21600 21600 0 21600 Z N"/>
        </draw:custom-shape>
        <draw:custom-shape draw:name="矩形 5" draw:style-name="gr1" draw:text-style-name="P2" xml:id="id86" draw:id="id86" draw:layer="layout" svg:width="2.502cm" svg:height="1.582cm" svg:x="0.797cm" svg:y="5.743cm">
          <text:p text:style-name="P1"><text:span text:style-name="T2">出勤内容</text:span></text:p>
          <draw:enhanced-geometry svg:viewBox="0 0 21600 21600" draw:type="non-primitive" draw:enhanced-path="M 0 0 L 21600 0 21600 21600 0 21600 Z N"/>
        </draw:custom-shape>
        <draw:custom-shape draw:name="矩形 6" draw:style-name="gr1" draw:text-style-name="P2" xml:id="id87" draw:id="id87" draw:layer="layout" svg:width="2.502cm" svg:height="1.582cm" svg:x="4.398cm" svg:y="5.743cm">
          <text:p text:style-name="P1"><text:span text:style-name="T2">每月各办事处单月业绩</text:span></text:p>
          <draw:enhanced-geometry svg:viewBox="0 0 21600 21600" draw:type="non-primitive" draw:enhanced-path="M 0 0 L 21600 0 21600 21600 0 21600 Z N"/>
        </draw:custom-shape>
        <draw:custom-shape draw:name="矩形 7" draw:style-name="gr1" draw:text-style-name="P2" xml:id="id88" draw:id="id88" draw:layer="layout" svg:width="2.502cm" svg:height="1.582cm" svg:x="8.398cm" svg:y="5.743cm">
          <text:p text:style-name="P1"><text:span text:style-name="T2">每年累进业绩</text:span></text:p>
          <draw:enhanced-geometry svg:viewBox="0 0 21600 21600" draw:type="non-primitive" draw:enhanced-path="M 0 0 L 21600 0 21600 21600 0 21600 Z N"/>
        </draw:custom-shape>
        <draw:custom-shape draw:name="矩形 9" draw:style-name="gr1" draw:text-style-name="P2" xml:id="id90" draw:id="id90" draw:layer="layout" svg:width="2.502cm" svg:height="1.582cm" svg:x="16.799cm" svg:y="5.743cm">
          <text:p text:style-name="P1"><text:span text:style-name="T2">单日落葬人数</text:span></text:p>
          <draw:enhanced-geometry svg:viewBox="0 0 21600 21600" draw:type="non-primitive" draw:enhanced-path="M 0 0 L 21600 0 21600 21600 0 21600 Z N"/>
        </draw:custom-shape>
        <draw:custom-shape draw:name="矩形 11" draw:style-name="gr1" draw:text-style-name="P2" xml:id="id89" draw:id="id89" draw:layer="layout" svg:width="2.502cm" svg:height="1.582cm" svg:x="12.399cm" svg:y="5.743cm">
          <text:p text:style-name="P1"><text:span text:style-name="T2">单日业绩</text:span></text:p>
          <draw:enhanced-geometry svg:viewBox="0 0 21600 21600" draw:type="non-primitive" draw:enhanced-path="M 0 0 L 21600 0 21600 21600 0 21600 Z N"/>
        </draw:custom-shape>
        <draw:custom-shape draw:name="矩形 12" draw:style-name="gr1" draw:text-style-name="P2" xml:id="id91" draw:id="id91" draw:layer="layout" svg:width="4.6cm" svg:height="2.83cm" svg:x="6.599cm" svg:y="15.126cm">
          <text:p text:style-name="P1"><text:span text:style-name="T6">回上一页</text:span></text:p>
          <draw:enhanced-geometry svg:viewBox="0 0 21600 21600" draw:type="non-primitive" draw:enhanced-path="M 0 0 L 21600 0 21600 21600 0 21600 Z N"/>
        </draw:custom-shape>
        <draw:custom-shape draw:name="矩形 13" draw:style-name="gr1" draw:text-style-name="P2" xml:id="id92" draw:id="id92" draw:layer="layout" svg:width="4.6cm" svg:height="2.83cm" svg:x="13.188cm" svg:y="15.126cm">
          <text:p text:style-name="P1"><text:span text:style-name="T6">回首页</text:span></text:p>
          <draw:enhanced-geometry svg:viewBox="0 0 21600 21600" draw:type="non-primitive" draw:enhanced-path="M 0 0 L 21600 0 21600 21600 0 21600 Z N"/>
        </draw:custom-shape>
        <draw:connector draw:name="直線單箭頭接點 15" draw:style-name="gr151" draw:layer="layout" draw:type="line" svg:x1="12.6cm" svg:y1="3.354cm" svg:x2="2.048cm" svg:y2="5.743cm" draw:start-shape="id85" draw:start-glue-point="2" draw:end-shape="id86" draw:end-glue-point="0" svg:d="m12600 3354-10552 2389">
          <text:p/>
        </draw:connector>
        <draw:connector draw:name="直線單箭頭接點 17" draw:style-name="gr152" draw:layer="layout" draw:type="line" svg:x1="12.6cm" svg:y1="3.354cm" svg:x2="5.649cm" svg:y2="5.743cm" draw:start-shape="id85" draw:start-glue-point="2" draw:end-shape="id87" draw:end-glue-point="0" svg:d="m12600 3354-6951 2389">
          <text:p/>
        </draw:connector>
        <draw:connector draw:name="直線單箭頭接點 19" draw:style-name="gr153" draw:layer="layout" draw:type="line" svg:x1="12.6cm" svg:y1="3.354cm" svg:x2="9.649cm" svg:y2="5.743cm" draw:start-shape="id85" draw:start-glue-point="2" draw:end-shape="id88" draw:end-glue-point="0" svg:d="m12600 3354-2951 2389">
          <text:p/>
        </draw:connector>
        <draw:connector draw:name="直線單箭頭接點 21" draw:style-name="gr154" draw:layer="layout" draw:type="line" svg:x1="12.6cm" svg:y1="3.354cm" svg:x2="13.65cm" svg:y2="5.743cm" draw:start-shape="id85" draw:start-glue-point="2" draw:end-shape="id89" draw:end-glue-point="0" svg:d="m12600 3354 1050 2389">
          <text:p/>
        </draw:connector>
        <draw:connector draw:name="直線單箭頭接點 25" draw:style-name="gr155" draw:layer="layout" draw:type="line" svg:x1="12.6cm" svg:y1="3.354cm" svg:x2="18.05cm" svg:y2="5.743cm" draw:start-shape="id85" draw:start-glue-point="2" draw:end-shape="id90" draw:end-glue-point="0" svg:d="m12600 3354 5450 2389">
          <text:p/>
        </draw:connector>
        <draw:connector draw:name="直線單箭頭接點 27" draw:style-name="gr156" draw:layer="layout" draw:type="line" svg:x1="2.048cm" svg:y1="7.325cm" svg:x2="8.899cm" svg:y2="15.126cm" draw:start-shape="id86" draw:start-glue-point="2" draw:end-shape="id91" draw:end-glue-point="0" svg:d="m2048 7325 6851 7801">
          <text:p/>
        </draw:connector>
        <draw:connector draw:name="直線單箭頭接點 29" draw:style-name="gr157" draw:layer="layout" draw:type="line" svg:x1="5.649cm" svg:y1="7.325cm" svg:x2="8.899cm" svg:y2="15.126cm" draw:start-shape="id87" draw:start-glue-point="2" draw:end-shape="id91" draw:end-glue-point="0" svg:d="m5649 7325 3250 7801">
          <text:p/>
        </draw:connector>
        <draw:connector draw:name="直線單箭頭接點 31" draw:style-name="gr158" draw:layer="layout" draw:type="line" svg:x1="9.649cm" svg:y1="7.325cm" svg:x2="8.899cm" svg:y2="15.126cm" draw:start-shape="id88" draw:start-glue-point="2" draw:end-shape="id91" draw:end-glue-point="0" svg:d="m9649 7325-750 7801">
          <text:p/>
        </draw:connector>
        <draw:connector draw:name="直線單箭頭接點 33" draw:style-name="gr159" draw:layer="layout" draw:type="line" svg:x1="13.65cm" svg:y1="7.325cm" svg:x2="8.899cm" svg:y2="15.126cm" draw:start-shape="id89" draw:start-glue-point="2" draw:end-shape="id91" draw:end-glue-point="0" svg:d="m13650 7325-4751 7801">
          <text:p/>
        </draw:connector>
        <draw:connector draw:name="直線單箭頭接點 37" draw:style-name="gr160" draw:layer="layout" draw:type="line" svg:x1="2.048cm" svg:y1="7.325cm" svg:x2="15.488cm" svg:y2="15.126cm" draw:start-shape="id86" draw:start-glue-point="2" draw:end-shape="id92" draw:end-glue-point="0" svg:d="m2048 7325 13440 7801">
          <text:p/>
        </draw:connector>
        <draw:connector draw:name="直線單箭頭接點 39" draw:style-name="gr161" draw:layer="layout" draw:type="line" svg:x1="5.649cm" svg:y1="7.325cm" svg:x2="15.488cm" svg:y2="15.126cm" draw:start-shape="id87" draw:start-glue-point="2" draw:end-shape="id92" draw:end-glue-point="0" svg:d="m5649 7325 9839 7801">
          <text:p/>
        </draw:connector>
        <draw:connector draw:name="直線單箭頭接點 41" draw:style-name="gr162" draw:layer="layout" draw:type="line" svg:x1="9.649cm" svg:y1="7.325cm" svg:x2="15.488cm" svg:y2="15.126cm" draw:start-shape="id88" draw:start-glue-point="2" draw:end-shape="id92" draw:end-glue-point="0" svg:d="m9649 7325 5839 7801">
          <text:p/>
        </draw:connector>
        <draw:connector draw:name="直線單箭頭接點 43" draw:style-name="gr163" draw:layer="layout" draw:type="line" svg:x1="13.65cm" svg:y1="7.325cm" svg:x2="15.488cm" svg:y2="15.126cm" draw:start-shape="id89" draw:start-glue-point="2" draw:end-shape="id92" draw:end-glue-point="0" svg:d="m13650 7325 1838 7801">
          <text:p/>
        </draw:connector>
        <draw:connector draw:name="直線單箭頭接點 47" draw:style-name="gr164" draw:layer="layout" draw:type="line" svg:x1="18.05cm" svg:y1="7.325cm" svg:x2="15.488cm" svg:y2="15.126cm" draw:start-shape="id90" draw:start-glue-point="2" draw:end-shape="id92" draw:end-glue-point="0" svg:d="m18050 7325-2562 7801">
          <text:p/>
        </draw:connector>
        <draw:connector draw:name="直線單箭頭接點 84" draw:style-name="gr165" draw:layer="layout" draw:type="line" svg:x1="18.05cm" svg:y1="7.325cm" svg:x2="8.899cm" svg:y2="15.126cm" draw:start-shape="id90" draw:start-glue-point="2" draw:end-shape="id91" draw:end-glue-point="0" svg:d="m18050 7325-9151 7801">
          <text:p/>
        </draw:connector>
        <draw:custom-shape draw:name="矩形 36" draw:style-name="gr1" draw:text-style-name="P2" xml:id="id93" draw:id="id93" draw:layer="layout" svg:width="2.502cm" svg:height="1.582cm" svg:x="21cm" svg:y="5.743cm">
          <text:p text:style-name="P1"><text:span text:style-name="T2">代销人员</text:span><text:span text:style-name="T11">业绩</text:span></text:p>
          <draw:enhanced-geometry svg:viewBox="0 0 21600 21600" draw:type="non-primitive" draw:enhanced-path="M 0 0 L 21600 0 21600 21600 0 21600 Z N"/>
        </draw:custom-shape>
        <draw:connector draw:name="直線單箭頭接點 18" draw:style-name="gr166" draw:layer="layout" draw:type="line" svg:x1="22.251cm" svg:y1="7.325cm" svg:x2="15.488cm" svg:y2="15.126cm" draw:start-shape="id93" draw:start-glue-point="2" draw:end-shape="id92" draw:end-glue-point="0" svg:d="m22251 7325-6763 7801">
          <text:p/>
        </draw:connector>
        <draw:connector draw:name="直線單箭頭接點 22" draw:style-name="gr167" draw:layer="layout" draw:type="line" svg:x1="22.251cm" svg:y1="7.325cm" svg:x2="8.899cm" svg:y2="15.126cm" draw:start-shape="id93" draw:start-glue-point="2" draw:end-shape="id91" draw:end-glue-point="0" svg:d="m22251 7325-13352 7801">
          <text:p/>
        </draw:connector>
        <draw:connector draw:name="直線單箭頭接點 44" draw:style-name="gr168" draw:layer="layout" draw:type="line" svg:x1="12.6cm" svg:y1="3.354cm" svg:x2="22.251cm" svg:y2="5.743cm" draw:start-shape="id85" draw:start-glue-point="2" draw:end-shape="id93" draw:end-glue-point="0" svg:d="m12600 3354 9651 2389">
          <text:p/>
        </draw:connector>
        <draw:custom-shape draw:name="圓角矩形 28" draw:style-name="gr30" draw:text-style-name="P2" draw:layer="layout" svg:width="2.502cm" svg:height="0.629cm" svg:x="12.399cm" svg:y="7.314cm">
          <text:p text:style-name="P1"><text:span text:style-name="T8">后台</text:span></text:p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dp2">
          <draw:page-thumbnail draw:style-name="gr13" draw:layer="layout" svg:width="12.7cm" svg:height="9.525cm" svg:x="3.175cm" svg:y="1.905cm" draw:page-number="14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1000" svg:viewBox="0 0 20 30" svg:d="m10 0-10 30h20z"/>
    <draw:marker draw:name="a1002" svg:viewBox="0 0 20 30" svg:d="m10 0-10 30h20z"/>
    <draw:marker draw:name="a1004" svg:viewBox="0 0 20 30" svg:d="m10 0-10 30h20z"/>
    <draw:marker draw:name="a1006" svg:viewBox="0 0 20 30" svg:d="m10 0-10 30h20z"/>
    <draw:marker draw:name="a1008" svg:viewBox="0 0 20 30" svg:d="m10 0-10 30h20z"/>
    <draw:marker draw:name="a1047" svg:viewBox="0 0 20 30" svg:d="m10 0-10 30h20z"/>
    <draw:marker draw:name="a1049" svg:viewBox="0 0 20 30" svg:d="m10 0-10 30h20z"/>
    <draw:marker draw:name="a1051" svg:viewBox="0 0 20 30" svg:d="m10 0-10 30h20z"/>
    <draw:marker draw:name="a1061" svg:viewBox="0 0 20 30" svg:d="m10 0-10 30h20z"/>
    <draw:marker draw:name="a1063" svg:viewBox="0 0 20 30" svg:d="m10 0-10 30h20z"/>
    <draw:marker draw:name="a1065" svg:viewBox="0 0 20 30" svg:d="m10 0-10 30h20z"/>
    <draw:marker draw:name="a1067" svg:viewBox="0 0 20 30" svg:d="m10 0-10 30h20z"/>
    <draw:marker draw:name="a1069" svg:viewBox="0 0 20 30" svg:d="m10 0-10 30h20z"/>
    <draw:marker draw:name="a1071" svg:viewBox="0 0 20 30" svg:d="m10 0-10 30h20z"/>
    <draw:marker draw:name="a1073" svg:viewBox="0 0 20 30" svg:d="m10 0-10 30h20z"/>
    <draw:marker draw:name="a1075" svg:viewBox="0 0 20 30" svg:d="m10 0-10 30h20z"/>
    <draw:marker draw:name="a1077" svg:viewBox="0 0 20 30" svg:d="m10 0-10 30h20z"/>
    <draw:marker draw:name="a1079" svg:viewBox="0 0 20 30" svg:d="m10 0-10 30h20z"/>
    <draw:marker draw:name="a1081" svg:viewBox="0 0 20 30" svg:d="m10 0-10 30h20z"/>
    <draw:marker draw:name="a1083" svg:viewBox="0 0 20 30" svg:d="m10 0-10 30h20z"/>
    <draw:marker draw:name="a1144" svg:viewBox="0 0 20 30" svg:d="m10 0-10 30h20z"/>
    <draw:marker draw:name="a1146" svg:viewBox="0 0 20 30" svg:d="m10 0-10 30h20z"/>
    <draw:marker draw:name="a1148" svg:viewBox="0 0 20 30" svg:d="m10 0-10 30h20z"/>
    <draw:marker draw:name="a1150" svg:viewBox="0 0 20 30" svg:d="m10 0-10 30h20z"/>
    <draw:marker draw:name="a1152" svg:viewBox="0 0 20 30" svg:d="m10 0-10 30h20z"/>
    <draw:marker draw:name="a1154" svg:viewBox="0 0 20 30" svg:d="m10 0-10 30h20z"/>
    <draw:marker draw:name="a1156" svg:viewBox="0 0 20 30" svg:d="m10 0-10 30h20z"/>
    <draw:marker draw:name="a1158" svg:viewBox="0 0 20 30" svg:d="m10 0-10 30h20z"/>
    <draw:marker draw:name="a1160" svg:viewBox="0 0 20 30" svg:d="m10 0-10 30h20z"/>
    <draw:marker draw:name="a1162" svg:viewBox="0 0 20 30" svg:d="m10 0-10 30h20z"/>
    <draw:marker draw:name="a1164" svg:viewBox="0 0 20 30" svg:d="m10 0-10 30h20z"/>
    <draw:marker draw:name="a1166" svg:viewBox="0 0 20 30" svg:d="m10 0-10 30h20z"/>
    <draw:marker draw:name="a1168" svg:viewBox="0 0 20 30" svg:d="m10 0-10 30h20z"/>
    <draw:marker draw:name="a1170" svg:viewBox="0 0 20 30" svg:d="m10 0-10 30h20z"/>
    <draw:marker draw:name="a1172" svg:viewBox="0 0 20 30" svg:d="m10 0-10 30h20z"/>
    <draw:marker draw:name="a1174" svg:viewBox="0 0 20 30" svg:d="m10 0-10 30h20z"/>
    <draw:marker draw:name="a1176" svg:viewBox="0 0 20 30" svg:d="m10 0-10 30h20z"/>
    <draw:marker draw:name="a1182" svg:viewBox="0 0 20 30" svg:d="m10 0-10 30h20z"/>
    <draw:marker draw:name="a1184" svg:viewBox="0 0 20 30" svg:d="m10 0-10 30h20z"/>
    <draw:marker draw:name="a1186" svg:viewBox="0 0 20 30" svg:d="m10 0-10 30h20z"/>
    <draw:marker draw:name="a1188" svg:viewBox="0 0 20 30" svg:d="m10 0-10 30h20z"/>
    <draw:marker draw:name="a1194" svg:viewBox="0 0 20 30" svg:d="m10 0-10 30h20z"/>
    <draw:marker draw:name="a1196" svg:viewBox="0 0 20 30" svg:d="m10 0-10 30h20z"/>
    <draw:marker draw:name="a1198" svg:viewBox="0 0 20 30" svg:d="m10 0-10 30h20z"/>
    <draw:marker draw:name="a1258" svg:viewBox="0 0 20 30" svg:d="m10 0-10 30h20z"/>
    <draw:marker draw:name="a1260" svg:viewBox="0 0 20 30" svg:d="m10 0-10 30h20z"/>
    <draw:marker draw:name="a1262" svg:viewBox="0 0 20 30" svg:d="m10 0-10 30h20z"/>
    <draw:marker draw:name="a1264" svg:viewBox="0 0 20 30" svg:d="m10 0-10 30h20z"/>
    <draw:marker draw:name="a1266" svg:viewBox="0 0 20 30" svg:d="m10 0-10 30h20z"/>
    <draw:marker draw:name="a1268" svg:viewBox="0 0 20 30" svg:d="m10 0-10 30h20z"/>
    <draw:marker draw:name="a1270" svg:viewBox="0 0 20 30" svg:d="m10 0-10 30h20z"/>
    <draw:marker draw:name="a1272" svg:viewBox="0 0 20 30" svg:d="m10 0-10 30h20z"/>
    <draw:marker draw:name="a1274" svg:viewBox="0 0 20 30" svg:d="m10 0-10 30h20z"/>
    <draw:marker draw:name="a1276" svg:viewBox="0 0 20 30" svg:d="m10 0-10 30h20z"/>
    <draw:marker draw:name="a1278" svg:viewBox="0 0 20 30" svg:d="m10 0-10 30h20z"/>
    <draw:marker draw:name="a1280" svg:viewBox="0 0 20 30" svg:d="m10 0-10 30h20z"/>
    <draw:marker draw:name="a1282" svg:viewBox="0 0 20 30" svg:d="m10 0-10 30h20z"/>
    <draw:marker draw:name="a1284" svg:viewBox="0 0 20 30" svg:d="m10 0-10 30h20z"/>
    <draw:marker draw:name="a1286" svg:viewBox="0 0 20 30" svg:d="m10 0-10 30h20z"/>
    <draw:marker draw:name="a1288" svg:viewBox="0 0 20 30" svg:d="m10 0-10 30h20z"/>
    <draw:marker draw:name="a1290" svg:viewBox="0 0 20 30" svg:d="m10 0-10 30h20z"/>
    <draw:marker draw:name="a1296" svg:viewBox="0 0 20 30" svg:d="m10 0-10 30h20z"/>
    <draw:marker draw:name="a1298" svg:viewBox="0 0 20 30" svg:d="m10 0-10 30h20z"/>
    <draw:marker draw:name="a1300" svg:viewBox="0 0 20 30" svg:d="m10 0-10 30h20z"/>
    <draw:marker draw:name="a1302" svg:viewBox="0 0 20 30" svg:d="m10 0-10 30h20z"/>
    <draw:marker draw:name="a1312" svg:viewBox="0 0 20 30" svg:d="m10 0-10 30h20z"/>
    <draw:marker draw:name="a1314" svg:viewBox="0 0 20 30" svg:d="m10 0-10 30h20z"/>
    <draw:marker draw:name="a1316" svg:viewBox="0 0 20 30" svg:d="m10 0-10 30h20z"/>
    <draw:marker draw:name="a1318" svg:viewBox="0 0 20 30" svg:d="m10 0-10 30h20z"/>
    <draw:marker draw:name="a1320" svg:viewBox="0 0 20 30" svg:d="m10 0-10 30h20z"/>
    <draw:marker draw:name="a1388" svg:viewBox="0 0 20 30" svg:d="m10 0-10 30h20z"/>
    <draw:marker draw:name="a1390" svg:viewBox="0 0 20 30" svg:d="m10 0-10 30h20z"/>
    <draw:marker draw:name="a1392" svg:viewBox="0 0 20 30" svg:d="m10 0-10 30h20z"/>
    <draw:marker draw:name="a1394" svg:viewBox="0 0 20 30" svg:d="m10 0-10 30h20z"/>
    <draw:marker draw:name="a1396" svg:viewBox="0 0 20 30" svg:d="m10 0-10 30h20z"/>
    <draw:marker draw:name="a1398" svg:viewBox="0 0 20 30" svg:d="m10 0-10 30h20z"/>
    <draw:marker draw:name="a1400" svg:viewBox="0 0 20 30" svg:d="m10 0-10 30h20z"/>
    <draw:marker draw:name="a1402" svg:viewBox="0 0 20 30" svg:d="m10 0-10 30h20z"/>
    <draw:marker draw:name="a1404" svg:viewBox="0 0 20 30" svg:d="m10 0-10 30h20z"/>
    <draw:marker draw:name="a1406" svg:viewBox="0 0 20 30" svg:d="m10 0-10 30h20z"/>
    <draw:marker draw:name="a1408" svg:viewBox="0 0 20 30" svg:d="m10 0-10 30h20z"/>
    <draw:marker draw:name="a1410" svg:viewBox="0 0 20 30" svg:d="m10 0-10 30h20z"/>
    <draw:marker draw:name="a1412" svg:viewBox="0 0 20 30" svg:d="m10 0-10 30h20z"/>
    <draw:marker draw:name="a1414" svg:viewBox="0 0 20 30" svg:d="m10 0-10 30h20z"/>
    <draw:marker draw:name="a1416" svg:viewBox="0 0 20 30" svg:d="m10 0-10 30h20z"/>
    <draw:marker draw:name="a1418" svg:viewBox="0 0 20 30" svg:d="m10 0-10 30h20z"/>
    <draw:marker draw:name="a1420" svg:viewBox="0 0 20 30" svg:d="m10 0-10 30h20z"/>
    <draw:marker draw:name="a1426" svg:viewBox="0 0 20 30" svg:d="m10 0-10 30h20z"/>
    <draw:marker draw:name="a1428" svg:viewBox="0 0 20 30" svg:d="m10 0-10 30h20z"/>
    <draw:marker draw:name="a1430" svg:viewBox="0 0 20 30" svg:d="m10 0-10 30h20z"/>
    <draw:marker draw:name="a1432" svg:viewBox="0 0 20 30" svg:d="m10 0-10 30h20z"/>
    <draw:marker draw:name="a1442" svg:viewBox="0 0 20 30" svg:d="m10 0-10 30h20z"/>
    <draw:marker draw:name="a1444" svg:viewBox="0 0 20 30" svg:d="m10 0-10 30h20z"/>
    <draw:marker draw:name="a1446" svg:viewBox="0 0 20 30" svg:d="m10 0-10 30h20z"/>
    <draw:marker draw:name="a1448" svg:viewBox="0 0 20 30" svg:d="m10 0-10 30h20z"/>
    <draw:marker draw:name="a1450" svg:viewBox="0 0 20 30" svg:d="m10 0-10 30h20z"/>
    <draw:marker draw:name="a1456" svg:viewBox="0 0 20 30" svg:d="m10 0-10 30h20z"/>
    <draw:marker draw:name="a1458" svg:viewBox="0 0 20 30" svg:d="m10 0-10 30h20z"/>
    <draw:marker draw:name="a1460" svg:viewBox="0 0 20 30" svg:d="m10 0-10 30h20z"/>
    <draw:marker draw:name="a1524" svg:viewBox="0 0 20 30" svg:d="m10 0-10 30h20z"/>
    <draw:marker draw:name="a1526" svg:viewBox="0 0 20 30" svg:d="m10 0-10 30h20z"/>
    <draw:marker draw:name="a1528" svg:viewBox="0 0 20 30" svg:d="m10 0-10 30h20z"/>
    <draw:marker draw:name="a1530" svg:viewBox="0 0 20 30" svg:d="m10 0-10 30h20z"/>
    <draw:marker draw:name="a1532" svg:viewBox="0 0 20 30" svg:d="m10 0-10 30h20z"/>
    <draw:marker draw:name="a1534" svg:viewBox="0 0 20 30" svg:d="m10 0-10 30h20z"/>
    <draw:marker draw:name="a1536" svg:viewBox="0 0 20 30" svg:d="m10 0-10 30h20z"/>
    <draw:marker draw:name="a1538" svg:viewBox="0 0 20 30" svg:d="m10 0-10 30h20z"/>
    <draw:marker draw:name="a1540" svg:viewBox="0 0 20 30" svg:d="m10 0-10 30h20z"/>
    <draw:marker draw:name="a1542" svg:viewBox="0 0 20 30" svg:d="m10 0-10 30h20z"/>
    <draw:marker draw:name="a1544" svg:viewBox="0 0 20 30" svg:d="m10 0-10 30h20z"/>
    <draw:marker draw:name="a1546" svg:viewBox="0 0 20 30" svg:d="m10 0-10 30h20z"/>
    <draw:marker draw:name="a1548" svg:viewBox="0 0 20 30" svg:d="m10 0-10 30h20z"/>
    <draw:marker draw:name="a1550" svg:viewBox="0 0 20 30" svg:d="m10 0-10 30h20z"/>
    <draw:marker draw:name="a1552" svg:viewBox="0 0 20 30" svg:d="m10 0-10 30h20z"/>
    <draw:marker draw:name="a1559" svg:viewBox="0 0 20 30" svg:d="m10 0-10 30h20z"/>
    <draw:marker draw:name="a1561" svg:viewBox="0 0 20 30" svg:d="m10 0-10 30h20z"/>
    <draw:marker draw:name="a1563" svg:viewBox="0 0 20 30" svg:d="m10 0-10 30h20z"/>
    <draw:marker draw:name="a757" svg:viewBox="0 0 20 30" svg:d="m10 0-10 30h20z"/>
    <draw:marker draw:name="a759" svg:viewBox="0 0 20 30" svg:d="m10 0-10 30h20z"/>
    <draw:marker draw:name="a761" svg:viewBox="0 0 20 30" svg:d="m10 0-10 30h20z"/>
    <draw:marker draw:name="a768" svg:viewBox="0 0 20 30" svg:d="m10 0-10 30h20z"/>
    <draw:marker draw:name="a778" svg:viewBox="0 0 20 30" svg:d="m10 0-10 30h20z"/>
    <draw:marker draw:name="a780" svg:viewBox="0 0 20 30" svg:d="m10 0-10 30h20z"/>
    <draw:marker draw:name="a786" svg:viewBox="0 0 20 30" svg:d="m10 0-10 30h20z"/>
    <draw:marker draw:name="a792" svg:viewBox="0 0 20 30" svg:d="m10 0-10 30h20z"/>
    <draw:marker draw:name="a794" svg:viewBox="0 0 20 30" svg:d="m10 0-10 30h20z"/>
    <draw:marker draw:name="a796" svg:viewBox="0 0 20 30" svg:d="m10 0-10 30h20z"/>
    <draw:marker draw:name="a802" svg:viewBox="0 0 20 30" svg:d="m10 0-10 30h20z"/>
    <draw:marker draw:name="a823" svg:viewBox="0 0 20 30" svg:d="m10 0-10 30h20z"/>
    <draw:marker draw:name="a825" svg:viewBox="0 0 20 30" svg:d="m10 0-10 30h20z"/>
    <draw:marker draw:name="a843" svg:viewBox="0 0 20 30" svg:d="m10 0-10 30h20z"/>
    <draw:marker draw:name="a845" svg:viewBox="0 0 20 30" svg:d="m10 0-10 30h20z"/>
    <draw:marker draw:name="a847" svg:viewBox="0 0 20 30" svg:d="m10 0-10 30h20z"/>
    <draw:marker draw:name="a849" svg:viewBox="0 0 20 30" svg:d="m10 0-10 30h20z"/>
    <draw:marker draw:name="a851" svg:viewBox="0 0 20 30" svg:d="m10 0-10 30h20z"/>
    <draw:marker draw:name="a853" svg:viewBox="0 0 20 30" svg:d="m10 0-10 30h20z"/>
    <draw:marker draw:name="a855" svg:viewBox="0 0 20 30" svg:d="m10 0-10 30h20z"/>
    <draw:marker draw:name="a857" svg:viewBox="0 0 20 30" svg:d="m10 0-10 30h20z"/>
    <draw:marker draw:name="a863" svg:viewBox="0 0 20 30" svg:d="m10 0-10 30h20z"/>
    <draw:marker draw:name="a865" svg:viewBox="0 0 20 30" svg:d="m10 0-10 30h20z"/>
    <draw:marker draw:name="a867" svg:viewBox="0 0 20 30" svg:d="m10 0-10 30h20z"/>
    <draw:marker draw:name="a869" svg:viewBox="0 0 20 30" svg:d="m10 0-10 30h20z"/>
    <draw:marker draw:name="a871" svg:viewBox="0 0 20 30" svg:d="m10 0-10 30h20z"/>
    <draw:marker draw:name="a877" svg:viewBox="0 0 20 30" svg:d="m10 0-10 30h20z"/>
    <draw:marker draw:name="a907" svg:viewBox="0 0 20 30" svg:d="m10 0-10 30h20z"/>
    <draw:marker draw:name="a909" svg:viewBox="0 0 20 30" svg:d="m10 0-10 30h20z"/>
    <draw:marker draw:name="a931" svg:viewBox="0 0 20 30" svg:d="m10 0-10 30h20z"/>
    <draw:marker draw:name="a933" svg:viewBox="0 0 20 30" svg:d="m10 0-10 30h20z"/>
    <draw:marker draw:name="a935" svg:viewBox="0 0 20 30" svg:d="m10 0-10 30h20z"/>
    <draw:marker draw:name="a937" svg:viewBox="0 0 20 30" svg:d="m10 0-10 30h20z"/>
    <draw:marker draw:name="a939" svg:viewBox="0 0 20 30" svg:d="m10 0-10 30h20z"/>
    <draw:marker draw:name="a949" svg:viewBox="0 0 20 30" svg:d="m10 0-10 30h20z"/>
    <draw:marker draw:name="a951" svg:viewBox="0 0 20 30" svg:d="m10 0-10 30h20z"/>
    <draw:marker draw:name="a953" svg:viewBox="0 0 20 30" svg:d="m10 0-10 30h20z"/>
    <draw:marker draw:name="a955" svg:viewBox="0 0 20 30" svg:d="m10 0-10 30h20z"/>
    <draw:marker draw:name="a957" svg:viewBox="0 0 20 30" svg:d="m10 0-10 30h20z"/>
    <draw:marker draw:name="a959" svg:viewBox="0 0 20 30" svg:d="m10 0-10 30h20z"/>
    <draw:marker draw:name="a961" svg:viewBox="0 0 20 30" svg:d="m10 0-10 30h20z"/>
    <draw:marker draw:name="a963" svg:viewBox="0 0 20 30" svg:d="m10 0-10 30h20z"/>
    <draw:marker draw:name="a965" svg:viewBox="0 0 20 30" svg:d="m10 0-10 30h20z"/>
    <draw:marker draw:name="a967" svg:viewBox="0 0 20 30" svg:d="m10 0-10 30h20z"/>
    <draw:marker draw:name="a998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佈景主題-background" style:family="presentation">
      <style:graphic-properties draw:stroke="none" draw:fill="solid" draw:fill-color="#ffffff"/>
      <style:text-properties style:letter-kerning="true"/>
    </style:style>
    <style:style style:name="Master1-Office-佈景主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佈景主題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佈景主題-outline1" style:family="presentation">
      <style:graphic-properties draw:stroke="none" draw:fill="none">
        <text:list-style style:name="Master1-Office-佈景主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佈景主題-outline2" style:family="presentation" style:parent-style-name="Master1-Office-佈景主題-outline1">
      <style:paragraph-properties fo:margin-top="0cm" fo:margin-bottom="0.4cm"/>
      <style:text-properties fo:font-size="28pt" style:font-size-asian="28pt" style:font-size-complex="28pt"/>
    </style:style>
    <style:style style:name="Master1-Office-佈景主題-outline3" style:family="presentation" style:parent-style-name="Master1-Office-佈景主題-outline2">
      <style:paragraph-properties fo:margin-top="0cm" fo:margin-bottom="0.3cm"/>
      <style:text-properties fo:font-size="24pt" style:font-size-asian="24pt" style:font-size-complex="24pt"/>
    </style:style>
    <style:style style:name="Master1-Office-佈景主題-outline4" style:family="presentation" style:parent-style-name="Master1-Office-佈景主題-outline3">
      <style:paragraph-properties fo:margin-top="0cm" fo:margin-bottom="0.2cm"/>
      <style:text-properties fo:font-size="20pt" style:font-size-asian="20pt" style:font-size-complex="20pt"/>
    </style:style>
    <style:style style:name="Master1-Office-佈景主題-outline5" style:family="presentation" style:parent-style-name="Master1-Office-佈景主題-outline4">
      <style:paragraph-properties fo:margin-top="0cm" fo:margin-bottom="0.1cm"/>
      <style:text-properties fo:font-size="20pt" style:font-size-asian="20pt" style:font-size-complex="20pt"/>
    </style:style>
    <style:style style:name="Master1-Office-佈景主題-outline6" style:family="presentation" style:parent-style-name="Master1-Office-佈景主題-outline5">
      <style:paragraph-properties fo:margin-top="0cm" fo:margin-bottom="0.1cm"/>
      <style:text-properties fo:font-size="20pt" style:font-size-asian="20pt" style:font-size-complex="20pt"/>
    </style:style>
    <style:style style:name="Master1-Office-佈景主題-outline7" style:family="presentation" style:parent-style-name="Master1-Office-佈景主題-outline6">
      <style:paragraph-properties fo:margin-top="0cm" fo:margin-bottom="0.1cm"/>
      <style:text-properties fo:font-size="20pt" style:font-size-asian="20pt" style:font-size-complex="20pt"/>
    </style:style>
    <style:style style:name="Master1-Office-佈景主題-outline8" style:family="presentation" style:parent-style-name="Master1-Office-佈景主題-outline7">
      <style:paragraph-properties fo:margin-top="0cm" fo:margin-bottom="0.1cm"/>
      <style:text-properties fo:font-size="20pt" style:font-size-asian="20pt" style:font-size-complex="20pt"/>
    </style:style>
    <style:style style:name="Master1-Office-佈景主題-outline9" style:family="presentation" style:parent-style-name="Master1-Office-佈景主題-outline8">
      <style:paragraph-properties fo:margin-top="0cm" fo:margin-bottom="0.1cm"/>
      <style:text-properties fo:font-size="20pt" style:font-size-asian="20pt" style:font-size-complex="20pt"/>
    </style:style>
    <style:style style:name="Master1-Office-佈景主題-subtitle" style:family="presentation">
      <style:graphic-properties draw:stroke="none" draw:fill="none" draw:textarea-vertical-align="middle">
        <text:list-style style:name="Master1-Office-佈景主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佈景主題-title" style:family="presentation">
      <style:graphic-properties draw:stroke="none" draw:fill="none" draw:textarea-vertical-align="middle">
        <text:list-style style:name="Master1-Office-佈景主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標題投影片-background" style:family="presentation">
      <style:graphic-properties draw:stroke="none" draw:fill="solid" draw:fill-color="#ffffff"/>
      <style:text-properties style:letter-kerning="true"/>
    </style:style>
    <style:style style:name="Master1-Layout1-title-標題投影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標題投影片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標題投影片-outline1" style:family="presentation">
      <style:graphic-properties draw:stroke="none" draw:fill="none">
        <text:list-style style:name="Master1-Layout1-title-標題投影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標題投影片-outline2" style:family="presentation" style:parent-style-name="Master1-Layout1-title-標題投影片-outline1">
      <style:paragraph-properties fo:margin-top="0cm" fo:margin-bottom="0.4cm"/>
      <style:text-properties fo:font-size="28pt" style:font-size-asian="28pt" style:font-size-complex="28pt"/>
    </style:style>
    <style:style style:name="Master1-Layout1-title-標題投影片-outline3" style:family="presentation" style:parent-style-name="Master1-Layout1-title-標題投影片-outline2">
      <style:paragraph-properties fo:margin-top="0cm" fo:margin-bottom="0.3cm"/>
      <style:text-properties fo:font-size="24pt" style:font-size-asian="24pt" style:font-size-complex="24pt"/>
    </style:style>
    <style:style style:name="Master1-Layout1-title-標題投影片-outline4" style:family="presentation" style:parent-style-name="Master1-Layout1-title-標題投影片-outline3">
      <style:paragraph-properties fo:margin-top="0cm" fo:margin-bottom="0.2cm"/>
      <style:text-properties fo:font-size="20pt" style:font-size-asian="20pt" style:font-size-complex="20pt"/>
    </style:style>
    <style:style style:name="Master1-Layout1-title-標題投影片-outline5" style:family="presentation" style:parent-style-name="Master1-Layout1-title-標題投影片-outline4">
      <style:paragraph-properties fo:margin-top="0cm" fo:margin-bottom="0.1cm"/>
      <style:text-properties fo:font-size="20pt" style:font-size-asian="20pt" style:font-size-complex="20pt"/>
    </style:style>
    <style:style style:name="Master1-Layout1-title-標題投影片-outline6" style:family="presentation" style:parent-style-name="Master1-Layout1-title-標題投影片-outline5">
      <style:paragraph-properties fo:margin-top="0cm" fo:margin-bottom="0.1cm"/>
      <style:text-properties fo:font-size="20pt" style:font-size-asian="20pt" style:font-size-complex="20pt"/>
    </style:style>
    <style:style style:name="Master1-Layout1-title-標題投影片-outline7" style:family="presentation" style:parent-style-name="Master1-Layout1-title-標題投影片-outline6">
      <style:paragraph-properties fo:margin-top="0cm" fo:margin-bottom="0.1cm"/>
      <style:text-properties fo:font-size="20pt" style:font-size-asian="20pt" style:font-size-complex="20pt"/>
    </style:style>
    <style:style style:name="Master1-Layout1-title-標題投影片-outline8" style:family="presentation" style:parent-style-name="Master1-Layout1-title-標題投影片-outline7">
      <style:paragraph-properties fo:margin-top="0cm" fo:margin-bottom="0.1cm"/>
      <style:text-properties fo:font-size="20pt" style:font-size-asian="20pt" style:font-size-complex="20pt"/>
    </style:style>
    <style:style style:name="Master1-Layout1-title-標題投影片-outline9" style:family="presentation" style:parent-style-name="Master1-Layout1-title-標題投影片-outline8">
      <style:paragraph-properties fo:margin-top="0cm" fo:margin-bottom="0.1cm"/>
      <style:text-properties fo:font-size="20pt" style:font-size-asian="20pt" style:font-size-complex="20pt"/>
    </style:style>
    <style:style style:name="Master1-Layout1-title-標題投影片-subtitle" style:family="presentation">
      <style:graphic-properties draw:stroke="none" draw:fill="none" draw:textarea-vertical-align="middle">
        <text:list-style style:name="Master1-Layout1-title-標題投影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標題投影片-title" style:family="presentation">
      <style:graphic-properties draw:stroke="none" draw:fill="none" draw:textarea-vertical-align="middle">
        <text:list-style style:name="Master1-Layout1-title-標題投影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標題及物件-background" style:family="presentation">
      <style:graphic-properties draw:stroke="none" draw:fill="solid" draw:fill-color="#ffffff"/>
      <style:text-properties style:letter-kerning="true"/>
    </style:style>
    <style:style style:name="Master1-Layout2-obj-標題及物件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標題及物件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標題及物件-outline1" style:family="presentation">
      <style:graphic-properties draw:stroke="none" draw:fill="none">
        <text:list-style style:name="Master1-Layout2-obj-標題及物件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標題及物件-outline2" style:family="presentation" style:parent-style-name="Master1-Layout2-obj-標題及物件-outline1">
      <style:paragraph-properties fo:margin-top="0cm" fo:margin-bottom="0.4cm"/>
      <style:text-properties fo:font-size="28pt" style:font-size-asian="28pt" style:font-size-complex="28pt"/>
    </style:style>
    <style:style style:name="Master1-Layout2-obj-標題及物件-outline3" style:family="presentation" style:parent-style-name="Master1-Layout2-obj-標題及物件-outline2">
      <style:paragraph-properties fo:margin-top="0cm" fo:margin-bottom="0.3cm"/>
      <style:text-properties fo:font-size="24pt" style:font-size-asian="24pt" style:font-size-complex="24pt"/>
    </style:style>
    <style:style style:name="Master1-Layout2-obj-標題及物件-outline4" style:family="presentation" style:parent-style-name="Master1-Layout2-obj-標題及物件-outline3">
      <style:paragraph-properties fo:margin-top="0cm" fo:margin-bottom="0.2cm"/>
      <style:text-properties fo:font-size="20pt" style:font-size-asian="20pt" style:font-size-complex="20pt"/>
    </style:style>
    <style:style style:name="Master1-Layout2-obj-標題及物件-outline5" style:family="presentation" style:parent-style-name="Master1-Layout2-obj-標題及物件-outline4">
      <style:paragraph-properties fo:margin-top="0cm" fo:margin-bottom="0.1cm"/>
      <style:text-properties fo:font-size="20pt" style:font-size-asian="20pt" style:font-size-complex="20pt"/>
    </style:style>
    <style:style style:name="Master1-Layout2-obj-標題及物件-outline6" style:family="presentation" style:parent-style-name="Master1-Layout2-obj-標題及物件-outline5">
      <style:paragraph-properties fo:margin-top="0cm" fo:margin-bottom="0.1cm"/>
      <style:text-properties fo:font-size="20pt" style:font-size-asian="20pt" style:font-size-complex="20pt"/>
    </style:style>
    <style:style style:name="Master1-Layout2-obj-標題及物件-outline7" style:family="presentation" style:parent-style-name="Master1-Layout2-obj-標題及物件-outline6">
      <style:paragraph-properties fo:margin-top="0cm" fo:margin-bottom="0.1cm"/>
      <style:text-properties fo:font-size="20pt" style:font-size-asian="20pt" style:font-size-complex="20pt"/>
    </style:style>
    <style:style style:name="Master1-Layout2-obj-標題及物件-outline8" style:family="presentation" style:parent-style-name="Master1-Layout2-obj-標題及物件-outline7">
      <style:paragraph-properties fo:margin-top="0cm" fo:margin-bottom="0.1cm"/>
      <style:text-properties fo:font-size="20pt" style:font-size-asian="20pt" style:font-size-complex="20pt"/>
    </style:style>
    <style:style style:name="Master1-Layout2-obj-標題及物件-outline9" style:family="presentation" style:parent-style-name="Master1-Layout2-obj-標題及物件-outline8">
      <style:paragraph-properties fo:margin-top="0cm" fo:margin-bottom="0.1cm"/>
      <style:text-properties fo:font-size="20pt" style:font-size-asian="20pt" style:font-size-complex="20pt"/>
    </style:style>
    <style:style style:name="Master1-Layout2-obj-標題及物件-subtitle" style:family="presentation">
      <style:graphic-properties draw:stroke="none" draw:fill="none" draw:textarea-vertical-align="middle">
        <text:list-style style:name="Master1-Layout2-obj-標題及物件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標題及物件-title" style:family="presentation">
      <style:graphic-properties draw:stroke="none" draw:fill="none" draw:textarea-vertical-align="middle">
        <text:list-style style:name="Master1-Layout2-obj-標題及物件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章節標題-background" style:family="presentation">
      <style:graphic-properties draw:stroke="none" draw:fill="solid" draw:fill-color="#ffffff"/>
      <style:text-properties style:letter-kerning="true"/>
    </style:style>
    <style:style style:name="Master1-Layout3-secHead-章節標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章節標題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章節標題-outline1" style:family="presentation">
      <style:graphic-properties draw:stroke="none" draw:fill="none">
        <text:list-style style:name="Master1-Layout3-secHead-章節標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章節標題-outline2" style:family="presentation" style:parent-style-name="Master1-Layout3-secHead-章節標題-outline1">
      <style:paragraph-properties fo:margin-top="0cm" fo:margin-bottom="0.4cm"/>
      <style:text-properties fo:font-size="28pt" style:font-size-asian="28pt" style:font-size-complex="28pt"/>
    </style:style>
    <style:style style:name="Master1-Layout3-secHead-章節標題-outline3" style:family="presentation" style:parent-style-name="Master1-Layout3-secHead-章節標題-outline2">
      <style:paragraph-properties fo:margin-top="0cm" fo:margin-bottom="0.3cm"/>
      <style:text-properties fo:font-size="24pt" style:font-size-asian="24pt" style:font-size-complex="24pt"/>
    </style:style>
    <style:style style:name="Master1-Layout3-secHead-章節標題-outline4" style:family="presentation" style:parent-style-name="Master1-Layout3-secHead-章節標題-outline3">
      <style:paragraph-properties fo:margin-top="0cm" fo:margin-bottom="0.2cm"/>
      <style:text-properties fo:font-size="20pt" style:font-size-asian="20pt" style:font-size-complex="20pt"/>
    </style:style>
    <style:style style:name="Master1-Layout3-secHead-章節標題-outline5" style:family="presentation" style:parent-style-name="Master1-Layout3-secHead-章節標題-outline4">
      <style:paragraph-properties fo:margin-top="0cm" fo:margin-bottom="0.1cm"/>
      <style:text-properties fo:font-size="20pt" style:font-size-asian="20pt" style:font-size-complex="20pt"/>
    </style:style>
    <style:style style:name="Master1-Layout3-secHead-章節標題-outline6" style:family="presentation" style:parent-style-name="Master1-Layout3-secHead-章節標題-outline5">
      <style:paragraph-properties fo:margin-top="0cm" fo:margin-bottom="0.1cm"/>
      <style:text-properties fo:font-size="20pt" style:font-size-asian="20pt" style:font-size-complex="20pt"/>
    </style:style>
    <style:style style:name="Master1-Layout3-secHead-章節標題-outline7" style:family="presentation" style:parent-style-name="Master1-Layout3-secHead-章節標題-outline6">
      <style:paragraph-properties fo:margin-top="0cm" fo:margin-bottom="0.1cm"/>
      <style:text-properties fo:font-size="20pt" style:font-size-asian="20pt" style:font-size-complex="20pt"/>
    </style:style>
    <style:style style:name="Master1-Layout3-secHead-章節標題-outline8" style:family="presentation" style:parent-style-name="Master1-Layout3-secHead-章節標題-outline7">
      <style:paragraph-properties fo:margin-top="0cm" fo:margin-bottom="0.1cm"/>
      <style:text-properties fo:font-size="20pt" style:font-size-asian="20pt" style:font-size-complex="20pt"/>
    </style:style>
    <style:style style:name="Master1-Layout3-secHead-章節標題-outline9" style:family="presentation" style:parent-style-name="Master1-Layout3-secHead-章節標題-outline8">
      <style:paragraph-properties fo:margin-top="0cm" fo:margin-bottom="0.1cm"/>
      <style:text-properties fo:font-size="20pt" style:font-size-asian="20pt" style:font-size-complex="20pt"/>
    </style:style>
    <style:style style:name="Master1-Layout3-secHead-章節標題-subtitle" style:family="presentation">
      <style:graphic-properties draw:stroke="none" draw:fill="none" draw:textarea-vertical-align="middle">
        <text:list-style style:name="Master1-Layout3-secHead-章節標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章節標題-title" style:family="presentation">
      <style:graphic-properties draw:stroke="none" draw:fill="none" draw:textarea-vertical-align="middle">
        <text:list-style style:name="Master1-Layout3-secHead-章節標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兩項物件-background" style:family="presentation">
      <style:graphic-properties draw:stroke="none" draw:fill="solid" draw:fill-color="#ffffff"/>
      <style:text-properties style:letter-kerning="true"/>
    </style:style>
    <style:style style:name="Master1-Layout4-twoObj-兩項物件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兩項物件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兩項物件-outline1" style:family="presentation">
      <style:graphic-properties draw:stroke="none" draw:fill="none">
        <text:list-style style:name="Master1-Layout4-twoObj-兩項物件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兩項物件-outline2" style:family="presentation" style:parent-style-name="Master1-Layout4-twoObj-兩項物件-outline1">
      <style:paragraph-properties fo:margin-top="0cm" fo:margin-bottom="0.4cm"/>
      <style:text-properties fo:font-size="28pt" style:font-size-asian="28pt" style:font-size-complex="28pt"/>
    </style:style>
    <style:style style:name="Master1-Layout4-twoObj-兩項物件-outline3" style:family="presentation" style:parent-style-name="Master1-Layout4-twoObj-兩項物件-outline2">
      <style:paragraph-properties fo:margin-top="0cm" fo:margin-bottom="0.3cm"/>
      <style:text-properties fo:font-size="24pt" style:font-size-asian="24pt" style:font-size-complex="24pt"/>
    </style:style>
    <style:style style:name="Master1-Layout4-twoObj-兩項物件-outline4" style:family="presentation" style:parent-style-name="Master1-Layout4-twoObj-兩項物件-outline3">
      <style:paragraph-properties fo:margin-top="0cm" fo:margin-bottom="0.2cm"/>
      <style:text-properties fo:font-size="20pt" style:font-size-asian="20pt" style:font-size-complex="20pt"/>
    </style:style>
    <style:style style:name="Master1-Layout4-twoObj-兩項物件-outline5" style:family="presentation" style:parent-style-name="Master1-Layout4-twoObj-兩項物件-outline4">
      <style:paragraph-properties fo:margin-top="0cm" fo:margin-bottom="0.1cm"/>
      <style:text-properties fo:font-size="20pt" style:font-size-asian="20pt" style:font-size-complex="20pt"/>
    </style:style>
    <style:style style:name="Master1-Layout4-twoObj-兩項物件-outline6" style:family="presentation" style:parent-style-name="Master1-Layout4-twoObj-兩項物件-outline5">
      <style:paragraph-properties fo:margin-top="0cm" fo:margin-bottom="0.1cm"/>
      <style:text-properties fo:font-size="20pt" style:font-size-asian="20pt" style:font-size-complex="20pt"/>
    </style:style>
    <style:style style:name="Master1-Layout4-twoObj-兩項物件-outline7" style:family="presentation" style:parent-style-name="Master1-Layout4-twoObj-兩項物件-outline6">
      <style:paragraph-properties fo:margin-top="0cm" fo:margin-bottom="0.1cm"/>
      <style:text-properties fo:font-size="20pt" style:font-size-asian="20pt" style:font-size-complex="20pt"/>
    </style:style>
    <style:style style:name="Master1-Layout4-twoObj-兩項物件-outline8" style:family="presentation" style:parent-style-name="Master1-Layout4-twoObj-兩項物件-outline7">
      <style:paragraph-properties fo:margin-top="0cm" fo:margin-bottom="0.1cm"/>
      <style:text-properties fo:font-size="20pt" style:font-size-asian="20pt" style:font-size-complex="20pt"/>
    </style:style>
    <style:style style:name="Master1-Layout4-twoObj-兩項物件-outline9" style:family="presentation" style:parent-style-name="Master1-Layout4-twoObj-兩項物件-outline8">
      <style:paragraph-properties fo:margin-top="0cm" fo:margin-bottom="0.1cm"/>
      <style:text-properties fo:font-size="20pt" style:font-size-asian="20pt" style:font-size-complex="20pt"/>
    </style:style>
    <style:style style:name="Master1-Layout4-twoObj-兩項物件-subtitle" style:family="presentation">
      <style:graphic-properties draw:stroke="none" draw:fill="none" draw:textarea-vertical-align="middle">
        <text:list-style style:name="Master1-Layout4-twoObj-兩項物件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兩項物件-title" style:family="presentation">
      <style:graphic-properties draw:stroke="none" draw:fill="none" draw:textarea-vertical-align="middle">
        <text:list-style style:name="Master1-Layout4-twoObj-兩項物件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比對-background" style:family="presentation">
      <style:graphic-properties draw:stroke="none" draw:fill="solid" draw:fill-color="#ffffff"/>
      <style:text-properties style:letter-kerning="true"/>
    </style:style>
    <style:style style:name="Master1-Layout5-twoTxTwoObj-比對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比對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比對-outline1" style:family="presentation">
      <style:graphic-properties draw:stroke="none" draw:fill="none">
        <text:list-style style:name="Master1-Layout5-twoTxTwoObj-比對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對-outline2" style:family="presentation" style:parent-style-name="Master1-Layout5-twoTxTwoObj-比對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比對-outline3" style:family="presentation" style:parent-style-name="Master1-Layout5-twoTxTwoObj-比對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比對-outline4" style:family="presentation" style:parent-style-name="Master1-Layout5-twoTxTwoObj-比對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比對-outline5" style:family="presentation" style:parent-style-name="Master1-Layout5-twoTxTwoObj-比對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比對-outline6" style:family="presentation" style:parent-style-name="Master1-Layout5-twoTxTwoObj-比對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比對-outline7" style:family="presentation" style:parent-style-name="Master1-Layout5-twoTxTwoObj-比對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比對-outline8" style:family="presentation" style:parent-style-name="Master1-Layout5-twoTxTwoObj-比對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比對-outline9" style:family="presentation" style:parent-style-name="Master1-Layout5-twoTxTwoObj-比對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比對-subtitle" style:family="presentation">
      <style:graphic-properties draw:stroke="none" draw:fill="none" draw:textarea-vertical-align="middle">
        <text:list-style style:name="Master1-Layout5-twoTxTwoObj-比對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對-title" style:family="presentation">
      <style:graphic-properties draw:stroke="none" draw:fill="none" draw:textarea-vertical-align="middle">
        <text:list-style style:name="Master1-Layout5-twoTxTwoObj-比對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只有標題-background" style:family="presentation">
      <style:graphic-properties draw:stroke="none" draw:fill="solid" draw:fill-color="#ffffff"/>
      <style:text-properties style:letter-kerning="true"/>
    </style:style>
    <style:style style:name="Master1-Layout6-titleOnly-只有標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只有標題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只有標題-outline1" style:family="presentation">
      <style:graphic-properties draw:stroke="none" draw:fill="none">
        <text:list-style style:name="Master1-Layout6-titleOnly-只有標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只有標題-outline2" style:family="presentation" style:parent-style-name="Master1-Layout6-titleOnly-只有標題-outline1">
      <style:paragraph-properties fo:margin-top="0cm" fo:margin-bottom="0.4cm"/>
      <style:text-properties fo:font-size="28pt" style:font-size-asian="28pt" style:font-size-complex="28pt"/>
    </style:style>
    <style:style style:name="Master1-Layout6-titleOnly-只有標題-outline3" style:family="presentation" style:parent-style-name="Master1-Layout6-titleOnly-只有標題-outline2">
      <style:paragraph-properties fo:margin-top="0cm" fo:margin-bottom="0.3cm"/>
      <style:text-properties fo:font-size="24pt" style:font-size-asian="24pt" style:font-size-complex="24pt"/>
    </style:style>
    <style:style style:name="Master1-Layout6-titleOnly-只有標題-outline4" style:family="presentation" style:parent-style-name="Master1-Layout6-titleOnly-只有標題-outline3">
      <style:paragraph-properties fo:margin-top="0cm" fo:margin-bottom="0.2cm"/>
      <style:text-properties fo:font-size="20pt" style:font-size-asian="20pt" style:font-size-complex="20pt"/>
    </style:style>
    <style:style style:name="Master1-Layout6-titleOnly-只有標題-outline5" style:family="presentation" style:parent-style-name="Master1-Layout6-titleOnly-只有標題-outline4">
      <style:paragraph-properties fo:margin-top="0cm" fo:margin-bottom="0.1cm"/>
      <style:text-properties fo:font-size="20pt" style:font-size-asian="20pt" style:font-size-complex="20pt"/>
    </style:style>
    <style:style style:name="Master1-Layout6-titleOnly-只有標題-outline6" style:family="presentation" style:parent-style-name="Master1-Layout6-titleOnly-只有標題-outline5">
      <style:paragraph-properties fo:margin-top="0cm" fo:margin-bottom="0.1cm"/>
      <style:text-properties fo:font-size="20pt" style:font-size-asian="20pt" style:font-size-complex="20pt"/>
    </style:style>
    <style:style style:name="Master1-Layout6-titleOnly-只有標題-outline7" style:family="presentation" style:parent-style-name="Master1-Layout6-titleOnly-只有標題-outline6">
      <style:paragraph-properties fo:margin-top="0cm" fo:margin-bottom="0.1cm"/>
      <style:text-properties fo:font-size="20pt" style:font-size-asian="20pt" style:font-size-complex="20pt"/>
    </style:style>
    <style:style style:name="Master1-Layout6-titleOnly-只有標題-outline8" style:family="presentation" style:parent-style-name="Master1-Layout6-titleOnly-只有標題-outline7">
      <style:paragraph-properties fo:margin-top="0cm" fo:margin-bottom="0.1cm"/>
      <style:text-properties fo:font-size="20pt" style:font-size-asian="20pt" style:font-size-complex="20pt"/>
    </style:style>
    <style:style style:name="Master1-Layout6-titleOnly-只有標題-outline9" style:family="presentation" style:parent-style-name="Master1-Layout6-titleOnly-只有標題-outline8">
      <style:paragraph-properties fo:margin-top="0cm" fo:margin-bottom="0.1cm"/>
      <style:text-properties fo:font-size="20pt" style:font-size-asian="20pt" style:font-size-complex="20pt"/>
    </style:style>
    <style:style style:name="Master1-Layout6-titleOnly-只有標題-subtitle" style:family="presentation">
      <style:graphic-properties draw:stroke="none" draw:fill="none" draw:textarea-vertical-align="middle">
        <text:list-style style:name="Master1-Layout6-titleOnly-只有標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只有標題-title" style:family="presentation">
      <style:graphic-properties draw:stroke="none" draw:fill="none" draw:textarea-vertical-align="middle">
        <text:list-style style:name="Master1-Layout6-titleOnly-只有標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空白-background" style:family="presentation">
      <style:graphic-properties draw:stroke="none" draw:fill="solid" draw:fill-color="#ffffff"/>
      <style:text-properties style:letter-kerning="true"/>
    </style:style>
    <style:style style:name="Master1-Layout7-blank-空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空白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空白-outline1" style:family="presentation">
      <style:graphic-properties draw:stroke="none" draw:fill="none">
        <text:list-style style:name="Master1-Layout7-blank-空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空白-outline2" style:family="presentation" style:parent-style-name="Master1-Layout7-blank-空白-outline1">
      <style:paragraph-properties fo:margin-top="0cm" fo:margin-bottom="0.4cm"/>
      <style:text-properties fo:font-size="28pt" style:font-size-asian="28pt" style:font-size-complex="28pt"/>
    </style:style>
    <style:style style:name="Master1-Layout7-blank-空白-outline3" style:family="presentation" style:parent-style-name="Master1-Layout7-blank-空白-outline2">
      <style:paragraph-properties fo:margin-top="0cm" fo:margin-bottom="0.3cm"/>
      <style:text-properties fo:font-size="24pt" style:font-size-asian="24pt" style:font-size-complex="24pt"/>
    </style:style>
    <style:style style:name="Master1-Layout7-blank-空白-outline4" style:family="presentation" style:parent-style-name="Master1-Layout7-blank-空白-outline3">
      <style:paragraph-properties fo:margin-top="0cm" fo:margin-bottom="0.2cm"/>
      <style:text-properties fo:font-size="20pt" style:font-size-asian="20pt" style:font-size-complex="20pt"/>
    </style:style>
    <style:style style:name="Master1-Layout7-blank-空白-outline5" style:family="presentation" style:parent-style-name="Master1-Layout7-blank-空白-outline4">
      <style:paragraph-properties fo:margin-top="0cm" fo:margin-bottom="0.1cm"/>
      <style:text-properties fo:font-size="20pt" style:font-size-asian="20pt" style:font-size-complex="20pt"/>
    </style:style>
    <style:style style:name="Master1-Layout7-blank-空白-outline6" style:family="presentation" style:parent-style-name="Master1-Layout7-blank-空白-outline5">
      <style:paragraph-properties fo:margin-top="0cm" fo:margin-bottom="0.1cm"/>
      <style:text-properties fo:font-size="20pt" style:font-size-asian="20pt" style:font-size-complex="20pt"/>
    </style:style>
    <style:style style:name="Master1-Layout7-blank-空白-outline7" style:family="presentation" style:parent-style-name="Master1-Layout7-blank-空白-outline6">
      <style:paragraph-properties fo:margin-top="0cm" fo:margin-bottom="0.1cm"/>
      <style:text-properties fo:font-size="20pt" style:font-size-asian="20pt" style:font-size-complex="20pt"/>
    </style:style>
    <style:style style:name="Master1-Layout7-blank-空白-outline8" style:family="presentation" style:parent-style-name="Master1-Layout7-blank-空白-outline7">
      <style:paragraph-properties fo:margin-top="0cm" fo:margin-bottom="0.1cm"/>
      <style:text-properties fo:font-size="20pt" style:font-size-asian="20pt" style:font-size-complex="20pt"/>
    </style:style>
    <style:style style:name="Master1-Layout7-blank-空白-outline9" style:family="presentation" style:parent-style-name="Master1-Layout7-blank-空白-outline8">
      <style:paragraph-properties fo:margin-top="0cm" fo:margin-bottom="0.1cm"/>
      <style:text-properties fo:font-size="20pt" style:font-size-asian="20pt" style:font-size-complex="20pt"/>
    </style:style>
    <style:style style:name="Master1-Layout7-blank-空白-subtitle" style:family="presentation">
      <style:graphic-properties draw:stroke="none" draw:fill="none" draw:textarea-vertical-align="middle">
        <text:list-style style:name="Master1-Layout7-blank-空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空白-title" style:family="presentation">
      <style:graphic-properties draw:stroke="none" draw:fill="none" draw:textarea-vertical-align="middle">
        <text:list-style style:name="Master1-Layout7-blank-空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含標題的內容-background" style:family="presentation">
      <style:graphic-properties draw:stroke="none" draw:fill="solid" draw:fill-color="#ffffff"/>
      <style:text-properties style:letter-kerning="true"/>
    </style:style>
    <style:style style:name="Master1-Layout8-objTx-含標題的內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含標題的內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含標題的內容-outline1" style:family="presentation">
      <style:graphic-properties draw:stroke="none" draw:fill="none">
        <text:list-style style:name="Master1-Layout8-objTx-含標題的內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含標題的內容-outline2" style:family="presentation" style:parent-style-name="Master1-Layout8-objTx-含標題的內容-outline1">
      <style:paragraph-properties fo:margin-top="0cm" fo:margin-bottom="0.4cm"/>
      <style:text-properties fo:font-size="28pt" style:font-size-asian="28pt" style:font-size-complex="28pt"/>
    </style:style>
    <style:style style:name="Master1-Layout8-objTx-含標題的內容-outline3" style:family="presentation" style:parent-style-name="Master1-Layout8-objTx-含標題的內容-outline2">
      <style:paragraph-properties fo:margin-top="0cm" fo:margin-bottom="0.3cm"/>
      <style:text-properties fo:font-size="24pt" style:font-size-asian="24pt" style:font-size-complex="24pt"/>
    </style:style>
    <style:style style:name="Master1-Layout8-objTx-含標題的內容-outline4" style:family="presentation" style:parent-style-name="Master1-Layout8-objTx-含標題的內容-outline3">
      <style:paragraph-properties fo:margin-top="0cm" fo:margin-bottom="0.2cm"/>
      <style:text-properties fo:font-size="20pt" style:font-size-asian="20pt" style:font-size-complex="20pt"/>
    </style:style>
    <style:style style:name="Master1-Layout8-objTx-含標題的內容-outline5" style:family="presentation" style:parent-style-name="Master1-Layout8-objTx-含標題的內容-outline4">
      <style:paragraph-properties fo:margin-top="0cm" fo:margin-bottom="0.1cm"/>
      <style:text-properties fo:font-size="20pt" style:font-size-asian="20pt" style:font-size-complex="20pt"/>
    </style:style>
    <style:style style:name="Master1-Layout8-objTx-含標題的內容-outline6" style:family="presentation" style:parent-style-name="Master1-Layout8-objTx-含標題的內容-outline5">
      <style:paragraph-properties fo:margin-top="0cm" fo:margin-bottom="0.1cm"/>
      <style:text-properties fo:font-size="20pt" style:font-size-asian="20pt" style:font-size-complex="20pt"/>
    </style:style>
    <style:style style:name="Master1-Layout8-objTx-含標題的內容-outline7" style:family="presentation" style:parent-style-name="Master1-Layout8-objTx-含標題的內容-outline6">
      <style:paragraph-properties fo:margin-top="0cm" fo:margin-bottom="0.1cm"/>
      <style:text-properties fo:font-size="20pt" style:font-size-asian="20pt" style:font-size-complex="20pt"/>
    </style:style>
    <style:style style:name="Master1-Layout8-objTx-含標題的內容-outline8" style:family="presentation" style:parent-style-name="Master1-Layout8-objTx-含標題的內容-outline7">
      <style:paragraph-properties fo:margin-top="0cm" fo:margin-bottom="0.1cm"/>
      <style:text-properties fo:font-size="20pt" style:font-size-asian="20pt" style:font-size-complex="20pt"/>
    </style:style>
    <style:style style:name="Master1-Layout8-objTx-含標題的內容-outline9" style:family="presentation" style:parent-style-name="Master1-Layout8-objTx-含標題的內容-outline8">
      <style:paragraph-properties fo:margin-top="0cm" fo:margin-bottom="0.1cm"/>
      <style:text-properties fo:font-size="20pt" style:font-size-asian="20pt" style:font-size-complex="20pt"/>
    </style:style>
    <style:style style:name="Master1-Layout8-objTx-含標題的內容-subtitle" style:family="presentation">
      <style:graphic-properties draw:stroke="none" draw:fill="none" draw:textarea-vertical-align="middle">
        <text:list-style style:name="Master1-Layout8-objTx-含標題的內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含標題的內容-title" style:family="presentation">
      <style:graphic-properties draw:stroke="none" draw:fill="none" draw:textarea-vertical-align="middle">
        <text:list-style style:name="Master1-Layout8-objTx-含標題的內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含標題的圖片-background" style:family="presentation">
      <style:graphic-properties draw:stroke="none" draw:fill="solid" draw:fill-color="#ffffff"/>
      <style:text-properties style:letter-kerning="true"/>
    </style:style>
    <style:style style:name="Master1-Layout9-picTx-含標題的圖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含標題的圖片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含標題的圖片-outline1" style:family="presentation">
      <style:graphic-properties draw:stroke="none" draw:fill="none">
        <text:list-style style:name="Master1-Layout9-picTx-含標題的圖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含標題的圖片-outline2" style:family="presentation" style:parent-style-name="Master1-Layout9-picTx-含標題的圖片-outline1">
      <style:paragraph-properties fo:margin-top="0cm" fo:margin-bottom="0.4cm"/>
      <style:text-properties fo:font-size="28pt" style:font-size-asian="28pt" style:font-size-complex="28pt"/>
    </style:style>
    <style:style style:name="Master1-Layout9-picTx-含標題的圖片-outline3" style:family="presentation" style:parent-style-name="Master1-Layout9-picTx-含標題的圖片-outline2">
      <style:paragraph-properties fo:margin-top="0cm" fo:margin-bottom="0.3cm"/>
      <style:text-properties fo:font-size="24pt" style:font-size-asian="24pt" style:font-size-complex="24pt"/>
    </style:style>
    <style:style style:name="Master1-Layout9-picTx-含標題的圖片-outline4" style:family="presentation" style:parent-style-name="Master1-Layout9-picTx-含標題的圖片-outline3">
      <style:paragraph-properties fo:margin-top="0cm" fo:margin-bottom="0.2cm"/>
      <style:text-properties fo:font-size="20pt" style:font-size-asian="20pt" style:font-size-complex="20pt"/>
    </style:style>
    <style:style style:name="Master1-Layout9-picTx-含標題的圖片-outline5" style:family="presentation" style:parent-style-name="Master1-Layout9-picTx-含標題的圖片-outline4">
      <style:paragraph-properties fo:margin-top="0cm" fo:margin-bottom="0.1cm"/>
      <style:text-properties fo:font-size="20pt" style:font-size-asian="20pt" style:font-size-complex="20pt"/>
    </style:style>
    <style:style style:name="Master1-Layout9-picTx-含標題的圖片-outline6" style:family="presentation" style:parent-style-name="Master1-Layout9-picTx-含標題的圖片-outline5">
      <style:paragraph-properties fo:margin-top="0cm" fo:margin-bottom="0.1cm"/>
      <style:text-properties fo:font-size="20pt" style:font-size-asian="20pt" style:font-size-complex="20pt"/>
    </style:style>
    <style:style style:name="Master1-Layout9-picTx-含標題的圖片-outline7" style:family="presentation" style:parent-style-name="Master1-Layout9-picTx-含標題的圖片-outline6">
      <style:paragraph-properties fo:margin-top="0cm" fo:margin-bottom="0.1cm"/>
      <style:text-properties fo:font-size="20pt" style:font-size-asian="20pt" style:font-size-complex="20pt"/>
    </style:style>
    <style:style style:name="Master1-Layout9-picTx-含標題的圖片-outline8" style:family="presentation" style:parent-style-name="Master1-Layout9-picTx-含標題的圖片-outline7">
      <style:paragraph-properties fo:margin-top="0cm" fo:margin-bottom="0.1cm"/>
      <style:text-properties fo:font-size="20pt" style:font-size-asian="20pt" style:font-size-complex="20pt"/>
    </style:style>
    <style:style style:name="Master1-Layout9-picTx-含標題的圖片-outline9" style:family="presentation" style:parent-style-name="Master1-Layout9-picTx-含標題的圖片-outline8">
      <style:paragraph-properties fo:margin-top="0cm" fo:margin-bottom="0.1cm"/>
      <style:text-properties fo:font-size="20pt" style:font-size-asian="20pt" style:font-size-complex="20pt"/>
    </style:style>
    <style:style style:name="Master1-Layout9-picTx-含標題的圖片-subtitle" style:family="presentation">
      <style:graphic-properties draw:stroke="none" draw:fill="none" draw:textarea-vertical-align="middle">
        <text:list-style style:name="Master1-Layout9-picTx-含標題的圖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含標題的圖片-title" style:family="presentation">
      <style:graphic-properties draw:stroke="none" draw:fill="none" draw:textarea-vertical-align="middle">
        <text:list-style style:name="Master1-Layout9-picTx-含標題的圖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標題及直排文字-background" style:family="presentation">
      <style:graphic-properties draw:stroke="none" draw:fill="solid" draw:fill-color="#ffffff"/>
      <style:text-properties style:letter-kerning="true"/>
    </style:style>
    <style:style style:name="Master1-Layout10-vertTx-標題及直排文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標題及直排文字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標題及直排文字-outline1" style:family="presentation">
      <style:graphic-properties draw:stroke="none" draw:fill="none">
        <text:list-style style:name="Master1-Layout10-vertTx-標題及直排文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標題及直排文字-outline2" style:family="presentation" style:parent-style-name="Master1-Layout10-vertTx-標題及直排文字-outline1">
      <style:paragraph-properties fo:margin-top="0cm" fo:margin-bottom="0.4cm"/>
      <style:text-properties fo:font-size="28pt" style:font-size-asian="28pt" style:font-size-complex="28pt"/>
    </style:style>
    <style:style style:name="Master1-Layout10-vertTx-標題及直排文字-outline3" style:family="presentation" style:parent-style-name="Master1-Layout10-vertTx-標題及直排文字-outline2">
      <style:paragraph-properties fo:margin-top="0cm" fo:margin-bottom="0.3cm"/>
      <style:text-properties fo:font-size="24pt" style:font-size-asian="24pt" style:font-size-complex="24pt"/>
    </style:style>
    <style:style style:name="Master1-Layout10-vertTx-標題及直排文字-outline4" style:family="presentation" style:parent-style-name="Master1-Layout10-vertTx-標題及直排文字-outline3">
      <style:paragraph-properties fo:margin-top="0cm" fo:margin-bottom="0.2cm"/>
      <style:text-properties fo:font-size="20pt" style:font-size-asian="20pt" style:font-size-complex="20pt"/>
    </style:style>
    <style:style style:name="Master1-Layout10-vertTx-標題及直排文字-outline5" style:family="presentation" style:parent-style-name="Master1-Layout10-vertTx-標題及直排文字-outline4">
      <style:paragraph-properties fo:margin-top="0cm" fo:margin-bottom="0.1cm"/>
      <style:text-properties fo:font-size="20pt" style:font-size-asian="20pt" style:font-size-complex="20pt"/>
    </style:style>
    <style:style style:name="Master1-Layout10-vertTx-標題及直排文字-outline6" style:family="presentation" style:parent-style-name="Master1-Layout10-vertTx-標題及直排文字-outline5">
      <style:paragraph-properties fo:margin-top="0cm" fo:margin-bottom="0.1cm"/>
      <style:text-properties fo:font-size="20pt" style:font-size-asian="20pt" style:font-size-complex="20pt"/>
    </style:style>
    <style:style style:name="Master1-Layout10-vertTx-標題及直排文字-outline7" style:family="presentation" style:parent-style-name="Master1-Layout10-vertTx-標題及直排文字-outline6">
      <style:paragraph-properties fo:margin-top="0cm" fo:margin-bottom="0.1cm"/>
      <style:text-properties fo:font-size="20pt" style:font-size-asian="20pt" style:font-size-complex="20pt"/>
    </style:style>
    <style:style style:name="Master1-Layout10-vertTx-標題及直排文字-outline8" style:family="presentation" style:parent-style-name="Master1-Layout10-vertTx-標題及直排文字-outline7">
      <style:paragraph-properties fo:margin-top="0cm" fo:margin-bottom="0.1cm"/>
      <style:text-properties fo:font-size="20pt" style:font-size-asian="20pt" style:font-size-complex="20pt"/>
    </style:style>
    <style:style style:name="Master1-Layout10-vertTx-標題及直排文字-outline9" style:family="presentation" style:parent-style-name="Master1-Layout10-vertTx-標題及直排文字-outline8">
      <style:paragraph-properties fo:margin-top="0cm" fo:margin-bottom="0.1cm"/>
      <style:text-properties fo:font-size="20pt" style:font-size-asian="20pt" style:font-size-complex="20pt"/>
    </style:style>
    <style:style style:name="Master1-Layout10-vertTx-標題及直排文字-subtitle" style:family="presentation">
      <style:graphic-properties draw:stroke="none" draw:fill="none" draw:textarea-vertical-align="middle">
        <text:list-style style:name="Master1-Layout10-vertTx-標題及直排文字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標題及直排文字-title" style:family="presentation">
      <style:graphic-properties draw:stroke="none" draw:fill="none" draw:textarea-vertical-align="middle">
        <text:list-style style:name="Master1-Layout10-vertTx-標題及直排文字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直排標題及文字-background" style:family="presentation">
      <style:graphic-properties draw:stroke="none" draw:fill="solid" draw:fill-color="#ffffff"/>
      <style:text-properties style:letter-kerning="true"/>
    </style:style>
    <style:style style:name="Master1-Layout11-vertTitleAndTx-直排標題及文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直排標題及文字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直排標題及文字-outline1" style:family="presentation">
      <style:graphic-properties draw:stroke="none" draw:fill="none">
        <text:list-style style:name="Master1-Layout11-vertTitleAndTx-直排標題及文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直排標題及文字-outline2" style:family="presentation" style:parent-style-name="Master1-Layout11-vertTitleAndTx-直排標題及文字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直排標題及文字-outline3" style:family="presentation" style:parent-style-name="Master1-Layout11-vertTitleAndTx-直排標題及文字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直排標題及文字-outline4" style:family="presentation" style:parent-style-name="Master1-Layout11-vertTitleAndTx-直排標題及文字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直排標題及文字-outline5" style:family="presentation" style:parent-style-name="Master1-Layout11-vertTitleAndTx-直排標題及文字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直排標題及文字-outline6" style:family="presentation" style:parent-style-name="Master1-Layout11-vertTitleAndTx-直排標題及文字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直排標題及文字-outline7" style:family="presentation" style:parent-style-name="Master1-Layout11-vertTitleAndTx-直排標題及文字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直排標題及文字-outline8" style:family="presentation" style:parent-style-name="Master1-Layout11-vertTitleAndTx-直排標題及文字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直排標題及文字-outline9" style:family="presentation" style:parent-style-name="Master1-Layout11-vertTitleAndTx-直排標題及文字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直排標題及文字-subtitle" style:family="presentation">
      <style:graphic-properties draw:stroke="none" draw:fill="none" draw:textarea-vertical-align="middle">
        <text:list-style style:name="Master1-Layout11-vertTitleAndTx-直排標題及文字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直排標題及文字-title" style:family="presentation">
      <style:graphic-properties draw:stroke="none" draw:fill="none" draw:textarea-vertical-align="middle">
        <text:list-style style:name="Master1-Layout11-vertTitleAndTx-直排標題及文字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佈景主題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佈景主題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佈景主題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佈景主題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佈景主題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Office-佈景主題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Office-佈景主題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標題投影片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標題投影片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標題投影片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標題投影片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標題投影片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標題投影片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標題投影片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標題及物件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標題及物件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標題及物件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標題及物件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標題及物件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標題及物件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標題及物件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章節標題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章節標題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章節標題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章節標題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章節標題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章節標題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章節標題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兩項物件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兩項物件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兩項物件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兩項物件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兩項物件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兩項物件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兩項物件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比對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比對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比對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比對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比對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比對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比對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比對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只有標題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只有標題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只有標題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只有標題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只有標題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只有標題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空白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空白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空白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空白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空白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含標題的內容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含標題的內容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含標題的內容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含標題的內容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含標題的內容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含標題的內容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含標題的內容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含標題的內容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含標題的圖片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含標題的圖片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含標題的圖片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含標題的圖片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含標題的圖片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含標題的圖片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含標題的圖片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含標題的圖片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標題及直排文字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標題及直排文字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標題及直排文字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標題及直排文字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標題及直排文字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標題及直排文字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標題及直排文字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直排標題及文字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直排標題及文字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直排標題及文字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直排標題及文字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直排標題及文字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直排標題及文字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直排標題及文字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Calibri" fo:font-size="4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新細明體" style:font-size-asian="44pt" style:language-asian="zh" style:country-asian="TW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32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新細明體" style:font-size-asian="32pt" style:language-asian="zh" style:country-asian="TW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新細明體" style:font-size-asian="28pt" style:language-asian="zh" style:country-asian="TW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新細明體" style:font-size-asian="24pt" style:language-asian="zh" style:country-asian="TW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新細明體" style:font-size-asian="20pt" style:language-asian="zh" style:country-asian="TW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12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新細明體" style:font-size-asian="12pt" style:language-asian="zh" style:country-asian="TW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898989" style:text-line-through-style="none" style:text-position="0% 100%" fo:font-family="Calibri" fo:font-size="32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新細明體" style:font-size-asian="32pt" style:language-asian="zh" style:country-asian="TW" style:font-style-asian="normal" style:font-weight-asian="normal" style:font-size-complex="32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40pt" fo:letter-spacing="normal" fo:font-style="normal" style:text-underline-style="none" fo:font-weight="bold" style:text-underline-mode="continuous" style:text-overline-mode="continuous" style:text-line-through-mode="continuous" style:letter-kerning="true" style:font-family-asian="新細明體" style:font-size-asian="40pt" style:language-asian="zh" style:country-asian="TW" style:font-style-asian="normal" style:font-weight-asian="bold" style:font-size-complex="40pt" style:font-style-complex="normal" style:font-weight-complex="bold"/>
    </style:style>
    <style:style style:name="MT11" style:family="text">
      <style:text-properties fo:color="#898989" style:text-line-through-style="none" style:text-position="0% 100%" fo:font-family="Calibri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新細明體" style:font-size-asian="20pt" style:language-asian="zh" style:country-asian="TW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新細明體" style:font-size-asian="18pt" style:language-asian="zh" style:country-asian="TW" style:font-style-asian="normal" style:font-weight-asian="normal" style:font-size-complex="1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24pt" fo:letter-spacing="normal" fo:font-style="normal" style:text-underline-style="none" fo:font-weight="bold" style:text-underline-mode="continuous" style:text-overline-mode="continuous" style:text-line-through-mode="continuous" style:letter-kerning="true" style:font-family-asian="新細明體" style:font-size-asian="24pt" style:language-asian="zh" style:country-asian="TW" style:font-style-asian="normal" style:font-weight-asian="bold" style:font-size-complex="24pt" style:font-style-complex="normal" style:font-weight-complex="bold"/>
    </style:style>
    <style:style style:name="MT14" style:family="text">
      <style:text-properties fo:color="#000000" style:text-line-through-style="none" style:text-position="0% 100%" fo:font-family="Calibri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新細明體" style:font-size-asian="16pt" style:language-asian="zh" style:country-asian="TW" style:font-style-asian="normal" style:font-weight-asian="normal" style:font-size-complex="16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Calibri" fo:font-size="20pt" fo:letter-spacing="normal" fo:font-style="normal" style:text-underline-style="none" fo:font-weight="bold" style:text-underline-mode="continuous" style:text-overline-mode="continuous" style:text-line-through-mode="continuous" style:letter-kerning="true" style:font-family-asian="新細明體" style:font-size-asian="20pt" style:language-asian="zh" style:country-asian="TW" style:font-style-asian="normal" style:font-weight-asian="bold" style:font-size-complex="20pt" style:font-style-complex="normal" style:font-weight-complex="bold"/>
    </style:style>
    <style:style style:name="MT16" style:family="text">
      <style:text-properties fo:color="#000000" style:text-line-through-style="none" style:text-position="0% 100%" fo:font-family="Calibri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新細明體" style:font-size-asian="14pt" style:language-asian="zh" style:country-asian="TW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39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66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7.93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20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5.55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6.82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09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9.36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编号&gt;</text:page-number></text:p>
        </draw:text-box>
      </draw:frame>
    </style:handout-master>
    <style:master-page style:name="Master1-Office-佈景主題" style:page-layout-name="PM1" draw:style-name="Mdp1">
      <draw:frame draw:name="標題版面配置區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1">按一下以編輯母片標題樣式</text:span></text:p>
        </draw:text-box>
      </draw:frame>
      <draw:frame draw:name="文字版面配置區 2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按一下以編輯母片文字樣式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第二層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第三層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版面配置區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3-25">3/25/15</text:date></text:span></text:p>
        </draw:text-box>
      </draw:frame>
      <draw:frame draw:name="頁尾版面配置區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投影片編號版面配置區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编号&gt;</text:page-number></text:span></text:p>
        </draw:text-box>
      </draw:frame>
      <presentation:notes style:page-layout-name="PM2">
        <draw:frame draw:name="頁首版面配置區 1" presentation:style-name="Mpr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期版面配置區 2" presentation:style-name="Mpr5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5-03-25">3/25/15</text:date></text:span></text:p>
          </draw:text-box>
        </draw:frame>
        <draw:page-thumbnail draw:name="投影片圖像版面配置區 3" presentation:style-name="Master1-Office-佈景主題-title" draw:layer="backgroundobjects" svg:width="12.7cm" svg:height="9.525cm" svg:x="3.175cm" svg:y="1.905cm" presentation:class="page"/>
        <draw:frame draw:name="備忘稿版面配置區 4" presentation:style-name="Mpr6" draw:text-style-name="MP4" draw:layer="backgroundobjects" svg:width="15.24cm" svg:height="11.43cm" svg:x="1.905cm" svg:y="12.065cm" presentation:class="notes">
          <draw:text-box>
            <text:p text:style-name="MP10"><text:span text:style-name="MT8">按一下以編輯母片文字樣式</text:span></text:p>
            <text:list text:style-name="ML9">
              <text:list-item>
                <text:list>
                  <text:list-item>
                    <text:p text:style-name="MP12"><text:span text:style-name="MT8">第二層</text:span></text:p>
                    <text:list>
                      <text:list-item>
                        <text:p text:style-name="MP13"><text:span text:style-name="MT8">第三層</text:span></text:p>
                        <text:list>
                          <text:list-item>
                            <text:p text:style-name="MP14"><text:span text:style-name="MT8">第四層</text:span></text:p>
                            <text:list>
                              <text:list-item>
                                <text:p text:style-name="MP15"><text:span text:style-name="MT8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投影片編號版面配置區 6" presentation:style-name="Mpr7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编号&gt;</text:page-number></text:span></text:p>
          </draw:text-box>
        </draw:frame>
      </presentation:notes>
    </style:master-page>
    <style:master-page style:name="Master1-Layout1-title-標題投影片" style:page-layout-name="PM1" draw:style-name="Mdp1">
      <draw:frame draw:name="標題 1" presentation:style-name="Mpr8" draw:text-style-name="MP4" draw:layer="backgroundobjects" svg:width="21.59cm" svg:height="4.083cm" svg:x="1.905cm" svg:y="5.918cm" presentation:class="title">
        <draw:text-box>
          <text:p text:style-name="MP3"><text:span text:style-name="MT1">按一下以編輯母片標題樣式</text:span></text:p>
        </draw:text-box>
      </draw:frame>
      <draw:frame draw:name="副標題 2" presentation:style-name="Mpr9" draw:text-style-name="MP4" draw:layer="backgroundobjects" svg:width="17.78cm" svg:height="4.868cm" svg:x="3.81cm" svg:y="10.795cm" presentation:class="subtitle">
        <draw:text-box>
          <text:p text:style-name="MP16"><text:span text:style-name="MT9">按一下以編輯母片副標題樣式</text:span></text:p>
        </draw:text-box>
      </draw:frame>
      <draw:frame draw:name="日期版面配置區 3" presentation:style-name="Mpr1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3-25">3/25/15</text:date></text:span></text:p>
        </draw:text-box>
      </draw:frame>
      <draw:frame draw:name="頁尾版面配置區 4" presentation:style-name="Mpr1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投影片編號版面配置區 5" presentation:style-name="Mpr1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编号&gt;</text:page-number></text:span></text:p>
        </draw:text-box>
      </draw:frame>
      <draw:frame presentation:style-name="Master1-Layout1-title-標題投影片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frame draw:name="頁首版面配置區 1" presentation:style-name="Mpr1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期版面配置區 2" presentation:style-name="Mpr12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5-03-25">3/25/15</text:date></text:span></text:p>
          </draw:text-box>
        </draw:frame>
        <draw:page-thumbnail draw:name="投影片圖像版面配置區 3" presentation:style-name="Master1-Layout1-title-標題投影片-title" draw:layer="backgroundobjects" svg:width="12.7cm" svg:height="9.525cm" svg:x="3.175cm" svg:y="1.905cm" presentation:class="page"/>
        <draw:frame draw:name="備忘稿版面配置區 4" presentation:style-name="Mpr13" draw:text-style-name="MP4" draw:layer="backgroundobjects" svg:width="15.24cm" svg:height="11.43cm" svg:x="1.905cm" svg:y="12.065cm" presentation:class="notes">
          <draw:text-box>
            <text:p text:style-name="MP10"><text:span text:style-name="MT8">按一下以編輯母片文字樣式</text:span></text:p>
            <text:list text:style-name="ML9">
              <text:list-item>
                <text:list>
                  <text:list-item>
                    <text:p text:style-name="MP12"><text:span text:style-name="MT8">第二層</text:span></text:p>
                    <text:list>
                      <text:list-item>
                        <text:p text:style-name="MP13"><text:span text:style-name="MT8">第三層</text:span></text:p>
                        <text:list>
                          <text:list-item>
                            <text:p text:style-name="MP14"><text:span text:style-name="MT8">第四層</text:span></text:p>
                            <text:list>
                              <text:list-item>
                                <text:p text:style-name="MP15"><text:span text:style-name="MT8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1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投影片編號版面配置區 6" presentation:style-name="Mpr14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编号&gt;</text:page-number></text:span></text:p>
          </draw:text-box>
        </draw:frame>
      </presentation:notes>
    </style:master-page>
    <style:master-page style:name="Master1-Layout2-obj-標題及物件" style:page-layout-name="PM1" draw:style-name="Mdp1">
      <draw:frame draw:name="標題 1" presentation:style-name="Mpr15" draw:text-style-name="MP4" draw:layer="backgroundobjects" svg:width="22.86cm" svg:height="3.175cm" svg:x="1.27cm" svg:y="0.763cm" presentation:class="title">
        <draw:text-box>
          <text:p text:style-name="MP3"><text:span text:style-name="MT1">按一下以編輯母片標題樣式</text:span></text:p>
        </draw:text-box>
      </draw:frame>
      <draw:frame draw:name="內容版面配置區 2" presentation:style-name="Mpr16" draw:text-style-name="MP4" draw:layer="backgroundobjects" svg:width="22.86cm" svg:height="12.572cm" svg:x="1.27cm" svg:y="4.445cm" presentation:class="title">
        <draw:text-box>
          <text:list text:style-name="ML3">
            <text:list-item>
              <text:p text:style-name="MP5"><text:span text:style-name="MT2">按一下以編輯母片文字樣式</text:span><text:span text:style-name="MT2"><text:line-break/></text:span><text:span text:style-name="MT3">第二層</text:span><text:span text:style-name="MT3"><text:line-break/></text:span><text:span text:style-name="MT4">第三層</text:span><text:span text:style-name="MT4"><text:line-break/></text:span><text:span text:style-name="MT5">第四層</text:span><text:span text:style-name="MT5"><text:line-break/></text:span><text:span text:style-name="MT5">第五層</text:span></text:p>
            </text:list-item>
          </text:list>
        </draw:text-box>
      </draw:frame>
      <draw:frame draw:name="日期版面配置區 3" presentation:style-name="Mpr1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3-25">3/25/15</text:date></text:span></text:p>
        </draw:text-box>
      </draw:frame>
      <draw:frame draw:name="頁尾版面配置區 4" presentation:style-name="Mpr1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投影片編號版面配置區 5" presentation:style-name="Mpr1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编号&gt;</text:page-number></text:span></text:p>
        </draw:text-box>
      </draw:frame>
      <draw:frame presentation:style-name="Master1-Layout2-obj-標題及物件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frame draw:name="頁首版面配置區 1" presentation:style-name="Mpr1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期版面配置區 2" presentation:style-name="Mpr19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5-03-25">3/25/15</text:date></text:span></text:p>
          </draw:text-box>
        </draw:frame>
        <draw:page-thumbnail draw:name="投影片圖像版面配置區 3" presentation:style-name="Master1-Layout2-obj-標題及物件-title" draw:layer="backgroundobjects" svg:width="12.7cm" svg:height="9.525cm" svg:x="3.175cm" svg:y="1.905cm" presentation:class="page"/>
        <draw:frame draw:name="備忘稿版面配置區 4" presentation:style-name="Mpr20" draw:text-style-name="MP4" draw:layer="backgroundobjects" svg:width="15.24cm" svg:height="11.43cm" svg:x="1.905cm" svg:y="12.065cm" presentation:class="notes">
          <draw:text-box>
            <text:p text:style-name="MP10"><text:span text:style-name="MT8">按一下以編輯母片文字樣式</text:span></text:p>
            <text:list text:style-name="ML9">
              <text:list-item>
                <text:list>
                  <text:list-item>
                    <text:p text:style-name="MP12"><text:span text:style-name="MT8">第二層</text:span></text:p>
                    <text:list>
                      <text:list-item>
                        <text:p text:style-name="MP13"><text:span text:style-name="MT8">第三層</text:span></text:p>
                        <text:list>
                          <text:list-item>
                            <text:p text:style-name="MP14"><text:span text:style-name="MT8">第四層</text:span></text:p>
                            <text:list>
                              <text:list-item>
                                <text:p text:style-name="MP15"><text:span text:style-name="MT8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21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投影片編號版面配置區 6" presentation:style-name="Mpr21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编号&gt;</text:page-number></text:span></text:p>
          </draw:text-box>
        </draw:frame>
      </presentation:notes>
    </style:master-page>
    <style:master-page style:name="Master1-Layout3-secHead-章節標題" style:page-layout-name="PM1" draw:style-name="Mdp1">
      <draw:frame draw:name="標題 1" presentation:style-name="Mpr22" draw:text-style-name="MP4" draw:layer="backgroundobjects" svg:width="21.59cm" svg:height="3.784cm" svg:x="2.006cm" svg:y="12.241cm" presentation:class="title">
        <draw:text-box>
          <text:p text:style-name="MP10"><text:span text:style-name="MT10">按一下以編輯母片標題樣式</text:span></text:p>
        </draw:text-box>
      </draw:frame>
      <draw:frame draw:name="文字版面配置區 2" presentation:style-name="Mpr23" draw:text-style-name="MP4" draw:layer="backgroundobjects" svg:width="21.59cm" svg:height="4.167cm" svg:x="2.006cm" svg:y="8.074cm" presentation:class="outline">
        <draw:text-box>
          <text:list text:style-name="ML11">
            <text:list-item>
              <text:p text:style-name="MP17"><text:span text:style-name="MT11">按一下以編輯母片文字樣式</text:span></text:p>
            </text:list-item>
          </text:list>
        </draw:text-box>
      </draw:frame>
      <draw:frame draw:name="日期版面配置區 3" presentation:style-name="Mpr24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3-25">3/25/15</text:date></text:span></text:p>
        </draw:text-box>
      </draw:frame>
      <draw:frame draw:name="頁尾版面配置區 4" presentation:style-name="Mpr2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投影片編號版面配置區 5" presentation:style-name="Mpr24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编号&gt;</text:page-number></text:span></text:p>
        </draw:text-box>
      </draw:frame>
      <presentation:notes style:page-layout-name="PM2">
        <draw:frame draw:name="頁首版面配置區 1" presentation:style-name="Mpr26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期版面配置區 2" presentation:style-name="Mpr26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5-03-25">3/25/15</text:date></text:span></text:p>
          </draw:text-box>
        </draw:frame>
        <draw:page-thumbnail draw:name="投影片圖像版面配置區 3" presentation:style-name="Master1-Layout3-secHead-章節標題-title" draw:layer="backgroundobjects" svg:width="12.7cm" svg:height="9.525cm" svg:x="3.175cm" svg:y="1.905cm" presentation:class="page"/>
        <draw:frame draw:name="備忘稿版面配置區 4" presentation:style-name="Mpr27" draw:text-style-name="MP4" draw:layer="backgroundobjects" svg:width="15.24cm" svg:height="11.43cm" svg:x="1.905cm" svg:y="12.065cm" presentation:class="notes">
          <draw:text-box>
            <text:p text:style-name="MP10"><text:span text:style-name="MT8">按一下以編輯母片文字樣式</text:span></text:p>
            <text:list text:style-name="ML9">
              <text:list-item>
                <text:list>
                  <text:list-item>
                    <text:p text:style-name="MP12"><text:span text:style-name="MT8">第二層</text:span></text:p>
                    <text:list>
                      <text:list-item>
                        <text:p text:style-name="MP13"><text:span text:style-name="MT8">第三層</text:span></text:p>
                        <text:list>
                          <text:list-item>
                            <text:p text:style-name="MP14"><text:span text:style-name="MT8">第四層</text:span></text:p>
                            <text:list>
                              <text:list-item>
                                <text:p text:style-name="MP15"><text:span text:style-name="MT8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2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投影片編號版面配置區 6" presentation:style-name="Mpr28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编号&gt;</text:page-number></text:span></text:p>
          </draw:text-box>
        </draw:frame>
      </presentation:notes>
    </style:master-page>
    <style:master-page style:name="Master1-Layout4-twoObj-兩項物件" style:page-layout-name="PM1" draw:style-name="Mdp1">
      <draw:frame draw:name="標題 1" presentation:style-name="Mpr29" draw:text-style-name="MP4" draw:layer="backgroundobjects" svg:width="22.86cm" svg:height="3.175cm" svg:x="1.27cm" svg:y="0.763cm" presentation:class="title">
        <draw:text-box>
          <text:p text:style-name="MP3"><text:span text:style-name="MT1">按一下以編輯母片標題樣式</text:span></text:p>
        </draw:text-box>
      </draw:frame>
      <draw:frame draw:name="內容版面配置區 2" presentation:style-name="Mpr30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18"><text:span text:style-name="MT3">按一下以編輯母片文字樣式</text:span><text:span text:style-name="MT3"><text:line-break/></text:span><text:span text:style-name="MT4">第二層</text:span><text:span text:style-name="MT4"><text:line-break/></text:span><text:span text:style-name="MT5">第三層</text:span><text:span text:style-name="MT5"><text:line-break/></text:span><text:span text:style-name="MT12">第四層</text:span><text:span text:style-name="MT12"><text:line-break/></text:span><text:span text:style-name="MT12">第五層</text:span></text:p>
            </text:list-item>
          </text:list>
        </draw:text-box>
      </draw:frame>
      <draw:frame draw:name="內容版面配置區 3" presentation:style-name="Mpr30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18"><text:span text:style-name="MT3">按一下以編輯母片文字樣式</text:span><text:span text:style-name="MT3"><text:line-break/></text:span><text:span text:style-name="MT4">第二層</text:span><text:span text:style-name="MT4"><text:line-break/></text:span><text:span text:style-name="MT5">第三層</text:span><text:span text:style-name="MT5"><text:line-break/></text:span><text:span text:style-name="MT12">第四層</text:span><text:span text:style-name="MT12"><text:line-break/></text:span><text:span text:style-name="MT12">第五層</text:span></text:p>
            </text:list-item>
          </text:list>
        </draw:text-box>
      </draw:frame>
      <draw:frame draw:name="日期版面配置區 4" presentation:style-name="Mpr31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3-25">3/25/15</text:date></text:span></text:p>
        </draw:text-box>
      </draw:frame>
      <draw:frame draw:name="頁尾版面配置區 5" presentation:style-name="Mpr3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投影片編號版面配置區 6" presentation:style-name="Mpr31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编号&gt;</text:page-number></text:span></text:p>
        </draw:text-box>
      </draw:frame>
      <presentation:notes style:page-layout-name="PM2">
        <draw:frame draw:name="頁首版面配置區 1" presentation:style-name="Mpr3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期版面配置區 2" presentation:style-name="Mpr33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5-03-25">3/25/15</text:date></text:span></text:p>
          </draw:text-box>
        </draw:frame>
        <draw:page-thumbnail draw:name="投影片圖像版面配置區 3" presentation:style-name="Master1-Layout4-twoObj-兩項物件-title" draw:layer="backgroundobjects" svg:width="12.7cm" svg:height="9.525cm" svg:x="3.175cm" svg:y="1.905cm" presentation:class="page"/>
        <draw:frame draw:name="備忘稿版面配置區 4" presentation:style-name="Mpr34" draw:text-style-name="MP4" draw:layer="backgroundobjects" svg:width="15.24cm" svg:height="11.43cm" svg:x="1.905cm" svg:y="12.065cm" presentation:class="notes">
          <draw:text-box>
            <text:p text:style-name="MP10"><text:span text:style-name="MT8">按一下以編輯母片文字樣式</text:span></text:p>
            <text:list text:style-name="ML9">
              <text:list-item>
                <text:list>
                  <text:list-item>
                    <text:p text:style-name="MP12"><text:span text:style-name="MT8">第二層</text:span></text:p>
                    <text:list>
                      <text:list-item>
                        <text:p text:style-name="MP13"><text:span text:style-name="MT8">第三層</text:span></text:p>
                        <text:list>
                          <text:list-item>
                            <text:p text:style-name="MP14"><text:span text:style-name="MT8">第四層</text:span></text:p>
                            <text:list>
                              <text:list-item>
                                <text:p text:style-name="MP15"><text:span text:style-name="MT8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35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投影片編號版面配置區 6" presentation:style-name="Mpr35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编号&gt;</text:page-number></text:span></text:p>
          </draw:text-box>
        </draw:frame>
      </presentation:notes>
    </style:master-page>
    <style:master-page style:name="Master1-Layout5-twoTxTwoObj-比對" style:page-layout-name="PM1" draw:style-name="Mdp1">
      <draw:frame draw:name="標題 1" presentation:style-name="Mpr36" draw:text-style-name="MP4" draw:layer="backgroundobjects" svg:width="22.86cm" svg:height="3.175cm" svg:x="1.27cm" svg:y="0.763cm" presentation:class="title">
        <draw:text-box>
          <text:p text:style-name="MP3"><text:span text:style-name="MT1">按一下以編輯母片標題樣式</text:span></text:p>
        </draw:text-box>
      </draw:frame>
      <draw:frame draw:name="文字版面配置區 2" presentation:style-name="Mpr37" draw:text-style-name="MP4" draw:layer="backgroundobjects" svg:width="11.223cm" svg:height="1.777cm" svg:x="1.27cm" svg:y="4.264cm" presentation:class="outline">
        <draw:text-box>
          <text:list text:style-name="ML11">
            <text:list-item>
              <text:p text:style-name="MP19"><text:span text:style-name="MT13">按一下以編輯母片文字樣式</text:span></text:p>
            </text:list-item>
          </text:list>
        </draw:text-box>
      </draw:frame>
      <draw:frame draw:name="內容版面配置區 3" presentation:style-name="Mpr38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20"><text:span text:style-name="MT4">按一下以編輯母片文字樣式</text:span><text:span text:style-name="MT4"><text:line-break/></text:span><text:span text:style-name="MT5">第二層</text:span><text:span text:style-name="MT5"><text:line-break/></text:span><text:span text:style-name="MT12">第三層</text:span><text:span text:style-name="MT12"><text:line-break/></text:span><text:span text:style-name="MT14">第四層</text:span><text:span text:style-name="MT14"><text:line-break/></text:span><text:span text:style-name="MT14">第五層</text:span></text:p>
            </text:list-item>
          </text:list>
        </draw:text-box>
      </draw:frame>
      <draw:frame draw:name="文字版面配置區 4" presentation:style-name="Mpr37" draw:text-style-name="MP4" draw:layer="backgroundobjects" svg:width="11.227cm" svg:height="1.777cm" svg:x="12.903cm" svg:y="4.264cm" presentation:class="outline">
        <draw:text-box>
          <text:list text:style-name="ML11">
            <text:list-item>
              <text:p text:style-name="MP19"><text:span text:style-name="MT13">按一下以編輯母片文字樣式</text:span></text:p>
            </text:list-item>
          </text:list>
        </draw:text-box>
      </draw:frame>
      <draw:frame draw:name="內容版面配置區 5" presentation:style-name="Mpr38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20"><text:span text:style-name="MT4">按一下以編輯母片文字樣式</text:span><text:span text:style-name="MT4"><text:line-break/></text:span><text:span text:style-name="MT5">第二層</text:span><text:span text:style-name="MT5"><text:line-break/></text:span><text:span text:style-name="MT12">第三層</text:span><text:span text:style-name="MT12"><text:line-break/></text:span><text:span text:style-name="MT14">第四層</text:span><text:span text:style-name="MT14"><text:line-break/></text:span><text:span text:style-name="MT14">第五層</text:span></text:p>
            </text:list-item>
          </text:list>
        </draw:text-box>
      </draw:frame>
      <draw:frame draw:name="日期版面配置區 6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3-25">3/25/15</text:date></text:span></text:p>
        </draw:text-box>
      </draw:frame>
      <draw:frame draw:name="頁尾版面配置區 7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投影片編號版面配置區 8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编号&gt;</text:page-number></text:span></text:p>
        </draw:text-box>
      </draw:frame>
      <presentation:notes style:page-layout-name="PM2">
        <draw:frame draw:name="頁首版面配置區 1" presentation:style-name="Mpr4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期版面配置區 2" presentation:style-name="Mpr41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5-03-25">3/25/15</text:date></text:span></text:p>
          </draw:text-box>
        </draw:frame>
        <draw:page-thumbnail draw:name="投影片圖像版面配置區 3" presentation:style-name="Master1-Layout5-twoTxTwoObj-比對-title" draw:layer="backgroundobjects" svg:width="12.7cm" svg:height="9.525cm" svg:x="3.175cm" svg:y="1.905cm" presentation:class="page"/>
        <draw:frame draw:name="備忘稿版面配置區 4" presentation:style-name="Mpr42" draw:text-style-name="MP4" draw:layer="backgroundobjects" svg:width="15.24cm" svg:height="11.43cm" svg:x="1.905cm" svg:y="12.065cm" presentation:class="notes">
          <draw:text-box>
            <text:p text:style-name="MP10"><text:span text:style-name="MT8">按一下以編輯母片文字樣式</text:span></text:p>
            <text:list text:style-name="ML9">
              <text:list-item>
                <text:list>
                  <text:list-item>
                    <text:p text:style-name="MP12"><text:span text:style-name="MT8">第二層</text:span></text:p>
                    <text:list>
                      <text:list-item>
                        <text:p text:style-name="MP13"><text:span text:style-name="MT8">第三層</text:span></text:p>
                        <text:list>
                          <text:list-item>
                            <text:p text:style-name="MP14"><text:span text:style-name="MT8">第四層</text:span></text:p>
                            <text:list>
                              <text:list-item>
                                <text:p text:style-name="MP15"><text:span text:style-name="MT8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43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投影片編號版面配置區 6" presentation:style-name="Mpr43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编号&gt;</text:page-number></text:span></text:p>
          </draw:text-box>
        </draw:frame>
      </presentation:notes>
    </style:master-page>
    <style:master-page style:name="Master1-Layout6-titleOnly-只有標題" style:page-layout-name="PM1" draw:style-name="Mdp1">
      <draw:frame draw:name="標題 1" presentation:style-name="Mpr44" draw:text-style-name="MP4" draw:layer="backgroundobjects" svg:width="22.86cm" svg:height="3.175cm" svg:x="1.27cm" svg:y="0.763cm" presentation:class="title">
        <draw:text-box>
          <text:p text:style-name="MP3"><text:span text:style-name="MT1">按一下以編輯母片標題樣式</text:span></text:p>
        </draw:text-box>
      </draw:frame>
      <draw:frame draw:name="日期版面配置區 2" presentation:style-name="Mpr45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3-25">3/25/15</text:date></text:span></text:p>
        </draw:text-box>
      </draw:frame>
      <draw:frame draw:name="頁尾版面配置區 3" presentation:style-name="Mpr4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投影片編號版面配置區 4" presentation:style-name="Mpr45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编号&gt;</text:page-number></text:span></text:p>
        </draw:text-box>
      </draw:frame>
      <presentation:notes style:page-layout-name="PM2">
        <draw:frame draw:name="頁首版面配置區 1" presentation:style-name="Mpr47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期版面配置區 2" presentation:style-name="Mpr47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5-03-25">3/25/15</text:date></text:span></text:p>
          </draw:text-box>
        </draw:frame>
        <draw:page-thumbnail draw:name="投影片圖像版面配置區 3" presentation:style-name="Master1-Layout6-titleOnly-只有標題-title" draw:layer="backgroundobjects" svg:width="12.7cm" svg:height="9.525cm" svg:x="3.175cm" svg:y="1.905cm" presentation:class="page"/>
        <draw:frame draw:name="備忘稿版面配置區 4" presentation:style-name="Mpr48" draw:text-style-name="MP4" draw:layer="backgroundobjects" svg:width="15.24cm" svg:height="11.43cm" svg:x="1.905cm" svg:y="12.065cm" presentation:class="notes">
          <draw:text-box>
            <text:p text:style-name="MP10"><text:span text:style-name="MT8">按一下以編輯母片文字樣式</text:span></text:p>
            <text:list text:style-name="ML9">
              <text:list-item>
                <text:list>
                  <text:list-item>
                    <text:p text:style-name="MP12"><text:span text:style-name="MT8">第二層</text:span></text:p>
                    <text:list>
                      <text:list-item>
                        <text:p text:style-name="MP13"><text:span text:style-name="MT8">第三層</text:span></text:p>
                        <text:list>
                          <text:list-item>
                            <text:p text:style-name="MP14"><text:span text:style-name="MT8">第四層</text:span></text:p>
                            <text:list>
                              <text:list-item>
                                <text:p text:style-name="MP15"><text:span text:style-name="MT8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49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投影片編號版面配置區 6" presentation:style-name="Mpr49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编号&gt;</text:page-number></text:span></text:p>
          </draw:text-box>
        </draw:frame>
      </presentation:notes>
    </style:master-page>
    <style:master-page style:name="Master1-Layout7-blank-空白" style:page-layout-name="PM1" draw:style-name="Mdp1">
      <draw:frame draw:name="日期版面配置區 1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3-25">3/25/15</text:date></text:span></text:p>
        </draw:text-box>
      </draw:frame>
      <draw:frame draw:name="頁尾版面配置區 2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投影片編號版面配置區 3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编号&gt;</text:page-number></text:span></text:p>
        </draw:text-box>
      </draw:frame>
      <presentation:notes style:page-layout-name="PM2">
        <draw:frame draw:name="頁首版面配置區 1" presentation:style-name="Mpr5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期版面配置區 2" presentation:style-name="Mpr52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5-03-25">3/25/15</text:date></text:span></text:p>
          </draw:text-box>
        </draw:frame>
        <draw:page-thumbnail draw:name="投影片圖像版面配置區 3" presentation:style-name="Master1-Layout7-blank-空白-title" draw:layer="backgroundobjects" svg:width="12.7cm" svg:height="9.525cm" svg:x="3.175cm" svg:y="1.905cm" presentation:class="page"/>
        <draw:frame draw:name="備忘稿版面配置區 4" presentation:style-name="Mpr53" draw:text-style-name="MP4" draw:layer="backgroundobjects" svg:width="15.24cm" svg:height="11.43cm" svg:x="1.905cm" svg:y="12.065cm" presentation:class="notes">
          <draw:text-box>
            <text:p text:style-name="MP10"><text:span text:style-name="MT8">按一下以編輯母片文字樣式</text:span></text:p>
            <text:list text:style-name="ML9">
              <text:list-item>
                <text:list>
                  <text:list-item>
                    <text:p text:style-name="MP12"><text:span text:style-name="MT8">第二層</text:span></text:p>
                    <text:list>
                      <text:list-item>
                        <text:p text:style-name="MP13"><text:span text:style-name="MT8">第三層</text:span></text:p>
                        <text:list>
                          <text:list-item>
                            <text:p text:style-name="MP14"><text:span text:style-name="MT8">第四層</text:span></text:p>
                            <text:list>
                              <text:list-item>
                                <text:p text:style-name="MP15"><text:span text:style-name="MT8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5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投影片編號版面配置區 6" presentation:style-name="Mpr54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编号&gt;</text:page-number></text:span></text:p>
          </draw:text-box>
        </draw:frame>
      </presentation:notes>
    </style:master-page>
    <style:master-page style:name="Master1-Layout8-objTx-含標題的內容" style:page-layout-name="PM1" draw:style-name="Mdp1">
      <draw:frame draw:name="標題 1" presentation:style-name="Mpr55" draw:text-style-name="MP4" draw:layer="backgroundobjects" svg:width="8.356cm" svg:height="3.228cm" svg:x="1.27cm" svg:y="0.758cm" presentation:class="title">
        <draw:text-box>
          <text:p text:style-name="MP10"><text:span text:style-name="MT15">按一下以編輯母片標題樣式</text:span></text:p>
        </draw:text-box>
      </draw:frame>
      <draw:frame draw:name="內容版面配置區 2" presentation:style-name="Mpr56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2">按一下以編輯母片文字樣式</text:span><text:span text:style-name="MT2"><text:line-break/></text:span><text:span text:style-name="MT3">第二層</text:span><text:span text:style-name="MT3"><text:line-break/></text:span><text:span text:style-name="MT4">第三層</text:span><text:span text:style-name="MT4"><text:line-break/></text:span><text:span text:style-name="MT5">第四層</text:span><text:span text:style-name="MT5"><text:line-break/></text:span><text:span text:style-name="MT5">第五層</text:span></text:p>
            </text:list-item>
          </text:list>
        </draw:text-box>
      </draw:frame>
      <draw:frame draw:name="文字版面配置區 3" presentation:style-name="Mpr57" draw:text-style-name="MP4" draw:layer="backgroundobjects" svg:width="8.356cm" svg:height="13.031cm" svg:x="1.27cm" svg:y="3.986cm" presentation:class="outline">
        <draw:text-box>
          <text:list text:style-name="ML11">
            <text:list-item>
              <text:p text:style-name="MP21"><text:span text:style-name="MT16">按一下以編輯母片文字樣式</text:span></text:p>
            </text:list-item>
          </text:list>
        </draw:text-box>
      </draw:frame>
      <draw:frame draw:name="日期版面配置區 4" presentation:style-name="Mpr58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3-25">3/25/15</text:date></text:span></text:p>
        </draw:text-box>
      </draw:frame>
      <draw:frame draw:name="頁尾版面配置區 5" presentation:style-name="Mpr59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投影片編號版面配置區 6" presentation:style-name="Mpr58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编号&gt;</text:page-number></text:span></text:p>
        </draw:text-box>
      </draw:frame>
      <presentation:notes style:page-layout-name="PM2">
        <draw:frame draw:name="頁首版面配置區 1" presentation:style-name="Mpr60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期版面配置區 2" presentation:style-name="Mpr60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5-03-25">3/25/15</text:date></text:span></text:p>
          </draw:text-box>
        </draw:frame>
        <draw:page-thumbnail draw:name="投影片圖像版面配置區 3" presentation:style-name="Master1-Layout8-objTx-含標題的內容-title" draw:layer="backgroundobjects" svg:width="12.7cm" svg:height="9.525cm" svg:x="3.175cm" svg:y="1.905cm" presentation:class="page"/>
        <draw:frame draw:name="備忘稿版面配置區 4" presentation:style-name="Mpr61" draw:text-style-name="MP4" draw:layer="backgroundobjects" svg:width="15.24cm" svg:height="11.43cm" svg:x="1.905cm" svg:y="12.065cm" presentation:class="notes">
          <draw:text-box>
            <text:p text:style-name="MP10"><text:span text:style-name="MT8">按一下以編輯母片文字樣式</text:span></text:p>
            <text:list text:style-name="ML9">
              <text:list-item>
                <text:list>
                  <text:list-item>
                    <text:p text:style-name="MP12"><text:span text:style-name="MT8">第二層</text:span></text:p>
                    <text:list>
                      <text:list-item>
                        <text:p text:style-name="MP13"><text:span text:style-name="MT8">第三層</text:span></text:p>
                        <text:list>
                          <text:list-item>
                            <text:p text:style-name="MP14"><text:span text:style-name="MT8">第四層</text:span></text:p>
                            <text:list>
                              <text:list-item>
                                <text:p text:style-name="MP15"><text:span text:style-name="MT8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6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投影片編號版面配置區 6" presentation:style-name="Mpr62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编号&gt;</text:page-number></text:span></text:p>
          </draw:text-box>
        </draw:frame>
      </presentation:notes>
    </style:master-page>
    <style:master-page style:name="Master1-Layout9-picTx-含標題的圖片" style:page-layout-name="PM1" draw:style-name="Mdp1">
      <draw:frame draw:name="標題 1" presentation:style-name="Mpr63" draw:text-style-name="MP4" draw:layer="backgroundobjects" svg:width="15.24cm" svg:height="1.574cm" svg:x="4.979cm" svg:y="13.335cm" presentation:class="title">
        <draw:text-box>
          <text:p text:style-name="MP10"><text:span text:style-name="MT15">按一下以編輯母片標題樣式</text:span></text:p>
        </draw:text-box>
      </draw:frame>
      <draw:frame draw:name="圖片版面配置區 2" presentation:style-name="Mpr64" draw:text-style-name="MP4" draw:layer="backgroundobjects" svg:width="15.24cm" svg:height="11.43cm" svg:x="4.979cm" svg:y="1.702cm" presentation:class="title">
        <draw:text-box>
          <text:p/>
        </draw:text-box>
      </draw:frame>
      <draw:frame draw:name="文字版面配置區 3" presentation:style-name="Mpr65" draw:text-style-name="MP4" draw:layer="backgroundobjects" svg:width="15.24cm" svg:height="2.236cm" svg:x="4.979cm" svg:y="14.909cm" presentation:class="outline">
        <draw:text-box>
          <text:list text:style-name="ML11">
            <text:list-item>
              <text:p text:style-name="MP21"><text:span text:style-name="MT16">按一下以編輯母片文字樣式</text:span></text:p>
            </text:list-item>
          </text:list>
        </draw:text-box>
      </draw:frame>
      <draw:frame draw:name="日期版面配置區 4" presentation:style-name="Mpr66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3-25">3/25/15</text:date></text:span></text:p>
        </draw:text-box>
      </draw:frame>
      <draw:frame draw:name="頁尾版面配置區 5" presentation:style-name="Mpr67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投影片編號版面配置區 6" presentation:style-name="Mpr66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编号&gt;</text:page-number></text:span></text:p>
        </draw:text-box>
      </draw:frame>
      <presentation:notes style:page-layout-name="PM2">
        <draw:frame draw:name="頁首版面配置區 1" presentation:style-name="Mpr68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期版面配置區 2" presentation:style-name="Mpr68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5-03-25">3/25/15</text:date></text:span></text:p>
          </draw:text-box>
        </draw:frame>
        <draw:page-thumbnail draw:name="投影片圖像版面配置區 3" presentation:style-name="Master1-Layout9-picTx-含標題的圖片-title" draw:layer="backgroundobjects" svg:width="12.7cm" svg:height="9.525cm" svg:x="3.175cm" svg:y="1.905cm" presentation:class="page"/>
        <draw:frame draw:name="備忘稿版面配置區 4" presentation:style-name="Mpr69" draw:text-style-name="MP4" draw:layer="backgroundobjects" svg:width="15.24cm" svg:height="11.43cm" svg:x="1.905cm" svg:y="12.065cm" presentation:class="notes">
          <draw:text-box>
            <text:p text:style-name="MP10"><text:span text:style-name="MT8">按一下以編輯母片文字樣式</text:span></text:p>
            <text:list text:style-name="ML9">
              <text:list-item>
                <text:list>
                  <text:list-item>
                    <text:p text:style-name="MP12"><text:span text:style-name="MT8">第二層</text:span></text:p>
                    <text:list>
                      <text:list-item>
                        <text:p text:style-name="MP13"><text:span text:style-name="MT8">第三層</text:span></text:p>
                        <text:list>
                          <text:list-item>
                            <text:p text:style-name="MP14"><text:span text:style-name="MT8">第四層</text:span></text:p>
                            <text:list>
                              <text:list-item>
                                <text:p text:style-name="MP15"><text:span text:style-name="MT8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7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投影片編號版面配置區 6" presentation:style-name="Mpr70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编号&gt;</text:page-number></text:span></text:p>
          </draw:text-box>
        </draw:frame>
      </presentation:notes>
    </style:master-page>
    <style:master-page style:name="Master1-Layout10-vertTx-標題及直排文字" style:page-layout-name="PM1" draw:style-name="Mdp1">
      <draw:frame draw:name="標題 1" presentation:style-name="Mpr71" draw:text-style-name="MP4" draw:layer="backgroundobjects" svg:width="22.86cm" svg:height="3.175cm" svg:x="1.27cm" svg:y="0.763cm" presentation:class="title">
        <draw:text-box>
          <text:p text:style-name="MP3"><text:span text:style-name="MT1">按一下以編輯母片標題樣式</text:span></text:p>
        </draw:text-box>
      </draw:frame>
      <draw:frame draw:name="直排文字版面配置區 2" presentation:style-name="Mpr72" draw:text-style-name="MP22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按一下以編輯母片文字樣式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第二層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第三層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版面配置區 3" presentation:style-name="Mpr7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3-25">3/25/15</text:date></text:span></text:p>
        </draw:text-box>
      </draw:frame>
      <draw:frame draw:name="頁尾版面配置區 4" presentation:style-name="Mpr7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投影片編號版面配置區 5" presentation:style-name="Mpr7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编号&gt;</text:page-number></text:span></text:p>
        </draw:text-box>
      </draw:frame>
      <presentation:notes style:page-layout-name="PM2">
        <draw:frame draw:name="頁首版面配置區 1" presentation:style-name="Mpr7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期版面配置區 2" presentation:style-name="Mpr75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5-03-25">3/25/15</text:date></text:span></text:p>
          </draw:text-box>
        </draw:frame>
        <draw:page-thumbnail draw:name="投影片圖像版面配置區 3" presentation:style-name="Master1-Layout10-vertTx-標題及直排文字-title" draw:layer="backgroundobjects" svg:width="12.7cm" svg:height="9.525cm" svg:x="3.175cm" svg:y="1.905cm" presentation:class="page"/>
        <draw:frame draw:name="備忘稿版面配置區 4" presentation:style-name="Mpr76" draw:text-style-name="MP4" draw:layer="backgroundobjects" svg:width="15.24cm" svg:height="11.43cm" svg:x="1.905cm" svg:y="12.065cm" presentation:class="notes">
          <draw:text-box>
            <text:p text:style-name="MP10"><text:span text:style-name="MT8">按一下以編輯母片文字樣式</text:span></text:p>
            <text:list text:style-name="ML9">
              <text:list-item>
                <text:list>
                  <text:list-item>
                    <text:p text:style-name="MP12"><text:span text:style-name="MT8">第二層</text:span></text:p>
                    <text:list>
                      <text:list-item>
                        <text:p text:style-name="MP13"><text:span text:style-name="MT8">第三層</text:span></text:p>
                        <text:list>
                          <text:list-item>
                            <text:p text:style-name="MP14"><text:span text:style-name="MT8">第四層</text:span></text:p>
                            <text:list>
                              <text:list-item>
                                <text:p text:style-name="MP15"><text:span text:style-name="MT8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7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投影片編號版面配置區 6" presentation:style-name="Mpr77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编号&gt;</text:page-number></text:span></text:p>
          </draw:text-box>
        </draw:frame>
      </presentation:notes>
    </style:master-page>
    <style:master-page style:name="Master1-Layout11-vertTitleAndTx-直排標題及文字" style:page-layout-name="PM1" draw:style-name="Mdp1">
      <draw:frame draw:name="直排標題 1" presentation:style-name="Mpr78" draw:text-style-name="MP22" draw:layer="backgroundobjects" svg:width="5.715cm" svg:height="16.254cm" svg:x="18.415cm" svg:y="0.763cm" presentation:class="title">
        <draw:text-box>
          <text:p text:style-name="MP3"><text:span text:style-name="MT1">按一下以編輯母片標題樣式</text:span></text:p>
        </draw:text-box>
      </draw:frame>
      <draw:frame draw:name="直排文字版面配置區 2" presentation:style-name="Mpr79" draw:text-style-name="MP22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按一下以編輯母片文字樣式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第二層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第三層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版面配置區 3" presentation:style-name="Mpr8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5-03-25">3/25/15</text:date></text:span></text:p>
        </draw:text-box>
      </draw:frame>
      <draw:frame draw:name="頁尾版面配置區 4" presentation:style-name="Mpr8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投影片編號版面配置區 5" presentation:style-name="Mpr8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编号&gt;</text:page-number></text:span></text:p>
        </draw:text-box>
      </draw:frame>
      <presentation:notes style:page-layout-name="PM2">
        <draw:frame draw:name="頁首版面配置區 1" presentation:style-name="Mpr8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期版面配置區 2" presentation:style-name="Mpr82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5-03-25">3/25/15</text:date></text:span></text:p>
          </draw:text-box>
        </draw:frame>
        <draw:page-thumbnail draw:name="投影片圖像版面配置區 3" presentation:style-name="Master1-Layout11-vertTitleAndTx-直排標題及文字-title" draw:layer="backgroundobjects" svg:width="12.7cm" svg:height="9.525cm" svg:x="3.175cm" svg:y="1.905cm" presentation:class="page"/>
        <draw:frame draw:name="備忘稿版面配置區 4" presentation:style-name="Mpr83" draw:text-style-name="MP4" draw:layer="backgroundobjects" svg:width="15.24cm" svg:height="11.43cm" svg:x="1.905cm" svg:y="12.065cm" presentation:class="notes">
          <draw:text-box>
            <text:p text:style-name="MP10"><text:span text:style-name="MT8">按一下以編輯母片文字樣式</text:span></text:p>
            <text:list text:style-name="ML9">
              <text:list-item>
                <text:list>
                  <text:list-item>
                    <text:p text:style-name="MP12"><text:span text:style-name="MT8">第二層</text:span></text:p>
                    <text:list>
                      <text:list-item>
                        <text:p text:style-name="MP13"><text:span text:style-name="MT8">第三層</text:span></text:p>
                        <text:list>
                          <text:list-item>
                            <text:p text:style-name="MP14"><text:span text:style-name="MT8">第四層</text:span></text:p>
                            <text:list>
                              <text:list-item>
                                <text:p text:style-name="MP15"><text:span text:style-name="MT8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頁尾版面配置區 5" presentation:style-name="Mpr8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投影片編號版面配置區 6" presentation:style-name="Mpr84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title>手機系統需求</dc:title>
    <meta:initial-creator>user</meta:initial-creator>
    <dc:creator>王 王</dc:creator>
    <meta:creation-date>2015-03-13T06:05:07Z</meta:creation-date>
    <dc:date>2015-03-25T11:43:05.36</dc:date>
    <meta:editing-cycles>11</meta:editing-cycles>
    <meta:editing-duration>PT2H53M32S</meta:editing-duration>
    <meta:document-statistic meta:object-count="465"/>
  </office:meta>
</office:document-meta>
</file>